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.sender_i.routed_msg_pub.network" table:style-name="ta1">
        <table:shapes>
          <draw:frame draw:z-index="0" draw:style-name="gr1" draw:text-style-name="P1" svg:width="453.51pt" svg:height="255.09pt" svg:x="337.58pt" svg:y="75.12pt">
            <draw:object draw:notify-on-update-of-ranges="'source_1.sender_i.routed_msg_pub.network'.D1:'source_1.sender_i.routed_msg_pub.network'.D1 'source_1.sender_i.routed_msg_pub.network'.D2:'source_1.sender_i.routed_msg_pub.network'.D170 'source_1.sender_i.routed_msg_pub.network'.E1:'source_1.sender_i.routed_msg_pub.network'.E1 'source_1.sender_i.routed_msg_pub.network'.E2:'source_1.sender_i.routed_msg_pub.network'.E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2802.01423" calcext:value-type="float">
            <text:p>1442892802.01423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892802.21905" calcext:value-type="float">
            <text:p>1442892802.21905</text:p>
          </table:table-cell>
          <table:table-cell table:formula="of:=[.G2]-[.$B2]" office:value-type="float" office:value="0.204824924468994" calcext:value-type="float">
            <text:p>0.2048249245</text:p>
          </table:table-cell>
          <table:table-cell table:formula="of:=MAX([.H2:.H2000])" office:value-type="float" office:value="0.639760494232178" calcext:value-type="float">
            <text:p>0.6397604942</text:p>
          </table:table-cell>
          <table:table-cell office:value-type="float" office:value="1442892802.21936" calcext:value-type="float">
            <text:p>1442892802.21936</text:p>
          </table:table-cell>
          <table:table-cell table:formula="of:=[.J2]-[.$B2]" office:value-type="float" office:value="0.20512866973877" calcext:value-type="float">
            <text:p>0.2051286697</text:p>
          </table:table-cell>
          <table:table-cell table:formula="of:=MAX([.K2:.K2000])" office:value-type="float" office:value="3.41933059692383" calcext:value-type="float">
            <text:p>3.4193305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2802.0939" calcext:value-type="float">
            <text:p>1442892802.0939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07967209815979" calcext:value-type="float">
            <text:p>0.0796720982</text:p>
          </table:table-cell>
          <table:table-cell table:formula="of:=[.C3]/([.D3]-[.D2])" office:value-type="float" office:value="101616.502979032" calcext:value-type="float">
            <text:p>101616.502979032</text:p>
          </table:table-cell>
          <table:table-cell/>
          <table:table-cell office:value-type="float" office:value="1442892802.37868" calcext:value-type="float">
            <text:p>1442892802.37868</text:p>
          </table:table-cell>
          <table:table-cell table:formula="of:=[.G3]-[.$B3]" office:value-type="float" office:value="0.284779787063599" calcext:value-type="float">
            <text:p>0.2847797871</text:p>
          </table:table-cell>
          <table:table-cell/>
          <table:table-cell office:value-type="float" office:value="1442892802.37874" calcext:value-type="float">
            <text:p>1442892802.37874</text:p>
          </table:table-cell>
          <table:table-cell table:formula="of:=[.J3]-[.$B3]" office:value-type="float" office:value="0.284843444824219" calcext:value-type="float">
            <text:p>0.28484344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2802.17378" calcext:value-type="float">
            <text:p>1442892802.17378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0.159548282623291" calcext:value-type="float">
            <text:p>0.1595482826</text:p>
          </table:table-cell>
          <table:table-cell table:formula="of:=[.C4]/([.D4]-[.D3])" office:value-type="float" office:value="101356.869439594" calcext:value-type="float">
            <text:p>101356.869439594</text:p>
          </table:table-cell>
          <table:table-cell/>
          <table:table-cell office:value-type="float" office:value="1442892802.41983" calcext:value-type="float">
            <text:p>1442892802.41983</text:p>
          </table:table-cell>
          <table:table-cell table:formula="of:=[.G4]-[.$B4]" office:value-type="float" office:value="0.24605655670166" calcext:value-type="float">
            <text:p>0.2460565567</text:p>
          </table:table-cell>
          <table:table-cell/>
          <table:table-cell office:value-type="float" office:value="1442892802.41987" calcext:value-type="float">
            <text:p>1442892802.41987</text:p>
          </table:table-cell>
          <table:table-cell table:formula="of:=[.J4]-[.$B4]" office:value-type="float" office:value="0.246099233627319" calcext:value-type="float">
            <text:p>0.24609923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2802.25355" calcext:value-type="float">
            <text:p>1442892802.25355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0.239326238632202" calcext:value-type="float">
            <text:p>0.2393262386</text:p>
          </table:table-cell>
          <table:table-cell table:formula="of:=[.C5]/([.D5]-[.D4])" office:value-type="float" office:value="101481.667430733" calcext:value-type="float">
            <text:p>101481.667430733</text:p>
          </table:table-cell>
          <table:table-cell/>
          <table:table-cell office:value-type="float" office:value="1442892802.53783" calcext:value-type="float">
            <text:p>1442892802.53783</text:p>
          </table:table-cell>
          <table:table-cell table:formula="of:=[.G5]-[.$B5]" office:value-type="float" office:value="0.284274578094482" calcext:value-type="float">
            <text:p>0.2842745781</text:p>
          </table:table-cell>
          <table:table-cell/>
          <table:table-cell office:value-type="float" office:value="1442892802.53788" calcext:value-type="float">
            <text:p>1442892802.53788</text:p>
          </table:table-cell>
          <table:table-cell table:formula="of:=[.J5]-[.$B5]" office:value-type="float" office:value="0.284324645996094" calcext:value-type="float">
            <text:p>0.2843246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2802.33323" calcext:value-type="float">
            <text:p>1442892802.33323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0.318998575210571" calcext:value-type="float">
            <text:p>0.3189985752</text:p>
          </table:table-cell>
          <table:table-cell table:formula="of:=[.C6]/([.D6]-[.D5])" office:value-type="float" office:value="101616.198892779" calcext:value-type="float">
            <text:p>101616.198892779</text:p>
          </table:table-cell>
          <table:table-cell/>
          <table:table-cell office:value-type="float" office:value="1442892802.61787" calcext:value-type="float">
            <text:p>1442892802.61787</text:p>
          </table:table-cell>
          <table:table-cell table:formula="of:=[.G6]-[.$B6]" office:value-type="float" office:value="0.284646511077881" calcext:value-type="float">
            <text:p>0.2846465111</text:p>
          </table:table-cell>
          <table:table-cell/>
          <table:table-cell office:value-type="float" office:value="1442892802.61791" calcext:value-type="float">
            <text:p>1442892802.61791</text:p>
          </table:table-cell>
          <table:table-cell table:formula="of:=[.J6]-[.$B6]" office:value-type="float" office:value="0.284685134887695" calcext:value-type="float">
            <text:p>0.28468513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2802.41319" calcext:value-type="float">
            <text:p>1442892802.41319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0.398958683013916" calcext:value-type="float">
            <text:p>0.398958683</text:p>
          </table:table-cell>
          <table:table-cell table:formula="of:=[.C7]/([.D7]-[.D6])" office:value-type="float" office:value="101250.488805136" calcext:value-type="float">
            <text:p>101250.488805136</text:p>
          </table:table-cell>
          <table:table-cell/>
          <table:table-cell office:value-type="float" office:value="1442892802.71386" calcext:value-type="float">
            <text:p>1442892802.71386</text:p>
          </table:table-cell>
          <table:table-cell table:formula="of:=[.G7]-[.$B7]" office:value-type="float" office:value="0.300672054290771" calcext:value-type="float">
            <text:p>0.3006720543</text:p>
          </table:table-cell>
          <table:table-cell/>
          <table:table-cell office:value-type="float" office:value="1442892802.71394" calcext:value-type="float">
            <text:p>1442892802.71394</text:p>
          </table:table-cell>
          <table:table-cell table:formula="of:=[.J7]-[.$B7]" office:value-type="float" office:value="0.300754070281982" calcext:value-type="float">
            <text:p>0.30075407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2802.4929" calcext:value-type="float">
            <text:p>1442892802.4929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0.478673696517944" calcext:value-type="float">
            <text:p>0.4786736965</text:p>
          </table:table-cell>
          <table:table-cell table:formula="of:=[.C8]/([.D8]-[.D7])" office:value-type="float" office:value="101561.796757281" calcext:value-type="float">
            <text:p>101561.796757281</text:p>
          </table:table-cell>
          <table:table-cell/>
          <table:table-cell office:value-type="float" office:value="1442892802.77731" calcext:value-type="float">
            <text:p>1442892802.77731</text:p>
          </table:table-cell>
          <table:table-cell table:formula="of:=[.G8]-[.$B8]" office:value-type="float" office:value="0.284410953521729" calcext:value-type="float">
            <text:p>0.2844109535</text:p>
          </table:table-cell>
          <table:table-cell/>
          <table:table-cell office:value-type="float" office:value="1442892802.77735" calcext:value-type="float">
            <text:p>1442892802.77735</text:p>
          </table:table-cell>
          <table:table-cell table:formula="of:=[.J8]-[.$B8]" office:value-type="float" office:value="0.284446954727173" calcext:value-type="float">
            <text:p>0.28444695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2802.57261" calcext:value-type="float">
            <text:p>1442892802.57261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0.558382272720337" calcext:value-type="float">
            <text:p>0.5583822727</text:p>
          </table:table-cell>
          <table:table-cell table:formula="of:=[.C9]/([.D9]-[.D8])" office:value-type="float" office:value="101569.998935158" calcext:value-type="float">
            <text:p>101569.998935158</text:p>
          </table:table-cell>
          <table:table-cell/>
          <table:table-cell office:value-type="float" office:value="1442892802.91279" calcext:value-type="float">
            <text:p>1442892802.91279</text:p>
          </table:table-cell>
          <table:table-cell table:formula="of:=[.G9]-[.$B9]" office:value-type="float" office:value="0.34018087387085" calcext:value-type="float">
            <text:p>0.3401808739</text:p>
          </table:table-cell>
          <table:table-cell/>
          <table:table-cell office:value-type="float" office:value="1442892802.91283" calcext:value-type="float">
            <text:p>1442892802.91283</text:p>
          </table:table-cell>
          <table:table-cell table:formula="of:=[.J9]-[.$B9]" office:value-type="float" office:value="0.340221166610718" calcext:value-type="float">
            <text:p>0.34022116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2802.65231" calcext:value-type="float">
            <text:p>1442892802.65231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638084650039673" calcext:value-type="float">
            <text:p>0.63808465</text:p>
          </table:table-cell>
          <table:table-cell table:formula="of:=[.C10]/([.D10]-[.D9])" office:value-type="float" office:value="101577.898580898" calcext:value-type="float">
            <text:p>101577.898580898</text:p>
          </table:table-cell>
          <table:table-cell/>
          <table:table-cell office:value-type="float" office:value="1442892803.0167" calcext:value-type="float">
            <text:p>1442892803.0167</text:p>
          </table:table-cell>
          <table:table-cell table:formula="of:=[.G10]-[.$B10]" office:value-type="float" office:value="0.364385843276978" calcext:value-type="float">
            <text:p>0.3643858433</text:p>
          </table:table-cell>
          <table:table-cell/>
          <table:table-cell office:value-type="float" office:value="1442892803.01674" calcext:value-type="float">
            <text:p>1442892803.01674</text:p>
          </table:table-cell>
          <table:table-cell table:formula="of:=[.J10]-[.$B10]" office:value-type="float" office:value="0.364432573318481" calcext:value-type="float">
            <text:p>0.36443257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2802.73205" calcext:value-type="float">
            <text:p>1442892802.73205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0.717827558517456" calcext:value-type="float">
            <text:p>0.7178275585</text:p>
          </table:table-cell>
          <table:table-cell table:formula="of:=[.C11]/([.D11]-[.D10])" office:value-type="float" office:value="101526.269288956" calcext:value-type="float">
            <text:p>101526.269288956</text:p>
          </table:table-cell>
          <table:table-cell/>
          <table:table-cell office:value-type="float" office:value="1442892803.07141" calcext:value-type="float">
            <text:p>1442892803.07141</text:p>
          </table:table-cell>
          <table:table-cell table:formula="of:=[.G11]-[.$B11]" office:value-type="float" office:value="0.339352130889893" calcext:value-type="float">
            <text:p>0.3393521309</text:p>
          </table:table-cell>
          <table:table-cell/>
          <table:table-cell office:value-type="float" office:value="1442892803.07144" calcext:value-type="float">
            <text:p>1442892803.07144</text:p>
          </table:table-cell>
          <table:table-cell table:formula="of:=[.J11]-[.$B11]" office:value-type="float" office:value="0.339389562606812" calcext:value-type="float">
            <text:p>0.33938956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2802.81178" calcext:value-type="float">
            <text:p>1442892802.81178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0.797555208206177" calcext:value-type="float">
            <text:p>0.7975552082</text:p>
          </table:table-cell>
          <table:table-cell table:formula="of:=[.C12]/([.D12]-[.D11])" office:value-type="float" office:value="101545.700037679" calcext:value-type="float">
            <text:p>101545.700037679</text:p>
          </table:table-cell>
          <table:table-cell/>
          <table:table-cell office:value-type="float" office:value="1442892803.21775" calcext:value-type="float">
            <text:p>1442892803.21775</text:p>
          </table:table-cell>
          <table:table-cell table:formula="of:=[.G12]-[.$B12]" office:value-type="float" office:value="0.405963659286499" calcext:value-type="float">
            <text:p>0.4059636593</text:p>
          </table:table-cell>
          <table:table-cell/>
          <table:table-cell office:value-type="float" office:value="1442892803.2178" calcext:value-type="float">
            <text:p>1442892803.2178</text:p>
          </table:table-cell>
          <table:table-cell table:formula="of:=[.J12]-[.$B12]" office:value-type="float" office:value="0.406016349792481" calcext:value-type="float">
            <text:p>0.40601634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2802.89146" calcext:value-type="float">
            <text:p>1442892802.89146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0.877233028411865" calcext:value-type="float">
            <text:p>0.8772330284</text:p>
          </table:table-cell>
          <table:table-cell table:formula="of:=[.C13]/([.D13]-[.D12])" office:value-type="float" office:value="101609.205411244" calcext:value-type="float">
            <text:p>101609.205411244</text:p>
          </table:table-cell>
          <table:table-cell/>
          <table:table-cell office:value-type="float" office:value="1442892803.33936" calcext:value-type="float">
            <text:p>1442892803.33936</text:p>
          </table:table-cell>
          <table:table-cell table:formula="of:=[.G13]-[.$B13]" office:value-type="float" office:value="0.447899341583252" calcext:value-type="float">
            <text:p>0.4478993416</text:p>
          </table:table-cell>
          <table:table-cell/>
          <table:table-cell office:value-type="float" office:value="1442892803.3394" calcext:value-type="float">
            <text:p>1442892803.3394</text:p>
          </table:table-cell>
          <table:table-cell table:formula="of:=[.J13]-[.$B13]" office:value-type="float" office:value="0.447938442230225" calcext:value-type="float">
            <text:p>0.44793844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2802.97121" calcext:value-type="float">
            <text:p>1442892802.97121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0.956979513168335" calcext:value-type="float">
            <text:p>0.9569795132</text:p>
          </table:table-cell>
          <table:table-cell table:formula="of:=[.C14]/([.D14]-[.D13])" office:value-type="float" office:value="101521.716282838" calcext:value-type="float">
            <text:p>101521.716282838</text:p>
          </table:table-cell>
          <table:table-cell/>
          <table:table-cell office:value-type="float" office:value="1442892803.33944" calcext:value-type="float">
            <text:p>1442892803.33944</text:p>
          </table:table-cell>
          <table:table-cell table:formula="of:=[.G14]-[.$B14]" office:value-type="float" office:value="0.368234395980835" calcext:value-type="float">
            <text:p>0.368234396</text:p>
          </table:table-cell>
          <table:table-cell/>
          <table:table-cell office:value-type="float" office:value="1442892803.36633" calcext:value-type="float">
            <text:p>1442892803.36633</text:p>
          </table:table-cell>
          <table:table-cell table:formula="of:=[.J14]-[.$B14]" office:value-type="float" office:value="0.395126819610596" calcext:value-type="float">
            <text:p>0.395126819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2803.05291" calcext:value-type="float">
            <text:p>1442892803.05291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1.03868103027344" calcext:value-type="float">
            <text:p>1.0386810303</text:p>
          </table:table-cell>
          <table:table-cell table:formula="of:=[.C15]/([.D15]-[.D14])" office:value-type="float" office:value="99092.4071775208" calcext:value-type="float">
            <text:p>99092.4071775208</text:p>
          </table:table-cell>
          <table:table-cell/>
          <table:table-cell office:value-type="float" office:value="1442892803.42099" calcext:value-type="float">
            <text:p>1442892803.42099</text:p>
          </table:table-cell>
          <table:table-cell table:formula="of:=[.G15]-[.$B15]" office:value-type="float" office:value="0.368083715438843" calcext:value-type="float">
            <text:p>0.3680837154</text:p>
          </table:table-cell>
          <table:table-cell/>
          <table:table-cell office:value-type="float" office:value="1442892803.42103" calcext:value-type="float">
            <text:p>1442892803.42103</text:p>
          </table:table-cell>
          <table:table-cell table:formula="of:=[.J15]-[.$B15]" office:value-type="float" office:value="0.368121385574341" calcext:value-type="float">
            <text:p>0.36812138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2803.13462" calcext:value-type="float">
            <text:p>1442892803.13462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1.12039184570313" calcext:value-type="float">
            <text:p>1.1203918457</text:p>
          </table:table-cell>
          <table:table-cell table:formula="of:=[.C16]/([.D16]-[.D15])" office:value-type="float" office:value="99081.1309056956" calcext:value-type="float">
            <text:p>99081.1309056956</text:p>
          </table:table-cell>
          <table:table-cell/>
          <table:table-cell office:value-type="float" office:value="1442892803.51385" calcext:value-type="float">
            <text:p>1442892803.51385</text:p>
          </table:table-cell>
          <table:table-cell table:formula="of:=[.G16]-[.$B16]" office:value-type="float" office:value="0.379228353500366" calcext:value-type="float">
            <text:p>0.3792283535</text:p>
          </table:table-cell>
          <table:table-cell/>
          <table:table-cell office:value-type="float" office:value="1442892803.51389" calcext:value-type="float">
            <text:p>1442892803.51389</text:p>
          </table:table-cell>
          <table:table-cell table:formula="of:=[.J16]-[.$B16]" office:value-type="float" office:value="0.379271745681763" calcext:value-type="float">
            <text:p>0.37927174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2803.21637" calcext:value-type="float">
            <text:p>1442892803.21637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1.20214247703552" calcext:value-type="float">
            <text:p>1.202142477</text:p>
          </table:table-cell>
          <table:table-cell table:formula="of:=[.C17]/([.D17]-[.D16])" office:value-type="float" office:value="99032.8743405262" calcext:value-type="float">
            <text:p>99032.8743405262</text:p>
          </table:table-cell>
          <table:table-cell/>
          <table:table-cell office:value-type="float" office:value="1442892803.66614" calcext:value-type="float">
            <text:p>1442892803.66614</text:p>
          </table:table-cell>
          <table:table-cell table:formula="of:=[.G17]-[.$B17]" office:value-type="float" office:value="0.449774980545044" calcext:value-type="float">
            <text:p>0.4497749805</text:p>
          </table:table-cell>
          <table:table-cell/>
          <table:table-cell office:value-type="float" office:value="1442892803.66618" calcext:value-type="float">
            <text:p>1442892803.66618</text:p>
          </table:table-cell>
          <table:table-cell table:formula="of:=[.J17]-[.$B17]" office:value-type="float" office:value="0.449815273284912" calcext:value-type="float">
            <text:p>0.44981527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2803.29814" calcext:value-type="float">
            <text:p>1442892803.29814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1.28391766548157" calcext:value-type="float">
            <text:p>1.2839176655</text:p>
          </table:table-cell>
          <table:table-cell table:formula="of:=[.C18]/([.D18]-[.D17])" office:value-type="float" office:value="99003.1347386221" calcext:value-type="float">
            <text:p>99003.1347386221</text:p>
          </table:table-cell>
          <table:table-cell/>
          <table:table-cell office:value-type="float" office:value="1442892803.66623" calcext:value-type="float">
            <text:p>1442892803.66623</text:p>
          </table:table-cell>
          <table:table-cell table:formula="of:=[.G18]-[.$B18]" office:value-type="float" office:value="0.368084907531738" calcext:value-type="float">
            <text:p>0.3680849075</text:p>
          </table:table-cell>
          <table:table-cell/>
          <table:table-cell office:value-type="float" office:value="1442892803.69312" calcext:value-type="float">
            <text:p>1442892803.69312</text:p>
          </table:table-cell>
          <table:table-cell table:formula="of:=[.J18]-[.$B18]" office:value-type="float" office:value="0.394976854324341" calcext:value-type="float">
            <text:p>0.394976854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2803.37983" calcext:value-type="float">
            <text:p>1442892803.37983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1.36559915542603" calcext:value-type="float">
            <text:p>1.3655991554</text:p>
          </table:table-cell>
          <table:table-cell table:formula="of:=[.C19]/([.D19]-[.D18])" office:value-type="float" office:value="99116.7032519257" calcext:value-type="float">
            <text:p>99116.7032519257</text:p>
          </table:table-cell>
          <table:table-cell/>
          <table:table-cell office:value-type="float" office:value="1442892803.74803" calcext:value-type="float">
            <text:p>1442892803.74803</text:p>
          </table:table-cell>
          <table:table-cell table:formula="of:=[.G19]-[.$B19]" office:value-type="float" office:value="0.368206977844238" calcext:value-type="float">
            <text:p>0.3682069778</text:p>
          </table:table-cell>
          <table:table-cell/>
          <table:table-cell office:value-type="float" office:value="1442892803.74809" calcext:value-type="float">
            <text:p>1442892803.74809</text:p>
          </table:table-cell>
          <table:table-cell table:formula="of:=[.J19]-[.$B19]" office:value-type="float" office:value="0.368263006210327" calcext:value-type="float">
            <text:p>0.368263006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2803.46153" calcext:value-type="float">
            <text:p>1442892803.46153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1.44730281829834" calcext:value-type="float">
            <text:p>1.4473028183</text:p>
          </table:table-cell>
          <table:table-cell table:formula="of:=[.C20]/([.D20]-[.D19])" office:value-type="float" office:value="99089.8047331407" calcext:value-type="float">
            <text:p>99089.8047331407</text:p>
          </table:table-cell>
          <table:table-cell/>
          <table:table-cell office:value-type="float" office:value="1442892803.86712" calcext:value-type="float">
            <text:p>1442892803.86712</text:p>
          </table:table-cell>
          <table:table-cell table:formula="of:=[.G20]-[.$B20]" office:value-type="float" office:value="0.405586957931519" calcext:value-type="float">
            <text:p>0.4055869579</text:p>
          </table:table-cell>
          <table:table-cell/>
          <table:table-cell office:value-type="float" office:value="1442892803.86715" calcext:value-type="float">
            <text:p>1442892803.86715</text:p>
          </table:table-cell>
          <table:table-cell table:formula="of:=[.J20]-[.$B20]" office:value-type="float" office:value="0.405624151229858" calcext:value-type="float">
            <text:p>0.40562415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2803.54323" calcext:value-type="float">
            <text:p>1442892803.54323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1.52900671958923" calcext:value-type="float">
            <text:p>1.5290067196</text:p>
          </table:table-cell>
          <table:table-cell table:formula="of:=[.C21]/([.D21]-[.D20])" office:value-type="float" office:value="99089.515581092" calcext:value-type="float">
            <text:p>99089.515581092</text:p>
          </table:table-cell>
          <table:table-cell/>
          <table:table-cell office:value-type="float" office:value="1442892803.99294" calcext:value-type="float">
            <text:p>1442892803.99294</text:p>
          </table:table-cell>
          <table:table-cell table:formula="of:=[.G21]-[.$B21]" office:value-type="float" office:value="0.449702739715576" calcext:value-type="float">
            <text:p>0.4497027397</text:p>
          </table:table-cell>
          <table:table-cell/>
          <table:table-cell office:value-type="float" office:value="1442892803.99299" calcext:value-type="float">
            <text:p>1442892803.99299</text:p>
          </table:table-cell>
          <table:table-cell table:formula="of:=[.J21]-[.$B21]" office:value-type="float" office:value="0.449758052825928" calcext:value-type="float">
            <text:p>0.449758052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2803.6249" calcext:value-type="float">
            <text:p>1442892803.6249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1.61066842079163" calcext:value-type="float">
            <text:p>1.6106684208</text:p>
          </table:table-cell>
          <table:table-cell table:formula="of:=[.C22]/([.D22]-[.D21])" office:value-type="float" office:value="99140.7217923939" calcext:value-type="float">
            <text:p>99140.7217923939</text:p>
          </table:table-cell>
          <table:table-cell/>
          <table:table-cell office:value-type="float" office:value="1442892803.99306" calcext:value-type="float">
            <text:p>1442892803.99306</text:p>
          </table:table-cell>
          <table:table-cell table:formula="of:=[.G22]-[.$B22]" office:value-type="float" office:value="0.368163347244263" calcext:value-type="float">
            <text:p>0.3681633472</text:p>
          </table:table-cell>
          <table:table-cell/>
          <table:table-cell office:value-type="float" office:value="1442892804.01987" calcext:value-type="float">
            <text:p>1442892804.01987</text:p>
          </table:table-cell>
          <table:table-cell table:formula="of:=[.J22]-[.$B22]" office:value-type="float" office:value="0.39497447013855" calcext:value-type="float">
            <text:p>0.39497447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2803.70649" calcext:value-type="float">
            <text:p>1442892803.70649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1.69226384162903" calcext:value-type="float">
            <text:p>1.6922638416</text:p>
          </table:table-cell>
          <table:table-cell table:formula="of:=[.C23]/([.D23]-[.D22])" office:value-type="float" office:value="99221.2542923597" calcext:value-type="float">
            <text:p>99221.2542923597</text:p>
          </table:table-cell>
          <table:table-cell/>
          <table:table-cell office:value-type="float" office:value="1442892804.07452" calcext:value-type="float">
            <text:p>1442892804.07452</text:p>
          </table:table-cell>
          <table:table-cell table:formula="of:=[.G23]-[.$B23]" office:value-type="float" office:value="0.36803150177002" calcext:value-type="float">
            <text:p>0.3680315018</text:p>
          </table:table-cell>
          <table:table-cell/>
          <table:table-cell office:value-type="float" office:value="1442892804.07457" calcext:value-type="float">
            <text:p>1442892804.07457</text:p>
          </table:table-cell>
          <table:table-cell table:formula="of:=[.J23]-[.$B23]" office:value-type="float" office:value="0.368080615997314" calcext:value-type="float">
            <text:p>0.3680806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2803.78812" calcext:value-type="float">
            <text:p>1442892803.78812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1.77388906478882" calcext:value-type="float">
            <text:p>1.7738890648</text:p>
          </table:table-cell>
          <table:table-cell table:formula="of:=[.C24]/([.D24]-[.D23])" office:value-type="float" office:value="99185.0274534775" calcext:value-type="float">
            <text:p>99185.0274534775</text:p>
          </table:table-cell>
          <table:table-cell/>
          <table:table-cell office:value-type="float" office:value="1442892804.19386" calcext:value-type="float">
            <text:p>1442892804.19386</text:p>
          </table:table-cell>
          <table:table-cell table:formula="of:=[.G24]-[.$B24]" office:value-type="float" office:value="0.405748128890991" calcext:value-type="float">
            <text:p>0.4057481289</text:p>
          </table:table-cell>
          <table:table-cell/>
          <table:table-cell office:value-type="float" office:value="1442892804.19391" calcext:value-type="float">
            <text:p>1442892804.19391</text:p>
          </table:table-cell>
          <table:table-cell table:formula="of:=[.J24]-[.$B24]" office:value-type="float" office:value="0.405794143676758" calcext:value-type="float">
            <text:p>0.405794143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2803.8697" calcext:value-type="float">
            <text:p>1442892803.8697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1.85547566413879" calcext:value-type="float">
            <text:p>1.8554756641</text:p>
          </table:table-cell>
          <table:table-cell table:formula="of:=[.C25]/([.D25]-[.D24])" office:value-type="float" office:value="99231.9825130991" calcext:value-type="float">
            <text:p>99231.9825130991</text:p>
          </table:table-cell>
          <table:table-cell/>
          <table:table-cell office:value-type="float" office:value="1442892804.40113" calcext:value-type="float">
            <text:p>1442892804.40113</text:p>
          </table:table-cell>
          <table:table-cell table:formula="of:=[.G25]-[.$B25]" office:value-type="float" office:value="0.531431913375855" calcext:value-type="float">
            <text:p>0.5314319134</text:p>
          </table:table-cell>
          <table:table-cell/>
          <table:table-cell office:value-type="float" office:value="1442892804.40118" calcext:value-type="float">
            <text:p>1442892804.40118</text:p>
          </table:table-cell>
          <table:table-cell table:formula="of:=[.J25]-[.$B25]" office:value-type="float" office:value="0.531475782394409" calcext:value-type="float">
            <text:p>0.531475782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2803.95126" calcext:value-type="float">
            <text:p>1442892803.95126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1.93703055381775" calcext:value-type="float">
            <text:p>1.9370305538</text:p>
          </table:table-cell>
          <table:table-cell table:formula="of:=[.C26]/([.D26]-[.D25])" office:value-type="float" office:value="99270.5652827232" calcext:value-type="float">
            <text:p>99270.5652827232</text:p>
          </table:table-cell>
          <table:table-cell/>
          <table:table-cell office:value-type="float" office:value="1442892804.40123" calcext:value-type="float">
            <text:p>1442892804.40123</text:p>
          </table:table-cell>
          <table:table-cell table:formula="of:=[.G26]-[.$B26]" office:value-type="float" office:value="0.449968576431274" calcext:value-type="float">
            <text:p>0.4499685764</text:p>
          </table:table-cell>
          <table:table-cell/>
          <table:table-cell office:value-type="float" office:value="1442892804.42797" calcext:value-type="float">
            <text:p>1442892804.42797</text:p>
          </table:table-cell>
          <table:table-cell table:formula="of:=[.J26]-[.$B26]" office:value-type="float" office:value="0.476714134216309" calcext:value-type="float">
            <text:p>0.476714134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2804.03294" calcext:value-type="float">
            <text:p>1442892804.03294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2.0187087059021" calcext:value-type="float">
            <text:p>2.0187087059</text:p>
          </table:table-cell>
          <table:table-cell table:formula="of:=[.C27]/([.D27]-[.D26])" office:value-type="float" office:value="99120.7537560241" calcext:value-type="float">
            <text:p>99120.7537560241</text:p>
          </table:table-cell>
          <table:table-cell/>
          <table:table-cell office:value-type="float" office:value="1442892804.43973" calcext:value-type="float">
            <text:p>1442892804.43973</text:p>
          </table:table-cell>
          <table:table-cell table:formula="of:=[.G27]-[.$B27]" office:value-type="float" office:value="0.40679144859314" calcext:value-type="float">
            <text:p>0.4067914486</text:p>
          </table:table-cell>
          <table:table-cell/>
          <table:table-cell office:value-type="float" office:value="1442892804.45476" calcext:value-type="float">
            <text:p>1442892804.45476</text:p>
          </table:table-cell>
          <table:table-cell table:formula="of:=[.J27]-[.$B27]" office:value-type="float" office:value="0.421823024749756" calcext:value-type="float">
            <text:p>0.42182302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2804.11462" calcext:value-type="float">
            <text:p>1442892804.11462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2.10039043426514" calcext:value-type="float">
            <text:p>2.1003904343</text:p>
          </table:table-cell>
          <table:table-cell table:formula="of:=[.C28]/([.D28]-[.D27])" office:value-type="float" office:value="99116.4139428718" calcext:value-type="float">
            <text:p>99116.4139428718</text:p>
          </table:table-cell>
          <table:table-cell/>
          <table:table-cell office:value-type="float" office:value="1442892804.60166" calcext:value-type="float">
            <text:p>1442892804.60166</text:p>
          </table:table-cell>
          <table:table-cell table:formula="of:=[.G28]-[.$B28]" office:value-type="float" office:value="0.487046241760254" calcext:value-type="float">
            <text:p>0.4870462418</text:p>
          </table:table-cell>
          <table:table-cell/>
          <table:table-cell office:value-type="float" office:value="1442892804.60171" calcext:value-type="float">
            <text:p>1442892804.60171</text:p>
          </table:table-cell>
          <table:table-cell table:formula="of:=[.J28]-[.$B28]" office:value-type="float" office:value="0.487096071243286" calcext:value-type="float">
            <text:p>0.48709607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2804.1963" calcext:value-type="float">
            <text:p>1442892804.1963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2.18207716941833" calcext:value-type="float">
            <text:p>2.1820771694</text:p>
          </table:table-cell>
          <table:table-cell table:formula="of:=[.C29]/([.D29]-[.D28])" office:value-type="float" office:value="99110.3388428546" calcext:value-type="float">
            <text:p>99110.3388428546</text:p>
          </table:table-cell>
          <table:table-cell/>
          <table:table-cell office:value-type="float" office:value="1442892804.72765" calcext:value-type="float">
            <text:p>1442892804.72765</text:p>
          </table:table-cell>
          <table:table-cell table:formula="of:=[.G29]-[.$B29]" office:value-type="float" office:value="0.531344890594482" calcext:value-type="float">
            <text:p>0.5313448906</text:p>
          </table:table-cell>
          <table:table-cell/>
          <table:table-cell office:value-type="float" office:value="1442892804.72769" calcext:value-type="float">
            <text:p>1442892804.72769</text:p>
          </table:table-cell>
          <table:table-cell table:formula="of:=[.J29]-[.$B29]" office:value-type="float" office:value="0.531385183334351" calcext:value-type="float">
            <text:p>0.531385183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2804.27798" calcext:value-type="float">
            <text:p>1442892804.27798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2.26375532150269" calcext:value-type="float">
            <text:p>2.2637553215</text:p>
          </table:table-cell>
          <table:table-cell table:formula="of:=[.C30]/([.D30]-[.D29])" office:value-type="float" office:value="99120.7537560241" calcext:value-type="float">
            <text:p>99120.7537560241</text:p>
          </table:table-cell>
          <table:table-cell/>
          <table:table-cell office:value-type="float" office:value="1442892804.72773" calcext:value-type="float">
            <text:p>1442892804.72773</text:p>
          </table:table-cell>
          <table:table-cell table:formula="of:=[.G30]-[.$B30]" office:value-type="float" office:value="0.44975209236145" calcext:value-type="float">
            <text:p>0.4497520924</text:p>
          </table:table-cell>
          <table:table-cell/>
          <table:table-cell office:value-type="float" office:value="1442892804.75448" calcext:value-type="float">
            <text:p>1442892804.75448</text:p>
          </table:table-cell>
          <table:table-cell table:formula="of:=[.J30]-[.$B30]" office:value-type="float" office:value="0.476493835449219" calcext:value-type="float">
            <text:p>0.476493835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2804.3597" calcext:value-type="float">
            <text:p>1442892804.3597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2.34547185897827" calcext:value-type="float">
            <text:p>2.345471859</text:p>
          </table:table-cell>
          <table:table-cell table:formula="of:=[.C31]/([.D31]-[.D30])" office:value-type="float" office:value="99074.1929370025" calcext:value-type="float">
            <text:p>99074.1929370025</text:p>
          </table:table-cell>
          <table:table-cell/>
          <table:table-cell office:value-type="float" office:value="1442892804.84356" calcext:value-type="float">
            <text:p>1442892804.84356</text:p>
          </table:table-cell>
          <table:table-cell table:formula="of:=[.G31]-[.$B31]" office:value-type="float" office:value="0.483861446380615" calcext:value-type="float">
            <text:p>0.4838614464</text:p>
          </table:table-cell>
          <table:table-cell/>
          <table:table-cell office:value-type="float" office:value="1442892804.8436" calcext:value-type="float">
            <text:p>1442892804.8436</text:p>
          </table:table-cell>
          <table:table-cell table:formula="of:=[.J31]-[.$B31]" office:value-type="float" office:value="0.483905792236328" calcext:value-type="float">
            <text:p>0.48390579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2804.4414" calcext:value-type="float">
            <text:p>1442892804.4414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2.42716932296753" calcext:value-type="float">
            <text:p>2.427169323</text:p>
          </table:table-cell>
          <table:table-cell table:formula="of:=[.C32]/([.D32]-[.D31])" office:value-type="float" office:value="99097.3232787804" calcext:value-type="float">
            <text:p>99097.3232787804</text:p>
          </table:table-cell>
          <table:table-cell/>
          <table:table-cell office:value-type="float" office:value="1442892804.97267" calcext:value-type="float">
            <text:p>1442892804.97267</text:p>
          </table:table-cell>
          <table:table-cell table:formula="of:=[.G32]-[.$B32]" office:value-type="float" office:value="0.531270265579224" calcext:value-type="float">
            <text:p>0.5312702656</text:p>
          </table:table-cell>
          <table:table-cell/>
          <table:table-cell office:value-type="float" office:value="1442892804.97275" calcext:value-type="float">
            <text:p>1442892804.97275</text:p>
          </table:table-cell>
          <table:table-cell table:formula="of:=[.J32]-[.$B32]" office:value-type="float" office:value="0.53135871887207" calcext:value-type="float">
            <text:p>0.531358718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2804.52301" calcext:value-type="float">
            <text:p>1442892804.52301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2.50877928733826" calcext:value-type="float">
            <text:p>2.5087792873</text:p>
          </table:table-cell>
          <table:table-cell table:formula="of:=[.C33]/([.D33]-[.D32])" office:value-type="float" office:value="99203.5722895614" calcext:value-type="float">
            <text:p>99203.5722895614</text:p>
          </table:table-cell>
          <table:table-cell/>
          <table:table-cell office:value-type="float" office:value="1442892805.13649" calcext:value-type="float">
            <text:p>1442892805.13649</text:p>
          </table:table-cell>
          <table:table-cell table:formula="of:=[.G33]-[.$B33]" office:value-type="float" office:value="0.61348032951355" calcext:value-type="float">
            <text:p>0.6134803295</text:p>
          </table:table-cell>
          <table:table-cell/>
          <table:table-cell office:value-type="float" office:value="1442892805.13653" calcext:value-type="float">
            <text:p>1442892805.13653</text:p>
          </table:table-cell>
          <table:table-cell table:formula="of:=[.J33]-[.$B33]" office:value-type="float" office:value="0.613524675369263" calcext:value-type="float">
            <text:p>0.613524675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2804.60468" calcext:value-type="float">
            <text:p>1442892804.60468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2.59045028686523" calcext:value-type="float">
            <text:p>2.5904502869</text:p>
          </table:table-cell>
          <table:table-cell table:formula="of:=[.C34]/([.D34]-[.D33])" office:value-type="float" office:value="99129.434522541" calcext:value-type="float">
            <text:p>99129.434522541</text:p>
          </table:table-cell>
          <table:table-cell/>
          <table:table-cell office:value-type="float" office:value="1442892805.21707" calcext:value-type="float">
            <text:p>1442892805.21707</text:p>
          </table:table-cell>
          <table:table-cell table:formula="of:=[.G34]-[.$B34]" office:value-type="float" office:value="0.612389326095581" calcext:value-type="float">
            <text:p>0.6123893261</text:p>
          </table:table-cell>
          <table:table-cell/>
          <table:table-cell office:value-type="float" office:value="1442892805.2171" calcext:value-type="float">
            <text:p>1442892805.2171</text:p>
          </table:table-cell>
          <table:table-cell table:formula="of:=[.J34]-[.$B34]" office:value-type="float" office:value="0.612427473068237" calcext:value-type="float">
            <text:p>0.612427473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2804.68639" calcext:value-type="float">
            <text:p>1442892804.68639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2.6721613407135" calcext:value-type="float">
            <text:p>2.6721613407</text:p>
          </table:table-cell>
          <table:table-cell table:formula="of:=[.C35]/([.D35]-[.D34])" office:value-type="float" office:value="99080.8418042665" calcext:value-type="float">
            <text:p>99080.8418042665</text:p>
          </table:table-cell>
          <table:table-cell/>
          <table:table-cell office:value-type="float" office:value="1442892805.2172" calcext:value-type="float">
            <text:p>1442892805.2172</text:p>
          </table:table-cell>
          <table:table-cell table:formula="of:=[.G35]-[.$B35]" office:value-type="float" office:value="0.530809164047241" calcext:value-type="float">
            <text:p>0.530809164</text:p>
          </table:table-cell>
          <table:table-cell/>
          <table:table-cell office:value-type="float" office:value="1442892805.24164" calcext:value-type="float">
            <text:p>1442892805.24164</text:p>
          </table:table-cell>
          <table:table-cell table:formula="of:=[.J35]-[.$B35]" office:value-type="float" office:value="0.555256843566895" calcext:value-type="float">
            <text:p>0.555256843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2804.76806" calcext:value-type="float">
            <text:p>1442892804.76806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2.75382924079895" calcext:value-type="float">
            <text:p>2.7538292408</text:p>
          </table:table-cell>
          <table:table-cell table:formula="of:=[.C36]/([.D36]-[.D35])" office:value-type="float" office:value="99133.1966602441" calcext:value-type="float">
            <text:p>99133.1966602441</text:p>
          </table:table-cell>
          <table:table-cell/>
          <table:table-cell office:value-type="float" office:value="1442892805.26955" calcext:value-type="float">
            <text:p>1442892805.26955</text:p>
          </table:table-cell>
          <table:table-cell table:formula="of:=[.G36]-[.$B36]" office:value-type="float" office:value="0.501492023468018" calcext:value-type="float">
            <text:p>0.5014920235</text:p>
          </table:table-cell>
          <table:table-cell/>
          <table:table-cell office:value-type="float" office:value="1442892805.26958" calcext:value-type="float">
            <text:p>1442892805.26958</text:p>
          </table:table-cell>
          <table:table-cell table:formula="of:=[.J36]-[.$B36]" office:value-type="float" office:value="0.501526117324829" calcext:value-type="float">
            <text:p>0.501526117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2804.84979" calcext:value-type="float">
            <text:p>1442892804.84979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2.83556747436523" calcext:value-type="float">
            <text:p>2.8355674744</text:p>
          </table:table-cell>
          <table:table-cell table:formula="of:=[.C37]/([.D37]-[.D36])" office:value-type="float" office:value="99047.8952965712" calcext:value-type="float">
            <text:p>99047.8952965712</text:p>
          </table:table-cell>
          <table:table-cell/>
          <table:table-cell office:value-type="float" office:value="1442892805.37221" calcext:value-type="float">
            <text:p>1442892805.37221</text:p>
          </table:table-cell>
          <table:table-cell table:formula="of:=[.G37]-[.$B37]" office:value-type="float" office:value="0.522413015365601" calcext:value-type="float">
            <text:p>0.5224130154</text:p>
          </table:table-cell>
          <table:table-cell/>
          <table:table-cell office:value-type="float" office:value="1442892805.37225" calcext:value-type="float">
            <text:p>1442892805.37225</text:p>
          </table:table-cell>
          <table:table-cell table:formula="of:=[.J37]-[.$B37]" office:value-type="float" office:value="0.52245569229126" calcext:value-type="float">
            <text:p>0.522455692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2804.93153" calcext:value-type="float">
            <text:p>1442892804.93153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2.91730523109436" calcext:value-type="float">
            <text:p>2.9173052311</text:p>
          </table:table-cell>
          <table:table-cell table:formula="of:=[.C38]/([.D38]-[.D37])" office:value-type="float" office:value="99048.4731166486" calcext:value-type="float">
            <text:p>99048.4731166486</text:p>
          </table:table-cell>
          <table:table-cell/>
          <table:table-cell office:value-type="float" office:value="1442892805.44994" calcext:value-type="float">
            <text:p>1442892805.44994</text:p>
          </table:table-cell>
          <table:table-cell table:formula="of:=[.G38]-[.$B38]" office:value-type="float" office:value="0.518411636352539" calcext:value-type="float">
            <text:p>0.5184116364</text:p>
          </table:table-cell>
          <table:table-cell/>
          <table:table-cell office:value-type="float" office:value="1442892805.44998" calcext:value-type="float">
            <text:p>1442892805.44998</text:p>
          </table:table-cell>
          <table:table-cell table:formula="of:=[.J38]-[.$B38]" office:value-type="float" office:value="0.518444776535034" calcext:value-type="float">
            <text:p>0.51844477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2805.01229" calcext:value-type="float">
            <text:p>1442892805.01229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2.99806427955627" calcext:value-type="float">
            <text:p>2.9980642796</text:p>
          </table:table-cell>
          <table:table-cell table:formula="of:=[.C39]/([.D39]-[.D38])" office:value-type="float" office:value="100248.828511372" calcext:value-type="float">
            <text:p>100248.828511372</text:p>
          </table:table-cell>
          <table:table-cell/>
          <table:table-cell office:value-type="float" office:value="1442892805.60528" calcext:value-type="float">
            <text:p>1442892805.60528</text:p>
          </table:table-cell>
          <table:table-cell table:formula="of:=[.G39]-[.$B39]" office:value-type="float" office:value="0.592986822128296" calcext:value-type="float">
            <text:p>0.5929868221</text:p>
          </table:table-cell>
          <table:table-cell/>
          <table:table-cell office:value-type="float" office:value="1442892805.60534" calcext:value-type="float">
            <text:p>1442892805.60534</text:p>
          </table:table-cell>
          <table:table-cell table:formula="of:=[.J39]-[.$B39]" office:value-type="float" office:value="0.593045949935913" calcext:value-type="float">
            <text:p>0.593045949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2805.09" calcext:value-type="float">
            <text:p>1442892805.09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3.07576870918274" calcext:value-type="float">
            <text:p>3.0757687092</text:p>
          </table:table-cell>
          <table:table-cell table:formula="of:=[.C40]/([.D40]-[.D39])" office:value-type="float" office:value="104189.68440948" calcext:value-type="float">
            <text:p>104189.68440948</text:p>
          </table:table-cell>
          <table:table-cell/>
          <table:table-cell office:value-type="float" office:value="1442892805.60539" calcext:value-type="float">
            <text:p>1442892805.60539</text:p>
          </table:table-cell>
          <table:table-cell table:formula="of:=[.G40]-[.$B40]" office:value-type="float" office:value="0.515393257141113" calcext:value-type="float">
            <text:p>0.5153932571</text:p>
          </table:table-cell>
          <table:table-cell/>
          <table:table-cell office:value-type="float" office:value="1442892805.62989" calcext:value-type="float">
            <text:p>1442892805.62989</text:p>
          </table:table-cell>
          <table:table-cell table:formula="of:=[.J40]-[.$B40]" office:value-type="float" office:value="0.539894580841064" calcext:value-type="float">
            <text:p>0.539894580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2805.1677" calcext:value-type="float">
            <text:p>1442892805.1677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3.15347528457642" calcext:value-type="float">
            <text:p>3.1534752846</text:p>
          </table:table-cell>
          <table:table-cell table:formula="of:=[.C41]/([.D41]-[.D40])" office:value-type="float" office:value="104186.807345248" calcext:value-type="float">
            <text:p>104186.807345248</text:p>
          </table:table-cell>
          <table:table-cell/>
          <table:table-cell office:value-type="float" office:value="1442892805.68305" calcext:value-type="float">
            <text:p>1442892805.68305</text:p>
          </table:table-cell>
          <table:table-cell table:formula="of:=[.G41]-[.$B41]" office:value-type="float" office:value="0.515345811843872" calcext:value-type="float">
            <text:p>0.5153458118</text:p>
          </table:table-cell>
          <table:table-cell/>
          <table:table-cell office:value-type="float" office:value="1442892805.68308" calcext:value-type="float">
            <text:p>1442892805.68308</text:p>
          </table:table-cell>
          <table:table-cell table:formula="of:=[.J41]-[.$B41]" office:value-type="float" office:value="0.515382289886475" calcext:value-type="float">
            <text:p>0.515382289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2805.24546" calcext:value-type="float">
            <text:p>1442892805.24546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3.23123669624329" calcext:value-type="float">
            <text:p>3.2312366962</text:p>
          </table:table-cell>
          <table:table-cell table:formula="of:=[.C42]/([.D42]-[.D41])" office:value-type="float" office:value="104113.336248103" calcext:value-type="float">
            <text:p>104113.336248103</text:p>
          </table:table-cell>
          <table:table-cell/>
          <table:table-cell office:value-type="float" office:value="1442892805.83826" calcext:value-type="float">
            <text:p>1442892805.83826</text:p>
          </table:table-cell>
          <table:table-cell table:formula="of:=[.G42]-[.$B42]" office:value-type="float" office:value="0.592796802520752" calcext:value-type="float">
            <text:p>0.5927968025</text:p>
          </table:table-cell>
          <table:table-cell/>
          <table:table-cell office:value-type="float" office:value="1442892805.83831" calcext:value-type="float">
            <text:p>1442892805.83831</text:p>
          </table:table-cell>
          <table:table-cell table:formula="of:=[.J42]-[.$B42]" office:value-type="float" office:value="0.592851400375366" calcext:value-type="float">
            <text:p>0.592851400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2805.32302" calcext:value-type="float">
            <text:p>1442892805.32302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3.30879068374634" calcext:value-type="float">
            <text:p>3.3087906837</text:p>
          </table:table-cell>
          <table:table-cell table:formula="of:=[.C43]/([.D43]-[.D42])" office:value-type="float" office:value="104391.795453218" calcext:value-type="float">
            <text:p>104391.795453218</text:p>
          </table:table-cell>
          <table:table-cell/>
          <table:table-cell office:value-type="float" office:value="1442892805.83838" calcext:value-type="float">
            <text:p>1442892805.83838</text:p>
          </table:table-cell>
          <table:table-cell table:formula="of:=[.G43]-[.$B43]" office:value-type="float" office:value="0.515359401702881" calcext:value-type="float">
            <text:p>0.5153594017</text:p>
          </table:table-cell>
          <table:table-cell/>
          <table:table-cell office:value-type="float" office:value="1442892805.86285" calcext:value-type="float">
            <text:p>1442892805.86285</text:p>
          </table:table-cell>
          <table:table-cell table:formula="of:=[.J43]-[.$B43]" office:value-type="float" office:value="0.539830207824707" calcext:value-type="float">
            <text:p>0.539830207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2805.40055" calcext:value-type="float">
            <text:p>1442892805.40055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3.38632726669312" calcext:value-type="float">
            <text:p>3.3863272667</text:p>
          </table:table-cell>
          <table:table-cell table:formula="of:=[.C44]/([.D44]-[.D43])" office:value-type="float" office:value="104415.228171162" calcext:value-type="float">
            <text:p>104415.228171162</text:p>
          </table:table-cell>
          <table:table-cell/>
          <table:table-cell office:value-type="float" office:value="1442892805.9156" calcext:value-type="float">
            <text:p>1442892805.9156</text:p>
          </table:table-cell>
          <table:table-cell table:formula="of:=[.G44]-[.$B44]" office:value-type="float" office:value="0.515044689178467" calcext:value-type="float">
            <text:p>0.5150446892</text:p>
          </table:table-cell>
          <table:table-cell/>
          <table:table-cell office:value-type="float" office:value="1442892805.91565" calcext:value-type="float">
            <text:p>1442892805.91565</text:p>
          </table:table-cell>
          <table:table-cell table:formula="of:=[.J44]-[.$B44]" office:value-type="float" office:value="0.515092611312866" calcext:value-type="float">
            <text:p>0.515092611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2805.47833" calcext:value-type="float">
            <text:p>1442892805.47833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3.46410202980041" calcext:value-type="float">
            <text:p>3.4641020298</text:p>
          </table:table-cell>
          <table:table-cell table:formula="of:=[.C45]/([.D45]-[.D44])" office:value-type="float" office:value="104095.463316688" calcext:value-type="float">
            <text:p>104095.463316688</text:p>
          </table:table-cell>
          <table:table-cell/>
          <table:table-cell office:value-type="float" office:value="1442892806.03926" calcext:value-type="float">
            <text:p>1442892806.03926</text:p>
          </table:table-cell>
          <table:table-cell table:formula="of:=[.G45]-[.$B45]" office:value-type="float" office:value="0.560933113098145" calcext:value-type="float">
            <text:p>0.5609331131</text:p>
          </table:table-cell>
          <table:table-cell/>
          <table:table-cell office:value-type="float" office:value="1442892806.03932" calcext:value-type="float">
            <text:p>1442892806.03932</text:p>
          </table:table-cell>
          <table:table-cell table:formula="of:=[.J45]-[.$B45]" office:value-type="float" office:value="0.560994386672974" calcext:value-type="float">
            <text:p>0.56099438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2805.55601" calcext:value-type="float">
            <text:p>1442892805.55601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3.54178762435913" calcext:value-type="float">
            <text:p>3.5417876244</text:p>
          </table:table-cell>
          <table:table-cell table:formula="of:=[.C46]/([.D46]-[.D45])" office:value-type="float" office:value="104214.94546046" calcext:value-type="float">
            <text:p>104214.94546046</text:p>
          </table:table-cell>
          <table:table-cell/>
          <table:table-cell office:value-type="float" office:value="1442892806.03938" calcext:value-type="float">
            <text:p>1442892806.03938</text:p>
          </table:table-cell>
          <table:table-cell table:formula="of:=[.G46]-[.$B46]" office:value-type="float" office:value="0.483361721038818" calcext:value-type="float">
            <text:p>0.483361721</text:p>
          </table:table-cell>
          <table:table-cell/>
          <table:table-cell office:value-type="float" office:value="1442892806.06199" calcext:value-type="float">
            <text:p>1442892806.06199</text:p>
          </table:table-cell>
          <table:table-cell table:formula="of:=[.J46]-[.$B46]" office:value-type="float" office:value="0.505971908569336" calcext:value-type="float">
            <text:p>0.505971908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2805.63346" calcext:value-type="float">
            <text:p>1442892805.63346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3.61923456192017" calcext:value-type="float">
            <text:p>3.6192345619</text:p>
          </table:table-cell>
          <table:table-cell table:formula="of:=[.C47]/([.D47]-[.D46])" office:value-type="float" office:value="104536.089546725" calcext:value-type="float">
            <text:p>104536.089546725</text:p>
          </table:table-cell>
          <table:table-cell/>
          <table:table-cell office:value-type="float" office:value="1442892806.14751" calcext:value-type="float">
            <text:p>1442892806.14751</text:p>
          </table:table-cell>
          <table:table-cell table:formula="of:=[.G47]-[.$B47]" office:value-type="float" office:value="0.51404881477356" calcext:value-type="float">
            <text:p>0.5140488148</text:p>
          </table:table-cell>
          <table:table-cell/>
          <table:table-cell office:value-type="float" office:value="1442892806.14754" calcext:value-type="float">
            <text:p>1442892806.14754</text:p>
          </table:table-cell>
          <table:table-cell table:formula="of:=[.J47]-[.$B47]" office:value-type="float" office:value="0.514079809188843" calcext:value-type="float">
            <text:p>0.514079809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2805.71079" calcext:value-type="float">
            <text:p>1442892805.71079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3.69656372070312" calcext:value-type="float">
            <text:p>3.6965637207</text:p>
          </table:table-cell>
          <table:table-cell table:formula="of:=[.C48]/([.D48]-[.D47])" office:value-type="float" office:value="104695.306756448" calcext:value-type="float">
            <text:p>104695.306756448</text:p>
          </table:table-cell>
          <table:table-cell/>
          <table:table-cell office:value-type="float" office:value="1442892806.22374" calcext:value-type="float">
            <text:p>1442892806.22374</text:p>
          </table:table-cell>
          <table:table-cell table:formula="of:=[.G48]-[.$B48]" office:value-type="float" office:value="0.51294732093811" calcext:value-type="float">
            <text:p>0.5129473209</text:p>
          </table:table-cell>
          <table:table-cell/>
          <table:table-cell office:value-type="float" office:value="1442892806.2238" calcext:value-type="float">
            <text:p>1442892806.2238</text:p>
          </table:table-cell>
          <table:table-cell table:formula="of:=[.J48]-[.$B48]" office:value-type="float" office:value="0.513011932373047" calcext:value-type="float">
            <text:p>0.513011932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2805.78812" calcext:value-type="float">
            <text:p>1442892805.78812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3.77388906478882" calcext:value-type="float">
            <text:p>3.7738890648</text:p>
          </table:table-cell>
          <table:table-cell table:formula="of:=[.C49]/([.D49]-[.D48])" office:value-type="float" office:value="104700.47169823" calcext:value-type="float">
            <text:p>104700.47169823</text:p>
          </table:table-cell>
          <table:table-cell/>
          <table:table-cell office:value-type="float" office:value="1442892806.22384" calcext:value-type="float">
            <text:p>1442892806.22384</text:p>
          </table:table-cell>
          <table:table-cell table:formula="of:=[.G49]-[.$B49]" office:value-type="float" office:value="0.435723543167114" calcext:value-type="float">
            <text:p>0.4357235432</text:p>
          </table:table-cell>
          <table:table-cell/>
          <table:table-cell office:value-type="float" office:value="1442892806.24641" calcext:value-type="float">
            <text:p>1442892806.24641</text:p>
          </table:table-cell>
          <table:table-cell table:formula="of:=[.J49]-[.$B49]" office:value-type="float" office:value="0.45829701423645" calcext:value-type="float">
            <text:p>0.458297014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2805.86543" calcext:value-type="float">
            <text:p>1442892805.86543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3.85120105743408" calcext:value-type="float">
            <text:p>3.8512010574</text:p>
          </table:table-cell>
          <table:table-cell table:formula="of:=[.C50]/([.D50]-[.D49])" office:value-type="float" office:value="104718.553008296" calcext:value-type="float">
            <text:p>104718.553008296</text:p>
          </table:table-cell>
          <table:table-cell/>
          <table:table-cell office:value-type="float" office:value="1442892806.37263" calcext:value-type="float">
            <text:p>1442892806.37263</text:p>
          </table:table-cell>
          <table:table-cell table:formula="of:=[.G50]-[.$B50]" office:value-type="float" office:value="0.507199764251709" calcext:value-type="float">
            <text:p>0.5071997643</text:p>
          </table:table-cell>
          <table:table-cell/>
          <table:table-cell office:value-type="float" office:value="1442892806.37266" calcext:value-type="float">
            <text:p>1442892806.37266</text:p>
          </table:table-cell>
          <table:table-cell table:formula="of:=[.J50]-[.$B50]" office:value-type="float" office:value="0.507227659225464" calcext:value-type="float">
            <text:p>0.507227659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2805.94279" calcext:value-type="float">
            <text:p>1442892805.94279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3.92856788635254" calcext:value-type="float">
            <text:p>3.9285678864</text:p>
          </table:table-cell>
          <table:table-cell table:formula="of:=[.C51]/([.D51]-[.D50])" office:value-type="float" office:value="104644.330305085" calcext:value-type="float">
            <text:p>104644.330305085</text:p>
          </table:table-cell>
          <table:table-cell/>
          <table:table-cell office:value-type="float" office:value="1442892806.42447" calcext:value-type="float">
            <text:p>1442892806.42447</text:p>
          </table:table-cell>
          <table:table-cell table:formula="of:=[.G51]-[.$B51]" office:value-type="float" office:value="0.481680154800415" calcext:value-type="float">
            <text:p>0.4816801548</text:p>
          </table:table-cell>
          <table:table-cell/>
          <table:table-cell office:value-type="float" office:value="1442892806.4245" calcext:value-type="float">
            <text:p>1442892806.4245</text:p>
          </table:table-cell>
          <table:table-cell table:formula="of:=[.J51]-[.$B51]" office:value-type="float" office:value="0.481707096099854" calcext:value-type="float">
            <text:p>0.481707096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2806.01917" calcext:value-type="float">
            <text:p>1442892806.01917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4.00494265556335" calcext:value-type="float">
            <text:p>4.0049426556</text:p>
          </table:table-cell>
          <table:table-cell table:formula="of:=[.C52]/([.D52]-[.D51])" office:value-type="float" office:value="106003.593642984" calcext:value-type="float">
            <text:p>106003.593642984</text:p>
          </table:table-cell>
          <table:table-cell/>
          <table:table-cell office:value-type="float" office:value="1442892806.52156" calcext:value-type="float">
            <text:p>1442892806.52156</text:p>
          </table:table-cell>
          <table:table-cell table:formula="of:=[.G52]-[.$B52]" office:value-type="float" office:value="0.50239372253418" calcext:value-type="float">
            <text:p>0.5023937225</text:p>
          </table:table-cell>
          <table:table-cell/>
          <table:table-cell office:value-type="float" office:value="1442892806.52159" calcext:value-type="float">
            <text:p>1442892806.52159</text:p>
          </table:table-cell>
          <table:table-cell table:formula="of:=[.J52]-[.$B52]" office:value-type="float" office:value="0.502415657043457" calcext:value-type="float">
            <text:p>0.50241565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2806.09354" calcext:value-type="float">
            <text:p>1442892806.09354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4.07931733131409" calcext:value-type="float">
            <text:p>4.0793173313</text:p>
          </table:table-cell>
          <table:table-cell table:formula="of:=[.C53]/([.D53]-[.D52])" office:value-type="float" office:value="108854.2560795" calcext:value-type="float">
            <text:p>108854.2560795</text:p>
          </table:table-cell>
          <table:table-cell/>
          <table:table-cell office:value-type="float" office:value="1442892806.52161" calcext:value-type="float">
            <text:p>1442892806.52161</text:p>
          </table:table-cell>
          <table:table-cell table:formula="of:=[.G53]-[.$B53]" office:value-type="float" office:value="0.428062438964844" calcext:value-type="float">
            <text:p>0.428062439</text:p>
          </table:table-cell>
          <table:table-cell/>
          <table:table-cell office:value-type="float" office:value="1442892806.54417" calcext:value-type="float">
            <text:p>1442892806.54417</text:p>
          </table:table-cell>
          <table:table-cell table:formula="of:=[.J53]-[.$B53]" office:value-type="float" office:value="0.450621366500855" calcext:value-type="float">
            <text:p>0.450621366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2806.16797" calcext:value-type="float">
            <text:p>1442892806.16797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4.15374302864075" calcext:value-type="float">
            <text:p>4.1537430286</text:p>
          </table:table-cell>
          <table:table-cell table:formula="of:=[.C54]/([.D54]-[.D53])" office:value-type="float" office:value="108779.63244961" calcext:value-type="float">
            <text:p>108779.63244961</text:p>
          </table:table-cell>
          <table:table-cell/>
          <table:table-cell office:value-type="float" office:value="1442892806.61246" calcext:value-type="float">
            <text:p>1442892806.61246</text:p>
          </table:table-cell>
          <table:table-cell table:formula="of:=[.G54]-[.$B54]" office:value-type="float" office:value="0.444494962692261" calcext:value-type="float">
            <text:p>0.4444949627</text:p>
          </table:table-cell>
          <table:table-cell/>
          <table:table-cell office:value-type="float" office:value="1442892806.61249" calcext:value-type="float">
            <text:p>1442892806.61249</text:p>
          </table:table-cell>
          <table:table-cell table:formula="of:=[.J54]-[.$B54]" office:value-type="float" office:value="0.444517612457275" calcext:value-type="float">
            <text:p>0.444517612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2806.24239" calcext:value-type="float">
            <text:p>1442892806.24239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4.22816705703735" calcext:value-type="float">
            <text:p>4.228167057</text:p>
          </table:table-cell>
          <table:table-cell table:formula="of:=[.C55]/([.D55]-[.D54])" office:value-type="float" office:value="108782.071790798" calcext:value-type="float">
            <text:p>108782.071790798</text:p>
          </table:table-cell>
          <table:table-cell/>
          <table:table-cell office:value-type="float" office:value="1442892806.74479" calcext:value-type="float">
            <text:p>1442892806.74479</text:p>
          </table:table-cell>
          <table:table-cell table:formula="of:=[.G55]-[.$B55]" office:value-type="float" office:value="0.502399921417236" calcext:value-type="float">
            <text:p>0.5023999214</text:p>
          </table:table-cell>
          <table:table-cell/>
          <table:table-cell office:value-type="float" office:value="1442892806.74482" calcext:value-type="float">
            <text:p>1442892806.74482</text:p>
          </table:table-cell>
          <table:table-cell table:formula="of:=[.J55]-[.$B55]" office:value-type="float" office:value="0.502429962158203" calcext:value-type="float">
            <text:p>0.502429962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2806.31709" calcext:value-type="float">
            <text:p>1442892806.31709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4.30286741256714" calcext:value-type="float">
            <text:p>4.3028674126</text:p>
          </table:table-cell>
          <table:table-cell table:formula="of:=[.C56]/([.D56]-[.D55])" office:value-type="float" office:value="108379.671590343" calcext:value-type="float">
            <text:p>108379.671590343</text:p>
          </table:table-cell>
          <table:table-cell/>
          <table:table-cell office:value-type="float" office:value="1442892806.81316" calcext:value-type="float">
            <text:p>1442892806.81316</text:p>
          </table:table-cell>
          <table:table-cell table:formula="of:=[.G56]-[.$B56]" office:value-type="float" office:value="0.496063947677612" calcext:value-type="float">
            <text:p>0.4960639477</text:p>
          </table:table-cell>
          <table:table-cell/>
          <table:table-cell office:value-type="float" office:value="1442892806.81318" calcext:value-type="float">
            <text:p>1442892806.81318</text:p>
          </table:table-cell>
          <table:table-cell table:formula="of:=[.J56]-[.$B56]" office:value-type="float" office:value="0.496082782745361" calcext:value-type="float">
            <text:p>0.496082782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2806.39154" calcext:value-type="float">
            <text:p>1442892806.39154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4.37731575965881" calcext:value-type="float">
            <text:p>4.3773157597</text:p>
          </table:table-cell>
          <table:table-cell table:formula="of:=[.C57]/([.D57]-[.D56])" office:value-type="float" office:value="108746.537918843" calcext:value-type="float">
            <text:p>108746.537918843</text:p>
          </table:table-cell>
          <table:table-cell/>
          <table:table-cell office:value-type="float" office:value="1442892806.89371" calcext:value-type="float">
            <text:p>1442892806.89371</text:p>
          </table:table-cell>
          <table:table-cell table:formula="of:=[.G57]-[.$B57]" office:value-type="float" office:value="0.502167940139771" calcext:value-type="float">
            <text:p>0.5021679401</text:p>
          </table:table-cell>
          <table:table-cell/>
          <table:table-cell office:value-type="float" office:value="1442892806.89373" calcext:value-type="float">
            <text:p>1442892806.89373</text:p>
          </table:table-cell>
          <table:table-cell table:formula="of:=[.J57]-[.$B57]" office:value-type="float" office:value="0.50218653678894" calcext:value-type="float">
            <text:p>0.502186536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2806.46584" calcext:value-type="float">
            <text:p>1442892806.46584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4.45161128044128" calcext:value-type="float">
            <text:p>4.4516112804</text:p>
          </table:table-cell>
          <table:table-cell table:formula="of:=[.C58]/([.D58]-[.D57])" office:value-type="float" office:value="108970.230166422" calcext:value-type="float">
            <text:p>108970.230166422</text:p>
          </table:table-cell>
          <table:table-cell/>
          <table:table-cell office:value-type="float" office:value="1442892806.89377" calcext:value-type="float">
            <text:p>1442892806.89377</text:p>
          </table:table-cell>
          <table:table-cell table:formula="of:=[.G58]-[.$B58]" office:value-type="float" office:value="0.42793607711792" calcext:value-type="float">
            <text:p>0.4279360771</text:p>
          </table:table-cell>
          <table:table-cell/>
          <table:table-cell office:value-type="float" office:value="1442892806.91641" calcext:value-type="float">
            <text:p>1442892806.91641</text:p>
          </table:table-cell>
          <table:table-cell table:formula="of:=[.J58]-[.$B58]" office:value-type="float" office:value="0.450576066970825" calcext:value-type="float">
            <text:p>0.45057606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2806.54017" calcext:value-type="float">
            <text:p>1442892806.54017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4.52594518661499" calcext:value-type="float">
            <text:p>4.5259451866</text:p>
          </table:table-cell>
          <table:table-cell table:formula="of:=[.C59]/([.D59]-[.D58])" office:value-type="float" office:value="108913.958874716" calcext:value-type="float">
            <text:p>108913.958874716</text:p>
          </table:table-cell>
          <table:table-cell/>
          <table:table-cell office:value-type="float" office:value="1442892807.01387" calcext:value-type="float">
            <text:p>1442892807.01387</text:p>
          </table:table-cell>
          <table:table-cell table:formula="of:=[.G59]-[.$B59]" office:value-type="float" office:value="0.473693609237671" calcext:value-type="float">
            <text:p>0.4736936092</text:p>
          </table:table-cell>
          <table:table-cell/>
          <table:table-cell office:value-type="float" office:value="1442892807.01391" calcext:value-type="float">
            <text:p>1442892807.01391</text:p>
          </table:table-cell>
          <table:table-cell table:formula="of:=[.J59]-[.$B59]" office:value-type="float" office:value="0.4737389087677" calcext:value-type="float">
            <text:p>0.473738908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2806.61459" calcext:value-type="float">
            <text:p>1442892806.61459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4.60036516189575" calcext:value-type="float">
            <text:p>4.6003651619</text:p>
          </table:table-cell>
          <table:table-cell table:formula="of:=[.C60]/([.D60]-[.D59])" office:value-type="float" office:value="108787.996360607" calcext:value-type="float">
            <text:p>108787.996360607</text:p>
          </table:table-cell>
          <table:table-cell/>
          <table:table-cell office:value-type="float" office:value="1442892807.11664" calcext:value-type="float">
            <text:p>1442892807.11664</text:p>
          </table:table-cell>
          <table:table-cell table:formula="of:=[.G60]-[.$B60]" office:value-type="float" office:value="0.502044677734375" calcext:value-type="float">
            <text:p>0.5020446777</text:p>
          </table:table-cell>
          <table:table-cell/>
          <table:table-cell office:value-type="float" office:value="1442892810.03392" calcext:value-type="float">
            <text:p>1442892810.03392</text:p>
          </table:table-cell>
          <table:table-cell table:formula="of:=[.J60]-[.$B60]" office:value-type="float" office:value="3.41933059692383" calcext:value-type="float">
            <text:p>3.419330596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2806.689" calcext:value-type="float">
            <text:p>1442892806.689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4.67477321624756" calcext:value-type="float">
            <text:p>4.6747732162</text:p>
          </table:table-cell>
          <table:table-cell table:formula="of:=[.C61]/([.D61]-[.D60])" office:value-type="float" office:value="108805.425306803" calcext:value-type="float">
            <text:p>108805.425306803</text:p>
          </table:table-cell>
          <table:table-cell/>
          <table:table-cell office:value-type="float" office:value="1442892807.19114" calcext:value-type="float">
            <text:p>1442892807.19114</text:p>
          </table:table-cell>
          <table:table-cell table:formula="of:=[.G61]-[.$B61]" office:value-type="float" office:value="0.502135992050171" calcext:value-type="float">
            <text:p>0.5021359921</text:p>
          </table:table-cell>
          <table:table-cell/>
          <table:table-cell office:value-type="float" office:value="1442892810.06783" calcext:value-type="float">
            <text:p>1442892810.06783</text:p>
          </table:table-cell>
          <table:table-cell table:formula="of:=[.J61]-[.$B61]" office:value-type="float" office:value="3.37883424758911" calcext:value-type="float">
            <text:p>3.37883424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2806.76333" calcext:value-type="float">
            <text:p>1442892806.76333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4.74910807609558" calcext:value-type="float">
            <text:p>4.7491080761</text:p>
          </table:table-cell>
          <table:table-cell table:formula="of:=[.C62]/([.D62]-[.D61])" office:value-type="float" office:value="108912.561570066" calcext:value-type="float">
            <text:p>108912.561570066</text:p>
          </table:table-cell>
          <table:table-cell/>
          <table:table-cell office:value-type="float" office:value="1442892807.31371" calcext:value-type="float">
            <text:p>1442892807.31371</text:p>
          </table:table-cell>
          <table:table-cell table:formula="of:=[.G62]-[.$B62]" office:value-type="float" office:value="0.550375461578369" calcext:value-type="float">
            <text:p>0.5503754616</text:p>
          </table:table-cell>
          <table:table-cell/>
          <table:table-cell office:value-type="float" office:value="1442892810.10172" calcext:value-type="float">
            <text:p>1442892810.10172</text:p>
          </table:table-cell>
          <table:table-cell table:formula="of:=[.J62]-[.$B62]" office:value-type="float" office:value="3.33838796615601" calcext:value-type="float">
            <text:p>3.338387966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2806.83764" calcext:value-type="float">
            <text:p>1442892806.83764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4.82341599464417" calcext:value-type="float">
            <text:p>4.8234159946</text:p>
          </table:table-cell>
          <table:table-cell table:formula="of:=[.C63]/([.D63]-[.D62])" office:value-type="float" office:value="108952.049231559" calcext:value-type="float">
            <text:p>108952.049231559</text:p>
          </table:table-cell>
          <table:table-cell/>
          <table:table-cell office:value-type="float" office:value="1442892807.31375" calcext:value-type="float">
            <text:p>1442892807.31375</text:p>
          </table:table-cell>
          <table:table-cell table:formula="of:=[.G63]-[.$B63]" office:value-type="float" office:value="0.476108312606812" calcext:value-type="float">
            <text:p>0.4761083126</text:p>
          </table:table-cell>
          <table:table-cell/>
          <table:table-cell office:value-type="float" office:value="1442892810.13563" calcext:value-type="float">
            <text:p>1442892810.13563</text:p>
          </table:table-cell>
          <table:table-cell table:formula="of:=[.J63]-[.$B63]" office:value-type="float" office:value="3.29798364639282" calcext:value-type="float">
            <text:p>3.297983646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2806.91195" calcext:value-type="float">
            <text:p>1442892806.91195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4.89771962165833" calcext:value-type="float">
            <text:p>4.8977196217</text:p>
          </table:table-cell>
          <table:table-cell table:formula="of:=[.C64]/([.D64]-[.D63])" office:value-type="float" office:value="108958.341945503" calcext:value-type="float">
            <text:p>108958.341945503</text:p>
          </table:table-cell>
          <table:table-cell/>
          <table:table-cell office:value-type="float" office:value="1442892807.44824" calcext:value-type="float">
            <text:p>1442892807.44824</text:p>
          </table:table-cell>
          <table:table-cell table:formula="of:=[.G64]-[.$B64]" office:value-type="float" office:value="0.536296844482422" calcext:value-type="float">
            <text:p>0.5362968445</text:p>
          </table:table-cell>
          <table:table-cell/>
          <table:table-cell office:value-type="float" office:value="1442892810.16953" calcext:value-type="float">
            <text:p>1442892810.16953</text:p>
          </table:table-cell>
          <table:table-cell table:formula="of:=[.J64]-[.$B64]" office:value-type="float" office:value="3.25758051872253" calcext:value-type="float">
            <text:p>3.257580518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2806.98641" calcext:value-type="float">
            <text:p>1442892806.98641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4.97218251228333" calcext:value-type="float">
            <text:p>4.9721825123</text:p>
          </table:table-cell>
          <table:table-cell table:formula="of:=[.C65]/([.D65]-[.D64])" office:value-type="float" office:value="108725.298360656" calcext:value-type="float">
            <text:p>108725.298360656</text:p>
          </table:table-cell>
          <table:table-cell/>
          <table:table-cell office:value-type="float" office:value="1442892807.58284" calcext:value-type="float">
            <text:p>1442892807.58284</text:p>
          </table:table-cell>
          <table:table-cell table:formula="of:=[.G65]-[.$B65]" office:value-type="float" office:value="0.596435546875" calcext:value-type="float">
            <text:p>0.5964355469</text:p>
          </table:table-cell>
          <table:table-cell/>
          <table:table-cell office:value-type="float" office:value="1442892810.20342" calcext:value-type="float">
            <text:p>1442892810.20342</text:p>
          </table:table-cell>
          <table:table-cell table:formula="of:=[.J65]-[.$B65]" office:value-type="float" office:value="3.21701002120972" calcext:value-type="float">
            <text:p>3.21701002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2820.08278" calcext:value-type="float">
            <text:p>1442892820.08278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18.0685496330261" calcext:value-type="float">
            <text:p>18.068549633</text:p>
          </table:table-cell>
          <table:table-cell table:formula="of:=[.C66]/([.D66]-[.D65])" office:value-type="float" office:value="618.186702110471" calcext:value-type="float">
            <text:p>618.1867021105</text:p>
          </table:table-cell>
          <table:table-cell/>
          <table:table-cell office:value-type="float" office:value="1442892820.28782" calcext:value-type="float">
            <text:p>1442892820.28782</text:p>
          </table:table-cell>
          <table:table-cell table:formula="of:=[.G66]-[.$B66]" office:value-type="float" office:value="0.205040693283081" calcext:value-type="float">
            <text:p>0.2050406933</text:p>
          </table:table-cell>
          <table:table-cell/>
          <table:table-cell office:value-type="float" office:value="1442892820.28789" calcext:value-type="float">
            <text:p>1442892820.28789</text:p>
          </table:table-cell>
          <table:table-cell table:formula="of:=[.J66]-[.$B66]" office:value-type="float" office:value="0.205113172531128" calcext:value-type="float">
            <text:p>0.20511317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2820.18423" calcext:value-type="float">
            <text:p>1442892820.18423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18.1700060367584" calcext:value-type="float">
            <text:p>18.1700060368</text:p>
          </table:table-cell>
          <table:table-cell table:formula="of:=[.C67]/([.D67]-[.D66])" office:value-type="float" office:value="79797.8215486712" calcext:value-type="float">
            <text:p>79797.8215486712</text:p>
          </table:table-cell>
          <table:table-cell/>
          <table:table-cell office:value-type="float" office:value="1442892820.48882" calcext:value-type="float">
            <text:p>1442892820.48882</text:p>
          </table:table-cell>
          <table:table-cell table:formula="of:=[.G67]-[.$B67]" office:value-type="float" office:value="0.304583549499512" calcext:value-type="float">
            <text:p>0.3045835495</text:p>
          </table:table-cell>
          <table:table-cell/>
          <table:table-cell office:value-type="float" office:value="1442892820.48886" calcext:value-type="float">
            <text:p>1442892820.48886</text:p>
          </table:table-cell>
          <table:table-cell table:formula="of:=[.J67]-[.$B67]" office:value-type="float" office:value="0.304626226425171" calcext:value-type="float">
            <text:p>0.304626226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2820.28558" calcext:value-type="float">
            <text:p>1442892820.28558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18.2713496685028" calcext:value-type="float">
            <text:p>18.2713496685</text:p>
          </table:table-cell>
          <table:table-cell table:formula="of:=[.C68]/([.D68]-[.D67])" office:value-type="float" office:value="79886.6180404925" calcext:value-type="float">
            <text:p>79886.6180404925</text:p>
          </table:table-cell>
          <table:table-cell/>
          <table:table-cell office:value-type="float" office:value="1442892820.5928" calcext:value-type="float">
            <text:p>1442892820.5928</text:p>
          </table:table-cell>
          <table:table-cell table:formula="of:=[.G68]-[.$B68]" office:value-type="float" office:value="0.307227373123169" calcext:value-type="float">
            <text:p>0.3072273731</text:p>
          </table:table-cell>
          <table:table-cell/>
          <table:table-cell office:value-type="float" office:value="1442892820.59286" calcext:value-type="float">
            <text:p>1442892820.59286</text:p>
          </table:table-cell>
          <table:table-cell table:formula="of:=[.J68]-[.$B68]" office:value-type="float" office:value="0.307278871536255" calcext:value-type="float">
            <text:p>0.307278871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2820.38803" calcext:value-type="float">
            <text:p>1442892820.38803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18.3737995624542" calcext:value-type="float">
            <text:p>18.3737995625</text:p>
          </table:table-cell>
          <table:table-cell table:formula="of:=[.C69]/([.D69]-[.D68])" office:value-type="float" office:value="79023.9959041764" calcext:value-type="float">
            <text:p>79023.9959041764</text:p>
          </table:table-cell>
          <table:table-cell/>
          <table:table-cell office:value-type="float" office:value="1442892820.68986" calcext:value-type="float">
            <text:p>1442892820.68986</text:p>
          </table:table-cell>
          <table:table-cell table:formula="of:=[.G69]-[.$B69]" office:value-type="float" office:value="0.301834583282471" calcext:value-type="float">
            <text:p>0.3018345833</text:p>
          </table:table-cell>
          <table:table-cell/>
          <table:table-cell office:value-type="float" office:value="1442892820.68992" calcext:value-type="float">
            <text:p>1442892820.68992</text:p>
          </table:table-cell>
          <table:table-cell table:formula="of:=[.J69]-[.$B69]" office:value-type="float" office:value="0.301896572113037" calcext:value-type="float">
            <text:p>0.301896572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2820.49045" calcext:value-type="float">
            <text:p>1442892820.49045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18.4762225151062" calcext:value-type="float">
            <text:p>18.4762225151</text:p>
          </table:table-cell>
          <table:table-cell table:formula="of:=[.C70]/([.D70]-[.D69])" office:value-type="float" office:value="79044.7823498055" calcext:value-type="float">
            <text:p>79044.7823498055</text:p>
          </table:table-cell>
          <table:table-cell/>
          <table:table-cell office:value-type="float" office:value="1442892820.79763" calcext:value-type="float">
            <text:p>1442892820.79763</text:p>
          </table:table-cell>
          <table:table-cell table:formula="of:=[.G70]-[.$B70]" office:value-type="float" office:value="0.307177782058716" calcext:value-type="float">
            <text:p>0.3071777821</text:p>
          </table:table-cell>
          <table:table-cell/>
          <table:table-cell office:value-type="float" office:value="1442892820.7977" calcext:value-type="float">
            <text:p>1442892820.7977</text:p>
          </table:table-cell>
          <table:table-cell table:formula="of:=[.J70]-[.$B70]" office:value-type="float" office:value="0.307250022888184" calcext:value-type="float">
            <text:p>0.307250022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2820.59291" calcext:value-type="float">
            <text:p>1442892820.59291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18.5786838531494" calcext:value-type="float">
            <text:p>18.5786838531</text:p>
          </table:table-cell>
          <table:table-cell table:formula="of:=[.C71]/([.D71]-[.D70])" office:value-type="float" office:value="79015.1695714292" calcext:value-type="float">
            <text:p>79015.1695714292</text:p>
          </table:table-cell>
          <table:table-cell/>
          <table:table-cell office:value-type="float" office:value="1442892820.89087" calcext:value-type="float">
            <text:p>1442892820.89087</text:p>
          </table:table-cell>
          <table:table-cell table:formula="of:=[.G71]-[.$B71]" office:value-type="float" office:value="0.297962188720703" calcext:value-type="float">
            <text:p>0.2979621887</text:p>
          </table:table-cell>
          <table:table-cell/>
          <table:table-cell office:value-type="float" office:value="1442892820.89091" calcext:value-type="float">
            <text:p>1442892820.89091</text:p>
          </table:table-cell>
          <table:table-cell table:formula="of:=[.J71]-[.$B71]" office:value-type="float" office:value="0.29800271987915" calcext:value-type="float">
            <text:p>0.298002719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2820.69537" calcext:value-type="float">
            <text:p>1442892820.69537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18.6811420917511" calcext:value-type="float">
            <text:p>18.6811420918</text:p>
          </table:table-cell>
          <table:table-cell table:formula="of:=[.C72]/([.D72]-[.D71])" office:value-type="float" office:value="79017.5598418582" calcext:value-type="float">
            <text:p>79017.5598418582</text:p>
          </table:table-cell>
          <table:table-cell/>
          <table:table-cell office:value-type="float" office:value="1442892821.00249" calcext:value-type="float">
            <text:p>1442892821.00249</text:p>
          </table:table-cell>
          <table:table-cell table:formula="of:=[.G72]-[.$B72]" office:value-type="float" office:value="0.307120323181152" calcext:value-type="float">
            <text:p>0.3071203232</text:p>
          </table:table-cell>
          <table:table-cell/>
          <table:table-cell office:value-type="float" office:value="1442892821.00253" calcext:value-type="float">
            <text:p>1442892821.00253</text:p>
          </table:table-cell>
          <table:table-cell table:formula="of:=[.J72]-[.$B72]" office:value-type="float" office:value="0.307163953781128" calcext:value-type="float">
            <text:p>0.307163953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2820.79785" calcext:value-type="float">
            <text:p>1442892820.79785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18.7836244106293" calcext:value-type="float">
            <text:p>18.7836244106</text:p>
          </table:table-cell>
          <table:table-cell table:formula="of:=[.C73]/([.D73]-[.D72])" office:value-type="float" office:value="78998.9930811787" calcext:value-type="float">
            <text:p>78998.9930811787</text:p>
          </table:table-cell>
          <table:table-cell/>
          <table:table-cell office:value-type="float" office:value="1442892821.09195" calcext:value-type="float">
            <text:p>1442892821.09195</text:p>
          </table:table-cell>
          <table:table-cell table:formula="of:=[.G73]-[.$B73]" office:value-type="float" office:value="0.294099092483521" calcext:value-type="float">
            <text:p>0.2940990925</text:p>
          </table:table-cell>
          <table:table-cell/>
          <table:table-cell office:value-type="float" office:value="1442892821.09202" calcext:value-type="float">
            <text:p>1442892821.09202</text:p>
          </table:table-cell>
          <table:table-cell table:formula="of:=[.J73]-[.$B73]" office:value-type="float" office:value="0.294166088104248" calcext:value-type="float">
            <text:p>0.294166088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2820.90032" calcext:value-type="float">
            <text:p>1442892820.90032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18.8860924243927" calcext:value-type="float">
            <text:p>18.8860924244</text:p>
          </table:table-cell>
          <table:table-cell table:formula="of:=[.C74]/([.D74]-[.D73])" office:value-type="float" office:value="79010.0217877901" calcext:value-type="float">
            <text:p>79010.0217877901</text:p>
          </table:table-cell>
          <table:table-cell/>
          <table:table-cell office:value-type="float" office:value="1442892821.20649" calcext:value-type="float">
            <text:p>1442892821.20649</text:p>
          </table:table-cell>
          <table:table-cell table:formula="of:=[.G74]-[.$B74]" office:value-type="float" office:value="0.306169509887695" calcext:value-type="float">
            <text:p>0.3061695099</text:p>
          </table:table-cell>
          <table:table-cell/>
          <table:table-cell office:value-type="float" office:value="1442892821.20655" calcext:value-type="float">
            <text:p>1442892821.20655</text:p>
          </table:table-cell>
          <table:table-cell table:formula="of:=[.J74]-[.$B74]" office:value-type="float" office:value="0.306231498718262" calcext:value-type="float">
            <text:p>0.306231498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2821.00184" calcext:value-type="float">
            <text:p>1442892821.00184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18.9876086711884" calcext:value-type="float">
            <text:p>18.9876086712</text:p>
          </table:table-cell>
          <table:table-cell table:formula="of:=[.C75]/([.D75]-[.D74])" office:value-type="float" office:value="79750.7813335212" calcext:value-type="float">
            <text:p>79750.7813335212</text:p>
          </table:table-cell>
          <table:table-cell/>
          <table:table-cell office:value-type="float" office:value="1442892821.29299" calcext:value-type="float">
            <text:p>1442892821.29299</text:p>
          </table:table-cell>
          <table:table-cell table:formula="of:=[.G75]-[.$B75]" office:value-type="float" office:value="0.291152715682983" calcext:value-type="float">
            <text:p>0.2911527157</text:p>
          </table:table-cell>
          <table:table-cell/>
          <table:table-cell office:value-type="float" office:value="1442892821.29303" calcext:value-type="float">
            <text:p>1442892821.29303</text:p>
          </table:table-cell>
          <table:table-cell table:formula="of:=[.J75]-[.$B75]" office:value-type="float" office:value="0.29119610786438" calcext:value-type="float">
            <text:p>0.291196107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2821.0984" calcext:value-type="float">
            <text:p>1442892821.0984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19.0841693878174" calcext:value-type="float">
            <text:p>19.0841693878</text:p>
          </table:table-cell>
          <table:table-cell table:formula="of:=[.C76]/([.D76]-[.D75])" office:value-type="float" office:value="83843.619668893" calcext:value-type="float">
            <text:p>83843.619668893</text:p>
          </table:table-cell>
          <table:table-cell/>
          <table:table-cell office:value-type="float" office:value="1442892821.39965" calcext:value-type="float">
            <text:p>1442892821.39965</text:p>
          </table:table-cell>
          <table:table-cell table:formula="of:=[.G76]-[.$B76]" office:value-type="float" office:value="0.301253318786621" calcext:value-type="float">
            <text:p>0.3012533188</text:p>
          </table:table-cell>
          <table:table-cell/>
          <table:table-cell office:value-type="float" office:value="1442892821.3997" calcext:value-type="float">
            <text:p>1442892821.3997</text:p>
          </table:table-cell>
          <table:table-cell table:formula="of:=[.J76]-[.$B76]" office:value-type="float" office:value="0.301299095153809" calcext:value-type="float">
            <text:p>0.301299095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2821.19504" calcext:value-type="float">
            <text:p>1442892821.19504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19.1808087825775" calcext:value-type="float">
            <text:p>19.1808087826</text:p>
          </table:table-cell>
          <table:table-cell table:formula="of:=[.C77]/([.D77]-[.D76])" office:value-type="float" office:value="83775.3591078984" calcext:value-type="float">
            <text:p>83775.3591078984</text:p>
          </table:table-cell>
          <table:table-cell/>
          <table:table-cell office:value-type="float" office:value="1442892821.49393" calcext:value-type="float">
            <text:p>1442892821.49393</text:p>
          </table:table-cell>
          <table:table-cell table:formula="of:=[.G77]-[.$B77]" office:value-type="float" office:value="0.29889178276062" calcext:value-type="float">
            <text:p>0.2988917828</text:p>
          </table:table-cell>
          <table:table-cell/>
          <table:table-cell office:value-type="float" office:value="1442892821.49398" calcext:value-type="float">
            <text:p>1442892821.49398</text:p>
          </table:table-cell>
          <table:table-cell table:formula="of:=[.J77]-[.$B77]" office:value-type="float" office:value="0.298944234848022" calcext:value-type="float">
            <text:p>0.298944234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2821.29064" calcext:value-type="float">
            <text:p>1442892821.29064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19.2764163017273" calcext:value-type="float">
            <text:p>19.2764163017</text:p>
          </table:table-cell>
          <table:table-cell table:formula="of:=[.C78]/([.D78]-[.D77])" office:value-type="float" office:value="84679.5322375919" calcext:value-type="float">
            <text:p>84679.5322375919</text:p>
          </table:table-cell>
          <table:table-cell/>
          <table:table-cell office:value-type="float" office:value="1442892821.59187" calcext:value-type="float">
            <text:p>1442892821.59187</text:p>
          </table:table-cell>
          <table:table-cell table:formula="of:=[.G78]-[.$B78]" office:value-type="float" office:value="0.301222801208496" calcext:value-type="float">
            <text:p>0.3012228012</text:p>
          </table:table-cell>
          <table:table-cell/>
          <table:table-cell office:value-type="float" office:value="1442892821.59191" calcext:value-type="float">
            <text:p>1442892821.59191</text:p>
          </table:table-cell>
          <table:table-cell table:formula="of:=[.J78]-[.$B78]" office:value-type="float" office:value="0.301263093948364" calcext:value-type="float">
            <text:p>0.301263093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2821.38735" calcext:value-type="float">
            <text:p>1442892821.38735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19.3731207847595" calcext:value-type="float">
            <text:p>19.3731207848</text:p>
          </table:table-cell>
          <table:table-cell table:formula="of:=[.C79]/([.D79]-[.D78])" office:value-type="float" office:value="83718.9729591132" calcext:value-type="float">
            <text:p>83718.9729591132</text:p>
          </table:table-cell>
          <table:table-cell/>
          <table:table-cell office:value-type="float" office:value="1442892821.68752" calcext:value-type="float">
            <text:p>1442892821.68752</text:p>
          </table:table-cell>
          <table:table-cell table:formula="of:=[.G79]-[.$B79]" office:value-type="float" office:value="0.300169944763184" calcext:value-type="float">
            <text:p>0.3001699448</text:p>
          </table:table-cell>
          <table:table-cell/>
          <table:table-cell office:value-type="float" office:value="1442892821.68756" calcext:value-type="float">
            <text:p>1442892821.68756</text:p>
          </table:table-cell>
          <table:table-cell table:formula="of:=[.J79]-[.$B79]" office:value-type="float" office:value="0.300216197967529" calcext:value-type="float">
            <text:p>0.30021619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2821.48296" calcext:value-type="float">
            <text:p>1442892821.48296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19.468729019165" calcext:value-type="float">
            <text:p>19.4687290192</text:p>
          </table:table-cell>
          <table:table-cell table:formula="of:=[.C80]/([.D80]-[.D79])" office:value-type="float" office:value="84678.8987406798" calcext:value-type="float">
            <text:p>84678.8987406798</text:p>
          </table:table-cell>
          <table:table-cell/>
          <table:table-cell office:value-type="float" office:value="1442892821.74623" calcext:value-type="float">
            <text:p>1442892821.74623</text:p>
          </table:table-cell>
          <table:table-cell table:formula="of:=[.G80]-[.$B80]" office:value-type="float" office:value="0.263277530670166" calcext:value-type="float">
            <text:p>0.2632775307</text:p>
          </table:table-cell>
          <table:table-cell/>
          <table:table-cell office:value-type="float" office:value="1442892821.74627" calcext:value-type="float">
            <text:p>1442892821.74627</text:p>
          </table:table-cell>
          <table:table-cell table:formula="of:=[.J80]-[.$B80]" office:value-type="float" office:value="0.263313770294189" calcext:value-type="float">
            <text:p>0.263313770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2821.57963" calcext:value-type="float">
            <text:p>1442892821.57963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19.5654036998749" calcext:value-type="float">
            <text:p>19.5654036999</text:p>
          </table:table-cell>
          <table:table-cell table:formula="of:=[.C81]/([.D81]-[.D80])" office:value-type="float" office:value="83744.7813693792" calcext:value-type="float">
            <text:p>83744.7813693792</text:p>
          </table:table-cell>
          <table:table-cell/>
          <table:table-cell office:value-type="float" office:value="1442892821.88101" calcext:value-type="float">
            <text:p>1442892821.88101</text:p>
          </table:table-cell>
          <table:table-cell table:formula="of:=[.G81]-[.$B81]" office:value-type="float" office:value="0.301377058029175" calcext:value-type="float">
            <text:p>0.301377058</text:p>
          </table:table-cell>
          <table:table-cell/>
          <table:table-cell office:value-type="float" office:value="1442892821.88105" calcext:value-type="float">
            <text:p>1442892821.88105</text:p>
          </table:table-cell>
          <table:table-cell table:formula="of:=[.J81]-[.$B81]" office:value-type="float" office:value="0.3014235496521" calcext:value-type="float">
            <text:p>0.301423549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2821.67628" calcext:value-type="float">
            <text:p>1442892821.67628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19.662050485611" calcext:value-type="float">
            <text:p>19.6620504856</text:p>
          </table:table-cell>
          <table:table-cell table:formula="of:=[.C82]/([.D82]-[.D81])" office:value-type="float" office:value="83768.9524627127" calcext:value-type="float">
            <text:p>83768.9524627127</text:p>
          </table:table-cell>
          <table:table-cell/>
          <table:table-cell office:value-type="float" office:value="1442892821.94726" calcext:value-type="float">
            <text:p>1442892821.94726</text:p>
          </table:table-cell>
          <table:table-cell table:formula="of:=[.G82]-[.$B82]" office:value-type="float" office:value="0.270982980728149" calcext:value-type="float">
            <text:p>0.2709829807</text:p>
          </table:table-cell>
          <table:table-cell/>
          <table:table-cell office:value-type="float" office:value="1442892821.9473" calcext:value-type="float">
            <text:p>1442892821.9473</text:p>
          </table:table-cell>
          <table:table-cell table:formula="of:=[.J82]-[.$B82]" office:value-type="float" office:value="0.271021366119385" calcext:value-type="float">
            <text:p>0.271021366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2821.77192" calcext:value-type="float">
            <text:p>1442892821.77192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19.7576913833618" calcext:value-type="float">
            <text:p>19.7576913834</text:p>
          </table:table-cell>
          <table:table-cell table:formula="of:=[.C83]/([.D83]-[.D82])" office:value-type="float" office:value="84649.9791448023" calcext:value-type="float">
            <text:p>84649.9791448023</text:p>
          </table:table-cell>
          <table:table-cell/>
          <table:table-cell office:value-type="float" office:value="1442892822.07207" calcext:value-type="float">
            <text:p>1442892822.07207</text:p>
          </table:table-cell>
          <table:table-cell table:formula="of:=[.G83]-[.$B83]" office:value-type="float" office:value="0.300153493881226" calcext:value-type="float">
            <text:p>0.3001534939</text:p>
          </table:table-cell>
          <table:table-cell/>
          <table:table-cell office:value-type="float" office:value="1442892822.07211" calcext:value-type="float">
            <text:p>1442892822.07211</text:p>
          </table:table-cell>
          <table:table-cell table:formula="of:=[.J83]-[.$B83]" office:value-type="float" office:value="0.300196647644043" calcext:value-type="float">
            <text:p>0.300196647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2821.86744" calcext:value-type="float">
            <text:p>1442892821.86744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19.8532114028931" calcext:value-type="float">
            <text:p>19.8532114029</text:p>
          </table:table-cell>
          <table:table-cell table:formula="of:=[.C84]/([.D84]-[.D83])" office:value-type="float" office:value="84757.1015974441" calcext:value-type="float">
            <text:p>84757.1015974441</text:p>
          </table:table-cell>
          <table:table-cell/>
          <table:table-cell office:value-type="float" office:value="1442892822.14842" calcext:value-type="float">
            <text:p>1442892822.14842</text:p>
          </table:table-cell>
          <table:table-cell table:formula="of:=[.G84]-[.$B84]" office:value-type="float" office:value="0.280984878540039" calcext:value-type="float">
            <text:p>0.2809848785</text:p>
          </table:table-cell>
          <table:table-cell/>
          <table:table-cell office:value-type="float" office:value="1442892822.14846" calcext:value-type="float">
            <text:p>1442892822.14846</text:p>
          </table:table-cell>
          <table:table-cell table:formula="of:=[.J84]-[.$B84]" office:value-type="float" office:value="0.281025171279907" calcext:value-type="float">
            <text:p>0.281025171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2821.96411" calcext:value-type="float">
            <text:p>1442892821.96411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19.9498870372772" calcext:value-type="float">
            <text:p>19.9498870373</text:p>
          </table:table-cell>
          <table:table-cell table:formula="of:=[.C85]/([.D85]-[.D84])" office:value-type="float" office:value="83743.9552538059" calcext:value-type="float">
            <text:p>83743.9552538059</text:p>
          </table:table-cell>
          <table:table-cell/>
          <table:table-cell office:value-type="float" office:value="1442892822.25427" calcext:value-type="float">
            <text:p>1442892822.25427</text:p>
          </table:table-cell>
          <table:table-cell table:formula="of:=[.G85]-[.$B85]" office:value-type="float" office:value="0.29015326499939" calcext:value-type="float">
            <text:p>0.290153265</text:p>
          </table:table-cell>
          <table:table-cell/>
          <table:table-cell office:value-type="float" office:value="1442892822.25431" calcext:value-type="float">
            <text:p>1442892822.25431</text:p>
          </table:table-cell>
          <table:table-cell table:formula="of:=[.J85]-[.$B85]" office:value-type="float" office:value="0.290192365646362" calcext:value-type="float">
            <text:p>0.290192365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2822.04975" calcext:value-type="float">
            <text:p>1442892822.04975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20.0355241298676" calcext:value-type="float">
            <text:p>20.0355241299</text:p>
          </table:table-cell>
          <table:table-cell table:formula="of:=[.C86]/([.D86]-[.D85])" office:value-type="float" office:value="94538.4734011159" calcext:value-type="float">
            <text:p>94538.4734011159</text:p>
          </table:table-cell>
          <table:table-cell/>
          <table:table-cell office:value-type="float" office:value="1442892822.3339" calcext:value-type="float">
            <text:p>1442892822.3339</text:p>
          </table:table-cell>
          <table:table-cell table:formula="of:=[.G86]-[.$B86]" office:value-type="float" office:value="0.284152030944824" calcext:value-type="float">
            <text:p>0.2841520309</text:p>
          </table:table-cell>
          <table:table-cell/>
          <table:table-cell office:value-type="float" office:value="1442892822.33394" calcext:value-type="float">
            <text:p>1442892822.33394</text:p>
          </table:table-cell>
          <table:table-cell table:formula="of:=[.J86]-[.$B86]" office:value-type="float" office:value="0.284190893173218" calcext:value-type="float">
            <text:p>0.284190893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2822.12952" calcext:value-type="float">
            <text:p>1442892822.12952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20.1152980327606" calcext:value-type="float">
            <text:p>20.1152980328</text:p>
          </table:table-cell>
          <table:table-cell table:formula="of:=[.C87]/([.D87]-[.D86])" office:value-type="float" office:value="101486.823464716" calcext:value-type="float">
            <text:p>101486.823464716</text:p>
          </table:table-cell>
          <table:table-cell/>
          <table:table-cell office:value-type="float" office:value="1442892822.46244" calcext:value-type="float">
            <text:p>1442892822.46244</text:p>
          </table:table-cell>
          <table:table-cell table:formula="of:=[.G87]-[.$B87]" office:value-type="float" office:value="0.332911968231201" calcext:value-type="float">
            <text:p>0.3329119682</text:p>
          </table:table-cell>
          <table:table-cell/>
          <table:table-cell office:value-type="float" office:value="1442892822.4625" calcext:value-type="float">
            <text:p>1442892822.4625</text:p>
          </table:table-cell>
          <table:table-cell table:formula="of:=[.J87]-[.$B87]" office:value-type="float" office:value="0.332972049713135" calcext:value-type="float">
            <text:p>0.332972049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2822.20922" calcext:value-type="float">
            <text:p>1442892822.20922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20.1949903964996" calcext:value-type="float">
            <text:p>20.1949903965</text:p>
          </table:table-cell>
          <table:table-cell table:formula="of:=[.C88]/([.D88]-[.D87])" office:value-type="float" office:value="101590.662143161" calcext:value-type="float">
            <text:p>101590.662143161</text:p>
          </table:table-cell>
          <table:table-cell/>
          <table:table-cell office:value-type="float" office:value="1442892822.49333" calcext:value-type="float">
            <text:p>1442892822.49333</text:p>
          </table:table-cell>
          <table:table-cell table:formula="of:=[.G88]-[.$B88]" office:value-type="float" office:value="0.284109592437744" calcext:value-type="float">
            <text:p>0.2841095924</text:p>
          </table:table-cell>
          <table:table-cell/>
          <table:table-cell office:value-type="float" office:value="1442892822.49338" calcext:value-type="float">
            <text:p>1442892822.49338</text:p>
          </table:table-cell>
          <table:table-cell table:formula="of:=[.J88]-[.$B88]" office:value-type="float" office:value="0.284159660339355" calcext:value-type="float">
            <text:p>0.284159660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2822.28893" calcext:value-type="float">
            <text:p>1442892822.28893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20.2746996879578" calcext:value-type="float">
            <text:p>20.274699688</text:p>
          </table:table-cell>
          <table:table-cell table:formula="of:=[.C89]/([.D89]-[.D88])" office:value-type="float" office:value="101569.087516638" calcext:value-type="float">
            <text:p>101569.087516638</text:p>
          </table:table-cell>
          <table:table-cell/>
          <table:table-cell office:value-type="float" office:value="1442892822.57321" calcext:value-type="float">
            <text:p>1442892822.57321</text:p>
          </table:table-cell>
          <table:table-cell table:formula="of:=[.G89]-[.$B89]" office:value-type="float" office:value="0.284282922744751" calcext:value-type="float">
            <text:p>0.2842829227</text:p>
          </table:table-cell>
          <table:table-cell/>
          <table:table-cell office:value-type="float" office:value="1442892822.57326" calcext:value-type="float">
            <text:p>1442892822.57326</text:p>
          </table:table-cell>
          <table:table-cell table:formula="of:=[.J89]-[.$B89]" office:value-type="float" office:value="0.284335374832153" calcext:value-type="float">
            <text:p>0.284335374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2822.36863" calcext:value-type="float">
            <text:p>1442892822.36863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20.3544013500214" calcext:value-type="float">
            <text:p>20.35440135</text:p>
          </table:table-cell>
          <table:table-cell table:formula="of:=[.C90]/([.D90]-[.D89])" office:value-type="float" office:value="101578.810157556" calcext:value-type="float">
            <text:p>101578.810157556</text:p>
          </table:table-cell>
          <table:table-cell/>
          <table:table-cell office:value-type="float" office:value="1442892822.70051" calcext:value-type="float">
            <text:p>1442892822.70051</text:p>
          </table:table-cell>
          <table:table-cell table:formula="of:=[.G90]-[.$B90]" office:value-type="float" office:value="0.331878423690796" calcext:value-type="float">
            <text:p>0.3318784237</text:p>
          </table:table-cell>
          <table:table-cell/>
          <table:table-cell office:value-type="float" office:value="1442892822.70057" calcext:value-type="float">
            <text:p>1442892822.70057</text:p>
          </table:table-cell>
          <table:table-cell table:formula="of:=[.J90]-[.$B90]" office:value-type="float" office:value="0.331945657730103" calcext:value-type="float">
            <text:p>0.331945657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2822.44842" calcext:value-type="float">
            <text:p>1442892822.44842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20.4341955184937" calcext:value-type="float">
            <text:p>20.4341955185</text:p>
          </table:table-cell>
          <table:table-cell table:formula="of:=[.C91]/([.D91]-[.D90])" office:value-type="float" office:value="101461.048532782" calcext:value-type="float">
            <text:p>101461.048532782</text:p>
          </table:table-cell>
          <table:table-cell/>
          <table:table-cell office:value-type="float" office:value="1442892822.70063" calcext:value-type="float">
            <text:p>1442892822.70063</text:p>
          </table:table-cell>
          <table:table-cell table:formula="of:=[.G91]-[.$B91]" office:value-type="float" office:value="0.252206087112427" calcext:value-type="float">
            <text:p>0.2522060871</text:p>
          </table:table-cell>
          <table:table-cell/>
          <table:table-cell office:value-type="float" office:value="1442892822.73006" calcext:value-type="float">
            <text:p>1442892822.73006</text:p>
          </table:table-cell>
          <table:table-cell table:formula="of:=[.J91]-[.$B91]" office:value-type="float" office:value="0.281641483306885" calcext:value-type="float">
            <text:p>0.281641483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2822.52805" calcext:value-type="float">
            <text:p>1442892822.52805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20.5138258934021" calcext:value-type="float">
            <text:p>20.5138258934</text:p>
          </table:table-cell>
          <table:table-cell table:formula="of:=[.C92]/([.D92]-[.D91])" office:value-type="float" office:value="101669.7461152" calcext:value-type="float">
            <text:p>101669.7461152</text:p>
          </table:table-cell>
          <table:table-cell/>
          <table:table-cell office:value-type="float" office:value="1442892822.81212" calcext:value-type="float">
            <text:p>1442892822.81212</text:p>
          </table:table-cell>
          <table:table-cell table:formula="of:=[.G92]-[.$B92]" office:value-type="float" office:value="0.284067869186401" calcext:value-type="float">
            <text:p>0.2840678692</text:p>
          </table:table-cell>
          <table:table-cell/>
          <table:table-cell office:value-type="float" office:value="1442892822.81216" calcext:value-type="float">
            <text:p>1442892822.81216</text:p>
          </table:table-cell>
          <table:table-cell table:formula="of:=[.J92]-[.$B92]" office:value-type="float" office:value="0.28410530090332" calcext:value-type="float">
            <text:p>0.284105300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2822.6077" calcext:value-type="float">
            <text:p>1442892822.6077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20.5934746265411" calcext:value-type="float">
            <text:p>20.5934746265</text:p>
          </table:table-cell>
          <table:table-cell table:formula="of:=[.C93]/([.D93]-[.D92])" office:value-type="float" office:value="101646.312262962" calcext:value-type="float">
            <text:p>101646.312262962</text:p>
          </table:table-cell>
          <table:table-cell/>
          <table:table-cell office:value-type="float" office:value="1442892822.93823" calcext:value-type="float">
            <text:p>1442892822.93823</text:p>
          </table:table-cell>
          <table:table-cell table:formula="of:=[.G93]-[.$B93]" office:value-type="float" office:value="0.330528736114502" calcext:value-type="float">
            <text:p>0.3305287361</text:p>
          </table:table-cell>
          <table:table-cell/>
          <table:table-cell office:value-type="float" office:value="1442892822.93827" calcext:value-type="float">
            <text:p>1442892822.93827</text:p>
          </table:table-cell>
          <table:table-cell table:formula="of:=[.J93]-[.$B93]" office:value-type="float" office:value="0.330572128295898" calcext:value-type="float">
            <text:p>0.330572128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2822.68733" calcext:value-type="float">
            <text:p>1442892822.68733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20.6731059551239" calcext:value-type="float">
            <text:p>20.6731059551</text:p>
          </table:table-cell>
          <table:table-cell table:formula="of:=[.C94]/([.D94]-[.D93])" office:value-type="float" office:value="101668.528506159" calcext:value-type="float">
            <text:p>101668.528506159</text:p>
          </table:table-cell>
          <table:table-cell/>
          <table:table-cell office:value-type="float" office:value="1442892823.05122" calcext:value-type="float">
            <text:p>1442892823.05122</text:p>
          </table:table-cell>
          <table:table-cell table:formula="of:=[.G94]-[.$B94]" office:value-type="float" office:value="0.363884925842285" calcext:value-type="float">
            <text:p>0.3638849258</text:p>
          </table:table-cell>
          <table:table-cell/>
          <table:table-cell office:value-type="float" office:value="1442892823.05126" calcext:value-type="float">
            <text:p>1442892823.05126</text:p>
          </table:table-cell>
          <table:table-cell table:formula="of:=[.J94]-[.$B94]" office:value-type="float" office:value="0.363930702209473" calcext:value-type="float">
            <text:p>0.363930702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2822.76702" calcext:value-type="float">
            <text:p>1442892822.76702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20.7527978420258" calcext:value-type="float">
            <text:p>20.752797842</text:p>
          </table:table-cell>
          <table:table-cell table:formula="of:=[.C95]/([.D95]-[.D94])" office:value-type="float" office:value="101591.270011847" calcext:value-type="float">
            <text:p>101591.270011847</text:p>
          </table:table-cell>
          <table:table-cell/>
          <table:table-cell office:value-type="float" office:value="1442892823.09675" calcext:value-type="float">
            <text:p>1442892823.09675</text:p>
          </table:table-cell>
          <table:table-cell table:formula="of:=[.G95]-[.$B95]" office:value-type="float" office:value="0.329728603363037" calcext:value-type="float">
            <text:p>0.3297286034</text:p>
          </table:table-cell>
          <table:table-cell/>
          <table:table-cell office:value-type="float" office:value="1442892823.09679" calcext:value-type="float">
            <text:p>1442892823.09679</text:p>
          </table:table-cell>
          <table:table-cell table:formula="of:=[.J95]-[.$B95]" office:value-type="float" office:value="0.329765796661377" calcext:value-type="float">
            <text:p>0.329765796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2822.8467" calcext:value-type="float">
            <text:p>1442892822.8467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20.8324735164642" calcext:value-type="float">
            <text:p>20.8324735165</text:p>
          </table:table-cell>
          <table:table-cell table:formula="of:=[.C96]/([.D96]-[.D95])" office:value-type="float" office:value="101611.941876332" calcext:value-type="float">
            <text:p>101611.941876332</text:p>
          </table:table-cell>
          <table:table-cell/>
          <table:table-cell office:value-type="float" office:value="1442892823.17613" calcext:value-type="float">
            <text:p>1442892823.17613</text:p>
          </table:table-cell>
          <table:table-cell table:formula="of:=[.G96]-[.$B96]" office:value-type="float" office:value="0.32943320274353" calcext:value-type="float">
            <text:p>0.3294332027</text:p>
          </table:table-cell>
          <table:table-cell/>
          <table:table-cell office:value-type="float" office:value="1442892823.17619" calcext:value-type="float">
            <text:p>1442892823.17619</text:p>
          </table:table-cell>
          <table:table-cell table:formula="of:=[.J96]-[.$B96]" office:value-type="float" office:value="0.329488515853882" calcext:value-type="float">
            <text:p>0.329488515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2822.9264" calcext:value-type="float">
            <text:p>1442892822.9264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20.9121763706207" calcext:value-type="float">
            <text:p>20.9121763706</text:p>
          </table:table-cell>
          <table:table-cell table:formula="of:=[.C97]/([.D97]-[.D96])" office:value-type="float" office:value="101577.290872216" calcext:value-type="float">
            <text:p>101577.290872216</text:p>
          </table:table-cell>
          <table:table-cell/>
          <table:table-cell office:value-type="float" office:value="1442892823.37396" calcext:value-type="float">
            <text:p>1442892823.37396</text:p>
          </table:table-cell>
          <table:table-cell table:formula="of:=[.G97]-[.$B97]" office:value-type="float" office:value="0.447551965713501" calcext:value-type="float">
            <text:p>0.4475519657</text:p>
          </table:table-cell>
          <table:table-cell/>
          <table:table-cell office:value-type="float" office:value="1442892823.374" calcext:value-type="float">
            <text:p>1442892823.374</text:p>
          </table:table-cell>
          <table:table-cell table:formula="of:=[.J97]-[.$B97]" office:value-type="float" office:value="0.447594404220581" calcext:value-type="float">
            <text:p>0.447594404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2823.00593" calcext:value-type="float">
            <text:p>1442892823.00593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20.9917044639587" calcext:value-type="float">
            <text:p>20.991704464</text:p>
          </table:table-cell>
          <table:table-cell table:formula="of:=[.C98]/([.D98]-[.D97])" office:value-type="float" office:value="101800.50420158" calcext:value-type="float">
            <text:p>101800.50420158</text:p>
          </table:table-cell>
          <table:table-cell/>
          <table:table-cell office:value-type="float" office:value="1442892823.37406" calcext:value-type="float">
            <text:p>1442892823.37406</text:p>
          </table:table-cell>
          <table:table-cell table:formula="of:=[.G98]-[.$B98]" office:value-type="float" office:value="0.368129730224609" calcext:value-type="float">
            <text:p>0.3681297302</text:p>
          </table:table-cell>
          <table:table-cell/>
          <table:table-cell office:value-type="float" office:value="1442892823.40091" calcext:value-type="float">
            <text:p>1442892823.40091</text:p>
          </table:table-cell>
          <table:table-cell table:formula="of:=[.J98]-[.$B98]" office:value-type="float" office:value="0.394974708557129" calcext:value-type="float">
            <text:p>0.394974708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2823.0876" calcext:value-type="float">
            <text:p>1442892823.0876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21.0733690261841" calcext:value-type="float">
            <text:p>21.0733690262</text:p>
          </table:table-cell>
          <table:table-cell table:formula="of:=[.C99]/([.D99]-[.D98])" office:value-type="float" office:value="99137.2485125217" calcext:value-type="float">
            <text:p>99137.2485125217</text:p>
          </table:table-cell>
          <table:table-cell/>
          <table:table-cell office:value-type="float" office:value="1442892823.41906" calcext:value-type="float">
            <text:p>1442892823.41906</text:p>
          </table:table-cell>
          <table:table-cell table:formula="of:=[.G99]-[.$B99]" office:value-type="float" office:value="0.331466913223267" calcext:value-type="float">
            <text:p>0.3314669132</text:p>
          </table:table-cell>
          <table:table-cell/>
          <table:table-cell office:value-type="float" office:value="1442892823.42782" calcext:value-type="float">
            <text:p>1442892823.42782</text:p>
          </table:table-cell>
          <table:table-cell table:formula="of:=[.J99]-[.$B99]" office:value-type="float" office:value="0.34022068977356" calcext:value-type="float">
            <text:p>0.34022068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2823.16927" calcext:value-type="float">
            <text:p>1442892823.16927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21.1550385951996" calcext:value-type="float">
            <text:p>21.1550385952</text:p>
          </table:table-cell>
          <table:table-cell table:formula="of:=[.C100]/([.D100]-[.D99])" office:value-type="float" office:value="99131.1708583056" calcext:value-type="float">
            <text:p>99131.1708583056</text:p>
          </table:table-cell>
          <table:table-cell/>
          <table:table-cell office:value-type="float" office:value="1442892823.5752" calcext:value-type="float">
            <text:p>1442892823.5752</text:p>
          </table:table-cell>
          <table:table-cell table:formula="of:=[.G100]-[.$B100]" office:value-type="float" office:value="0.405936479568481" calcext:value-type="float">
            <text:p>0.4059364796</text:p>
          </table:table-cell>
          <table:table-cell/>
          <table:table-cell office:value-type="float" office:value="1442892823.57525" calcext:value-type="float">
            <text:p>1442892823.57525</text:p>
          </table:table-cell>
          <table:table-cell table:formula="of:=[.J100]-[.$B100]" office:value-type="float" office:value="0.405981779098511" calcext:value-type="float">
            <text:p>0.405981779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2823.25095" calcext:value-type="float">
            <text:p>1442892823.25095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21.2367217540741" calcext:value-type="float">
            <text:p>21.2367217541</text:p>
          </table:table-cell>
          <table:table-cell table:formula="of:=[.C101]/([.D101]-[.D100])" office:value-type="float" office:value="99114.6781240149" calcext:value-type="float">
            <text:p>99114.6781240149</text:p>
          </table:table-cell>
          <table:table-cell/>
          <table:table-cell office:value-type="float" office:value="1442892823.66329" calcext:value-type="float">
            <text:p>1442892823.66329</text:p>
          </table:table-cell>
          <table:table-cell table:formula="of:=[.G101]-[.$B101]" office:value-type="float" office:value="0.412338972091675" calcext:value-type="float">
            <text:p>0.4123389721</text:p>
          </table:table-cell>
          <table:table-cell/>
          <table:table-cell office:value-type="float" office:value="1442892823.66334" calcext:value-type="float">
            <text:p>1442892823.66334</text:p>
          </table:table-cell>
          <table:table-cell table:formula="of:=[.J101]-[.$B101]" office:value-type="float" office:value="0.412389993667603" calcext:value-type="float">
            <text:p>0.41238999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2823.33268" calcext:value-type="float">
            <text:p>1442892823.33268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21.3184514045715" calcext:value-type="float">
            <text:p>21.3184514046</text:p>
          </table:table-cell>
          <table:table-cell table:formula="of:=[.C102]/([.D102]-[.D101])" office:value-type="float" office:value="99058.2970895481" calcext:value-type="float">
            <text:p>99058.2970895481</text:p>
          </table:table-cell>
          <table:table-cell/>
          <table:table-cell office:value-type="float" office:value="1442892823.66338" calcext:value-type="float">
            <text:p>1442892823.66338</text:p>
          </table:table-cell>
          <table:table-cell table:formula="of:=[.G102]-[.$B102]" office:value-type="float" office:value="0.330704927444458" calcext:value-type="float">
            <text:p>0.3307049274</text:p>
          </table:table-cell>
          <table:table-cell/>
          <table:table-cell office:value-type="float" office:value="1442892823.69026" calcext:value-type="float">
            <text:p>1442892823.69026</text:p>
          </table:table-cell>
          <table:table-cell table:formula="of:=[.J102]-[.$B102]" office:value-type="float" office:value="0.357583999633789" calcext:value-type="float">
            <text:p>0.357583999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2823.4143" calcext:value-type="float">
            <text:p>1442892823.4143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21.400074005127" calcext:value-type="float">
            <text:p>21.4000740051</text:p>
          </table:table-cell>
          <table:table-cell table:formula="of:=[.C103]/([.D103]-[.D102])" office:value-type="float" office:value="99188.2143537316" calcext:value-type="float">
            <text:p>99188.2143537316</text:p>
          </table:table-cell>
          <table:table-cell/>
          <table:table-cell office:value-type="float" office:value="1442892823.7448" calcext:value-type="float">
            <text:p>1442892823.7448</text:p>
          </table:table-cell>
          <table:table-cell table:formula="of:=[.G103]-[.$B103]" office:value-type="float" office:value="0.330495834350586" calcext:value-type="float">
            <text:p>0.3304958344</text:p>
          </table:table-cell>
          <table:table-cell/>
          <table:table-cell office:value-type="float" office:value="1442892823.74484" calcext:value-type="float">
            <text:p>1442892823.74484</text:p>
          </table:table-cell>
          <table:table-cell table:formula="of:=[.J103]-[.$B103]" office:value-type="float" office:value="0.330536842346191" calcext:value-type="float">
            <text:p>0.330536842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2823.49589" calcext:value-type="float">
            <text:p>1442892823.49589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21.4816620349884" calcext:value-type="float">
            <text:p>21.481662035</text:p>
          </table:table-cell>
          <table:table-cell table:formula="of:=[.C104]/([.D104]-[.D103])" office:value-type="float" office:value="99230.2426440292" calcext:value-type="float">
            <text:p>99230.2426440292</text:p>
          </table:table-cell>
          <table:table-cell/>
          <table:table-cell office:value-type="float" office:value="1442892823.86449" calcext:value-type="float">
            <text:p>1442892823.86449</text:p>
          </table:table-cell>
          <table:table-cell table:formula="of:=[.G104]-[.$B104]" office:value-type="float" office:value="0.368598222732544" calcext:value-type="float">
            <text:p>0.3685982227</text:p>
          </table:table-cell>
          <table:table-cell/>
          <table:table-cell office:value-type="float" office:value="1442892823.86452" calcext:value-type="float">
            <text:p>1442892823.86452</text:p>
          </table:table-cell>
          <table:table-cell table:formula="of:=[.J104]-[.$B104]" office:value-type="float" office:value="0.368636131286621" calcext:value-type="float">
            <text:p>0.368636131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2823.57769" calcext:value-type="float">
            <text:p>1442892823.57769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21.5634624958038" calcext:value-type="float">
            <text:p>21.5634624958</text:p>
          </table:table-cell>
          <table:table-cell table:formula="of:=[.C105]/([.D105]-[.D104])" office:value-type="float" office:value="98972.5475785203" calcext:value-type="float">
            <text:p>98972.5475785203</text:p>
          </table:table-cell>
          <table:table-cell/>
          <table:table-cell office:value-type="float" office:value="1442892823.98901" calcext:value-type="float">
            <text:p>1442892823.98901</text:p>
          </table:table-cell>
          <table:table-cell table:formula="of:=[.G105]-[.$B105]" office:value-type="float" office:value="0.411318778991699" calcext:value-type="float">
            <text:p>0.411318779</text:p>
          </table:table-cell>
          <table:table-cell/>
          <table:table-cell office:value-type="float" office:value="1442892823.98906" calcext:value-type="float">
            <text:p>1442892823.98906</text:p>
          </table:table-cell>
          <table:table-cell table:formula="of:=[.J105]-[.$B105]" office:value-type="float" office:value="0.411366701126099" calcext:value-type="float">
            <text:p>0.411366701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2823.65934" calcext:value-type="float">
            <text:p>1442892823.65934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21.6451139450073" calcext:value-type="float">
            <text:p>21.645113945</text:p>
          </table:table-cell>
          <table:table-cell table:formula="of:=[.C106]/([.D106]-[.D105])" office:value-type="float" office:value="99153.16971072" calcext:value-type="float">
            <text:p>99153.16971072</text:p>
          </table:table-cell>
          <table:table-cell/>
          <table:table-cell office:value-type="float" office:value="1442892823.9891" calcext:value-type="float">
            <text:p>1442892823.9891</text:p>
          </table:table-cell>
          <table:table-cell table:formula="of:=[.G106]-[.$B106]" office:value-type="float" office:value="0.329758644104004" calcext:value-type="float">
            <text:p>0.3297586441</text:p>
          </table:table-cell>
          <table:table-cell/>
          <table:table-cell office:value-type="float" office:value="1442892824.01594" calcext:value-type="float">
            <text:p>1442892824.01594</text:p>
          </table:table-cell>
          <table:table-cell table:formula="of:=[.J106]-[.$B106]" office:value-type="float" office:value="0.356597423553467" calcext:value-type="float">
            <text:p>0.356597423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2823.74076" calcext:value-type="float">
            <text:p>1442892823.74076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21.7265346050262" calcext:value-type="float">
            <text:p>21.726534605</text:p>
          </table:table-cell>
          <table:table-cell table:formula="of:=[.C107]/([.D107]-[.D106])" office:value-type="float" office:value="99434.2222000978" calcext:value-type="float">
            <text:p>99434.2222000978</text:p>
          </table:table-cell>
          <table:table-cell/>
          <table:table-cell office:value-type="float" office:value="1442892824.10839" calcext:value-type="float">
            <text:p>1442892824.10839</text:p>
          </table:table-cell>
          <table:table-cell table:formula="of:=[.G107]-[.$B107]" office:value-type="float" office:value="0.36762547492981" calcext:value-type="float">
            <text:p>0.3676254749</text:p>
          </table:table-cell>
          <table:table-cell/>
          <table:table-cell office:value-type="float" office:value="1442892824.10843" calcext:value-type="float">
            <text:p>1442892824.10843</text:p>
          </table:table-cell>
          <table:table-cell table:formula="of:=[.J107]-[.$B107]" office:value-type="float" office:value="0.367666959762573" calcext:value-type="float">
            <text:p>0.367666959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2823.82222" calcext:value-type="float">
            <text:p>1442892823.82222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21.8079946041107" calcext:value-type="float">
            <text:p>21.8079946041</text:p>
          </table:table-cell>
          <table:table-cell table:formula="of:=[.C108]/([.D108]-[.D107])" office:value-type="float" office:value="99386.2029338422" calcext:value-type="float">
            <text:p>99386.2029338422</text:p>
          </table:table-cell>
          <table:table-cell/>
          <table:table-cell office:value-type="float" office:value="1442892824.21055" calcext:value-type="float">
            <text:p>1442892824.21055</text:p>
          </table:table-cell>
          <table:table-cell table:formula="of:=[.G108]-[.$B108]" office:value-type="float" office:value="0.388326406478882" calcext:value-type="float">
            <text:p>0.3883264065</text:p>
          </table:table-cell>
          <table:table-cell/>
          <table:table-cell office:value-type="float" office:value="1442892824.21059" calcext:value-type="float">
            <text:p>1442892824.21059</text:p>
          </table:table-cell>
          <table:table-cell table:formula="of:=[.J108]-[.$B108]" office:value-type="float" office:value="0.38836407661438" calcext:value-type="float">
            <text:p>0.388364076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2823.90368" calcext:value-type="float">
            <text:p>1442892823.90368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21.8894536495209" calcext:value-type="float">
            <text:p>21.8894536495</text:p>
          </table:table-cell>
          <table:table-cell table:formula="of:=[.C109]/([.D109]-[.D108])" office:value-type="float" office:value="99387.3664887141" calcext:value-type="float">
            <text:p>99387.3664887141</text:p>
          </table:table-cell>
          <table:table-cell/>
          <table:table-cell office:value-type="float" office:value="1442892824.35306" calcext:value-type="float">
            <text:p>1442892824.35306</text:p>
          </table:table-cell>
          <table:table-cell table:formula="of:=[.G109]-[.$B109]" office:value-type="float" office:value="0.449379205703735" calcext:value-type="float">
            <text:p>0.4493792057</text:p>
          </table:table-cell>
          <table:table-cell/>
          <table:table-cell office:value-type="float" office:value="1442892824.35311" calcext:value-type="float">
            <text:p>1442892824.35311</text:p>
          </table:table-cell>
          <table:table-cell table:formula="of:=[.J109]-[.$B109]" office:value-type="float" office:value="0.449428558349609" calcext:value-type="float">
            <text:p>0.449428558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2823.98507" calcext:value-type="float">
            <text:p>1442892823.98507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21.9708397388458" calcext:value-type="float">
            <text:p>21.9708397388</text:p>
          </table:table-cell>
          <table:table-cell table:formula="of:=[.C110]/([.D110]-[.D109])" office:value-type="float" office:value="99476.459271498" calcext:value-type="float">
            <text:p>99476.459271498</text:p>
          </table:table-cell>
          <table:table-cell/>
          <table:table-cell office:value-type="float" office:value="1442892824.35315" calcext:value-type="float">
            <text:p>1442892824.35315</text:p>
          </table:table-cell>
          <table:table-cell table:formula="of:=[.G110]-[.$B110]" office:value-type="float" office:value="0.368084907531738" calcext:value-type="float">
            <text:p>0.3680849075</text:p>
          </table:table-cell>
          <table:table-cell/>
          <table:table-cell office:value-type="float" office:value="1442892824.3799" calcext:value-type="float">
            <text:p>1442892824.3799</text:p>
          </table:table-cell>
          <table:table-cell table:formula="of:=[.J110]-[.$B110]" office:value-type="float" office:value="0.394836187362671" calcext:value-type="float">
            <text:p>0.394836187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2824.06678" calcext:value-type="float">
            <text:p>1442892824.06678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22.0525498390198" calcext:value-type="float">
            <text:p>22.052549839</text:p>
          </table:table-cell>
          <table:table-cell table:formula="of:=[.C111]/([.D111]-[.D110])" office:value-type="float" office:value="99081.9982201058" calcext:value-type="float">
            <text:p>99081.9982201058</text:p>
          </table:table-cell>
          <table:table-cell/>
          <table:table-cell office:value-type="float" office:value="1442892824.55416" calcext:value-type="float">
            <text:p>1442892824.55416</text:p>
          </table:table-cell>
          <table:table-cell table:formula="of:=[.G111]-[.$B111]" office:value-type="float" office:value="0.487385272979736" calcext:value-type="float">
            <text:p>0.487385273</text:p>
          </table:table-cell>
          <table:table-cell/>
          <table:table-cell office:value-type="float" office:value="1442892824.55421" calcext:value-type="float">
            <text:p>1442892824.55421</text:p>
          </table:table-cell>
          <table:table-cell table:formula="of:=[.J111]-[.$B111]" office:value-type="float" office:value="0.487428426742554" calcext:value-type="float">
            <text:p>0.487428426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2824.1485" calcext:value-type="float">
            <text:p>1442892824.1485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22.1342742443085" calcext:value-type="float">
            <text:p>22.1342742443</text:p>
          </table:table-cell>
          <table:table-cell table:formula="of:=[.C112]/([.D112]-[.D111])" office:value-type="float" office:value="99064.6548163967" calcext:value-type="float">
            <text:p>99064.6548163967</text:p>
          </table:table-cell>
          <table:table-cell/>
          <table:table-cell office:value-type="float" office:value="1442892824.6795" calcext:value-type="float">
            <text:p>1442892824.6795</text:p>
          </table:table-cell>
          <table:table-cell table:formula="of:=[.G112]-[.$B112]" office:value-type="float" office:value="0.531003475189209" calcext:value-type="float">
            <text:p>0.5310034752</text:p>
          </table:table-cell>
          <table:table-cell/>
          <table:table-cell office:value-type="float" office:value="1442892824.67956" calcext:value-type="float">
            <text:p>1442892824.67956</text:p>
          </table:table-cell>
          <table:table-cell table:formula="of:=[.J112]-[.$B112]" office:value-type="float" office:value="0.531063318252564" calcext:value-type="float">
            <text:p>0.531063318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2824.23019" calcext:value-type="float">
            <text:p>1442892824.23019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22.2159667015076" calcext:value-type="float">
            <text:p>22.2159667015</text:p>
          </table:table-cell>
          <table:table-cell table:formula="of:=[.C113]/([.D113]-[.D112])" office:value-type="float" office:value="99103.3967832409" calcext:value-type="float">
            <text:p>99103.3967832409</text:p>
          </table:table-cell>
          <table:table-cell/>
          <table:table-cell office:value-type="float" office:value="1442892824.76087" calcext:value-type="float">
            <text:p>1442892824.76087</text:p>
          </table:table-cell>
          <table:table-cell table:formula="of:=[.G113]-[.$B113]" office:value-type="float" office:value="0.530673742294312" calcext:value-type="float">
            <text:p>0.5306737423</text:p>
          </table:table-cell>
          <table:table-cell/>
          <table:table-cell office:value-type="float" office:value="1442892824.76092" calcext:value-type="float">
            <text:p>1442892824.76092</text:p>
          </table:table-cell>
          <table:table-cell table:formula="of:=[.J113]-[.$B113]" office:value-type="float" office:value="0.530725955963135" calcext:value-type="float">
            <text:p>0.53072595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2824.31183" calcext:value-type="float">
            <text:p>1442892824.31183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22.2976024150848" calcext:value-type="float">
            <text:p>22.2976024151</text:p>
          </table:table-cell>
          <table:table-cell table:formula="of:=[.C114]/([.D114]-[.D113])" office:value-type="float" office:value="99172.2819000891" calcext:value-type="float">
            <text:p>99172.2819000891</text:p>
          </table:table-cell>
          <table:table-cell/>
          <table:table-cell office:value-type="float" office:value="1442892824.76096" calcext:value-type="float">
            <text:p>1442892824.76096</text:p>
          </table:table-cell>
          <table:table-cell table:formula="of:=[.G114]-[.$B114]" office:value-type="float" office:value="0.449135541915894" calcext:value-type="float">
            <text:p>0.4491355419</text:p>
          </table:table-cell>
          <table:table-cell/>
          <table:table-cell office:value-type="float" office:value="1442892824.78771" calcext:value-type="float">
            <text:p>1442892824.78771</text:p>
          </table:table-cell>
          <table:table-cell table:formula="of:=[.J114]-[.$B114]" office:value-type="float" office:value="0.475876808166504" calcext:value-type="float">
            <text:p>0.475876808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2824.39346" calcext:value-type="float">
            <text:p>1442892824.39346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22.3792359828949" calcext:value-type="float">
            <text:p>22.3792359829</text:p>
          </table:table-cell>
          <table:table-cell table:formula="of:=[.C115]/([.D115]-[.D114])" office:value-type="float" office:value="99174.8886786061" calcext:value-type="float">
            <text:p>99174.8886786061</text:p>
          </table:table-cell>
          <table:table-cell/>
          <table:table-cell office:value-type="float" office:value="1442892824.92383" calcext:value-type="float">
            <text:p>1442892824.92383</text:p>
          </table:table-cell>
          <table:table-cell table:formula="of:=[.G115]-[.$B115]" office:value-type="float" office:value="0.5303635597229" calcext:value-type="float">
            <text:p>0.5303635597</text:p>
          </table:table-cell>
          <table:table-cell/>
          <table:table-cell office:value-type="float" office:value="1442892824.92387" calcext:value-type="float">
            <text:p>1442892824.92387</text:p>
          </table:table-cell>
          <table:table-cell table:formula="of:=[.J115]-[.$B115]" office:value-type="float" office:value="0.530411720275879" calcext:value-type="float">
            <text:p>0.530411720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2824.47488" calcext:value-type="float">
            <text:p>1442892824.47488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22.4606499671936" calcext:value-type="float">
            <text:p>22.4606499672</text:p>
          </table:table-cell>
          <table:table-cell table:formula="of:=[.C116]/([.D116]-[.D115])" office:value-type="float" office:value="99442.3755296874" calcext:value-type="float">
            <text:p>99442.3755296874</text:p>
          </table:table-cell>
          <table:table-cell/>
          <table:table-cell office:value-type="float" office:value="1442892824.96845" calcext:value-type="float">
            <text:p>1442892824.96845</text:p>
          </table:table-cell>
          <table:table-cell table:formula="of:=[.G116]-[.$B116]" office:value-type="float" office:value="0.493571996688843" calcext:value-type="float">
            <text:p>0.4935719967</text:p>
          </table:table-cell>
          <table:table-cell/>
          <table:table-cell office:value-type="float" office:value="1442892824.9685" calcext:value-type="float">
            <text:p>1442892824.9685</text:p>
          </table:table-cell>
          <table:table-cell table:formula="of:=[.J116]-[.$B116]" office:value-type="float" office:value="0.493622541427612" calcext:value-type="float">
            <text:p>0.49362254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2824.55632" calcext:value-type="float">
            <text:p>1442892824.55632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22.5420906543732" calcext:value-type="float">
            <text:p>22.5420906544</text:p>
          </table:table-cell>
          <table:table-cell table:formula="of:=[.C117]/([.D117]-[.D116])" office:value-type="float" office:value="99409.7702313027" calcext:value-type="float">
            <text:p>99409.7702313027</text:p>
          </table:table-cell>
          <table:table-cell/>
          <table:table-cell office:value-type="float" office:value="1442892825.16828" calcext:value-type="float">
            <text:p>1442892825.16828</text:p>
          </table:table-cell>
          <table:table-cell table:formula="of:=[.G117]-[.$B117]" office:value-type="float" office:value="0.61196756362915" calcext:value-type="float">
            <text:p>0.6119675636</text:p>
          </table:table-cell>
          <table:table-cell/>
          <table:table-cell office:value-type="float" office:value="1442892825.16832" calcext:value-type="float">
            <text:p>1442892825.16832</text:p>
          </table:table-cell>
          <table:table-cell table:formula="of:=[.J117]-[.$B117]" office:value-type="float" office:value="0.612003803253174" calcext:value-type="float">
            <text:p>0.612003803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2824.63776" calcext:value-type="float">
            <text:p>1442892824.63776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22.6235332489014" calcext:value-type="float">
            <text:p>22.6235332489</text:p>
          </table:table-cell>
          <table:table-cell table:formula="of:=[.C118]/([.D118]-[.D117])" office:value-type="float" office:value="99407.4420995624" calcext:value-type="float">
            <text:p>99407.4420995624</text:p>
          </table:table-cell>
          <table:table-cell/>
          <table:table-cell office:value-type="float" office:value="1442892825.16839" calcext:value-type="float">
            <text:p>1442892825.16839</text:p>
          </table:table-cell>
          <table:table-cell table:formula="of:=[.G118]-[.$B118]" office:value-type="float" office:value="0.530630826950073" calcext:value-type="float">
            <text:p>0.530630827</text:p>
          </table:table-cell>
          <table:table-cell/>
          <table:table-cell office:value-type="float" office:value="1442892825.19288" calcext:value-type="float">
            <text:p>1442892825.19288</text:p>
          </table:table-cell>
          <table:table-cell table:formula="of:=[.J118]-[.$B118]" office:value-type="float" office:value="0.555117845535278" calcext:value-type="float">
            <text:p>0.555117845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2824.71916" calcext:value-type="float">
            <text:p>1442892824.71916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22.7049314975739" calcext:value-type="float">
            <text:p>22.7049314976</text:p>
          </table:table-cell>
          <table:table-cell table:formula="of:=[.C119]/([.D119]-[.D118])" office:value-type="float" office:value="99461.5993837304" calcext:value-type="float">
            <text:p>99461.5993837304</text:p>
          </table:table-cell>
          <table:table-cell/>
          <table:table-cell office:value-type="float" office:value="1442892825.2129" calcext:value-type="float">
            <text:p>1442892825.2129</text:p>
          </table:table-cell>
          <table:table-cell table:formula="of:=[.G119]-[.$B119]" office:value-type="float" office:value="0.493745565414429" calcext:value-type="float">
            <text:p>0.4937455654</text:p>
          </table:table-cell>
          <table:table-cell/>
          <table:table-cell office:value-type="float" office:value="1442892825.21742" calcext:value-type="float">
            <text:p>1442892825.21742</text:p>
          </table:table-cell>
          <table:table-cell table:formula="of:=[.J119]-[.$B119]" office:value-type="float" office:value="0.498257160186768" calcext:value-type="float">
            <text:p>0.498257160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2824.80073" calcext:value-type="float">
            <text:p>1442892824.80073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22.7865076065063" calcext:value-type="float">
            <text:p>22.7865076065</text:p>
          </table:table-cell>
          <table:table-cell table:formula="of:=[.C120]/([.D120]-[.D119])" office:value-type="float" office:value="99244.743417457" calcext:value-type="float">
            <text:p>99244.743417457</text:p>
          </table:table-cell>
          <table:table-cell/>
          <table:table-cell office:value-type="float" office:value="1442892825.32497" calcext:value-type="float">
            <text:p>1442892825.32497</text:p>
          </table:table-cell>
          <table:table-cell table:formula="of:=[.G120]-[.$B120]" office:value-type="float" office:value="0.524237394332886" calcext:value-type="float">
            <text:p>0.5242373943</text:p>
          </table:table-cell>
          <table:table-cell/>
          <table:table-cell office:value-type="float" office:value="1442892825.32501" calcext:value-type="float">
            <text:p>1442892825.32501</text:p>
          </table:table-cell>
          <table:table-cell table:formula="of:=[.J120]-[.$B120]" office:value-type="float" office:value="0.524277448654175" calcext:value-type="float">
            <text:p>0.524277448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2824.88217" calcext:value-type="float">
            <text:p>1442892824.88217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22.8679432868957" calcext:value-type="float">
            <text:p>22.8679432869</text:p>
          </table:table-cell>
          <table:table-cell table:formula="of:=[.C121]/([.D121]-[.D120])" office:value-type="float" office:value="99415.8820959932" calcext:value-type="float">
            <text:p>99415.8820959932</text:p>
          </table:table-cell>
          <table:table-cell/>
          <table:table-cell office:value-type="float" office:value="1442892825.40241" calcext:value-type="float">
            <text:p>1442892825.40241</text:p>
          </table:table-cell>
          <table:table-cell table:formula="of:=[.G121]-[.$B121]" office:value-type="float" office:value="0.520236730575562" calcext:value-type="float">
            <text:p>0.5202367306</text:p>
          </table:table-cell>
          <table:table-cell/>
          <table:table-cell office:value-type="float" office:value="1442892825.40245" calcext:value-type="float">
            <text:p>1442892825.40245</text:p>
          </table:table-cell>
          <table:table-cell table:formula="of:=[.J121]-[.$B121]" office:value-type="float" office:value="0.520281314849854" calcext:value-type="float">
            <text:p>0.520281314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2824.96357" calcext:value-type="float">
            <text:p>1442892824.96357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22.9493474960327" calcext:value-type="float">
            <text:p>22.949347496</text:p>
          </table:table-cell>
          <table:table-cell table:formula="of:=[.C122]/([.D122]-[.D121])" office:value-type="float" office:value="99454.3167464283" calcext:value-type="float">
            <text:p>99454.3167464283</text:p>
          </table:table-cell>
          <table:table-cell/>
          <table:table-cell office:value-type="float" office:value="1442892825.55699" calcext:value-type="float">
            <text:p>1442892825.55699</text:p>
          </table:table-cell>
          <table:table-cell table:formula="of:=[.G122]-[.$B122]" office:value-type="float" office:value="0.59341311454773" calcext:value-type="float">
            <text:p>0.5934131145</text:p>
          </table:table-cell>
          <table:table-cell/>
          <table:table-cell office:value-type="float" office:value="1442892825.55702" calcext:value-type="float">
            <text:p>1442892825.55702</text:p>
          </table:table-cell>
          <table:table-cell table:formula="of:=[.J122]-[.$B122]" office:value-type="float" office:value="0.593444585800171" calcext:value-type="float">
            <text:p>0.593444585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2825.04307" calcext:value-type="float">
            <text:p>1442892825.04307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23.0288441181183" calcext:value-type="float">
            <text:p>23.0288441181</text:p>
          </table:table-cell>
          <table:table-cell table:formula="of:=[.C123]/([.D123]-[.D122])" office:value-type="float" office:value="101840.80515126" calcext:value-type="float">
            <text:p>101840.80515126</text:p>
          </table:table-cell>
          <table:table-cell/>
          <table:table-cell office:value-type="float" office:value="1442892825.55705" calcext:value-type="float">
            <text:p>1442892825.55705</text:p>
          </table:table-cell>
          <table:table-cell table:formula="of:=[.G123]-[.$B123]" office:value-type="float" office:value="0.51398229598999" calcext:value-type="float">
            <text:p>0.513982296</text:p>
          </table:table-cell>
          <table:table-cell/>
          <table:table-cell office:value-type="float" office:value="1442892825.58154" calcext:value-type="float">
            <text:p>1442892825.58154</text:p>
          </table:table-cell>
          <table:table-cell table:formula="of:=[.J123]-[.$B123]" office:value-type="float" office:value="0.538466215133667" calcext:value-type="float">
            <text:p>0.538466215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2825.12044" calcext:value-type="float">
            <text:p>1442892825.12044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23.1062157154083" calcext:value-type="float">
            <text:p>23.1062157154</text:p>
          </table:table-cell>
          <table:table-cell table:formula="of:=[.C124]/([.D124]-[.D123])" office:value-type="float" office:value="104637.881129052" calcext:value-type="float">
            <text:p>104637.881129052</text:p>
          </table:table-cell>
          <table:table-cell/>
          <table:table-cell office:value-type="float" office:value="1442892825.63422" calcext:value-type="float">
            <text:p>1442892825.63422</text:p>
          </table:table-cell>
          <table:table-cell table:formula="of:=[.G124]-[.$B124]" office:value-type="float" office:value="0.513777017593384" calcext:value-type="float">
            <text:p>0.5137770176</text:p>
          </table:table-cell>
          <table:table-cell/>
          <table:table-cell office:value-type="float" office:value="1442892825.63425" calcext:value-type="float">
            <text:p>1442892825.63425</text:p>
          </table:table-cell>
          <table:table-cell table:formula="of:=[.J124]-[.$B124]" office:value-type="float" office:value="0.513806581497192" calcext:value-type="float">
            <text:p>0.513806581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2825.19776" calcext:value-type="float">
            <text:p>1442892825.19776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23.1835336685181" calcext:value-type="float">
            <text:p>23.1835336685</text:p>
          </table:table-cell>
          <table:table-cell table:formula="of:=[.C125]/([.D125]-[.D124])" office:value-type="float" office:value="104710.480223254" calcext:value-type="float">
            <text:p>104710.480223254</text:p>
          </table:table-cell>
          <table:table-cell/>
          <table:table-cell office:value-type="float" office:value="1442892825.78896" calcext:value-type="float">
            <text:p>1442892825.78896</text:p>
          </table:table-cell>
          <table:table-cell table:formula="of:=[.G125]-[.$B125]" office:value-type="float" office:value="0.591198921203613" calcext:value-type="float">
            <text:p>0.5911989212</text:p>
          </table:table-cell>
          <table:table-cell/>
          <table:table-cell office:value-type="float" office:value="1442892825.78901" calcext:value-type="float">
            <text:p>1442892825.78901</text:p>
          </table:table-cell>
          <table:table-cell table:formula="of:=[.J125]-[.$B125]" office:value-type="float" office:value="0.59124493598938" calcext:value-type="float">
            <text:p>0.59124493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2825.27507" calcext:value-type="float">
            <text:p>1442892825.27507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23.2608428001404" calcext:value-type="float">
            <text:p>23.2608428001</text:p>
          </table:table-cell>
          <table:table-cell table:formula="of:=[.C126]/([.D126]-[.D125])" office:value-type="float" office:value="104722.428387272" calcext:value-type="float">
            <text:p>104722.428387272</text:p>
          </table:table-cell>
          <table:table-cell/>
          <table:table-cell office:value-type="float" office:value="1442892825.78905" calcext:value-type="float">
            <text:p>1442892825.78905</text:p>
          </table:table-cell>
          <table:table-cell table:formula="of:=[.G126]-[.$B126]" office:value-type="float" office:value="0.513978958129883" calcext:value-type="float">
            <text:p>0.5139789581</text:p>
          </table:table-cell>
          <table:table-cell/>
          <table:table-cell office:value-type="float" office:value="1442892825.81355" calcext:value-type="float">
            <text:p>1442892825.81355</text:p>
          </table:table-cell>
          <table:table-cell table:formula="of:=[.J126]-[.$B126]" office:value-type="float" office:value="0.538480281829834" calcext:value-type="float">
            <text:p>0.538480281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2825.35242" calcext:value-type="float">
            <text:p>1442892825.35242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23.3381907939911" calcext:value-type="float">
            <text:p>23.338190794</text:p>
          </table:table-cell>
          <table:table-cell table:formula="of:=[.C127]/([.D127]-[.D126])" office:value-type="float" office:value="104669.81232411" calcext:value-type="float">
            <text:p>104669.81232411</text:p>
          </table:table-cell>
          <table:table-cell/>
          <table:table-cell office:value-type="float" office:value="1442892825.86629" calcext:value-type="float">
            <text:p>1442892825.86629</text:p>
          </table:table-cell>
          <table:table-cell table:formula="of:=[.G127]-[.$B127]" office:value-type="float" office:value="0.513872385025024" calcext:value-type="float">
            <text:p>0.513872385</text:p>
          </table:table-cell>
          <table:table-cell/>
          <table:table-cell office:value-type="float" office:value="1442892825.86633" calcext:value-type="float">
            <text:p>1442892825.86633</text:p>
          </table:table-cell>
          <table:table-cell table:formula="of:=[.J127]-[.$B127]" office:value-type="float" office:value="0.513913154602051" calcext:value-type="float">
            <text:p>0.513913154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2825.42978" calcext:value-type="float">
            <text:p>1442892825.42978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23.4155521392822" calcext:value-type="float">
            <text:p>23.4155521393</text:p>
          </table:table-cell>
          <table:table-cell table:formula="of:=[.C128]/([.D128]-[.D127])" office:value-type="float" office:value="104651.747840371" calcext:value-type="float">
            <text:p>104651.747840371</text:p>
          </table:table-cell>
          <table:table-cell/>
          <table:table-cell office:value-type="float" office:value="1442892825.99007" calcext:value-type="float">
            <text:p>1442892825.99007</text:p>
          </table:table-cell>
          <table:table-cell table:formula="of:=[.G128]-[.$B128]" office:value-type="float" office:value="0.56029224395752" calcext:value-type="float">
            <text:p>0.560292244</text:p>
          </table:table-cell>
          <table:table-cell/>
          <table:table-cell office:value-type="float" office:value="1442892825.99011" calcext:value-type="float">
            <text:p>1442892825.99011</text:p>
          </table:table-cell>
          <table:table-cell table:formula="of:=[.J128]-[.$B128]" office:value-type="float" office:value="0.560332536697388" calcext:value-type="float">
            <text:p>0.560332536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2825.50709" calcext:value-type="float">
            <text:p>1442892825.50709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23.4928612709045" calcext:value-type="float">
            <text:p>23.4928612709</text:p>
          </table:table-cell>
          <table:table-cell table:formula="of:=[.C129]/([.D129]-[.D128])" office:value-type="float" office:value="104722.428387272" calcext:value-type="float">
            <text:p>104722.428387272</text:p>
          </table:table-cell>
          <table:table-cell/>
          <table:table-cell office:value-type="float" office:value="1442892825.99016" calcext:value-type="float">
            <text:p>1442892825.99016</text:p>
          </table:table-cell>
          <table:table-cell table:formula="of:=[.G129]-[.$B129]" office:value-type="float" office:value="0.483067989349365" calcext:value-type="float">
            <text:p>0.4830679893</text:p>
          </table:table-cell>
          <table:table-cell/>
          <table:table-cell office:value-type="float" office:value="1442892826.01358" calcext:value-type="float">
            <text:p>1442892826.01358</text:p>
          </table:table-cell>
          <table:table-cell table:formula="of:=[.J129]-[.$B129]" office:value-type="float" office:value="0.506488800048828" calcext:value-type="float">
            <text:p>0.506488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2825.58436" calcext:value-type="float">
            <text:p>1442892825.58436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23.5701289176941" calcext:value-type="float">
            <text:p>23.5701289177</text:p>
          </table:table-cell>
          <table:table-cell table:formula="of:=[.C130]/([.D130]-[.D129])" office:value-type="float" office:value="104778.653633009" calcext:value-type="float">
            <text:p>104778.653633009</text:p>
          </table:table-cell>
          <table:table-cell/>
          <table:table-cell office:value-type="float" office:value="1442892826.09827" calcext:value-type="float">
            <text:p>1442892826.09827</text:p>
          </table:table-cell>
          <table:table-cell table:formula="of:=[.G130]-[.$B130]" office:value-type="float" office:value="0.513916015625" calcext:value-type="float">
            <text:p>0.5139160156</text:p>
          </table:table-cell>
          <table:table-cell/>
          <table:table-cell office:value-type="float" office:value="1442892826.09831" calcext:value-type="float">
            <text:p>1442892826.09831</text:p>
          </table:table-cell>
          <table:table-cell table:formula="of:=[.J130]-[.$B130]" office:value-type="float" office:value="0.513949394226074" calcext:value-type="float">
            <text:p>0.513949394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2825.66173" calcext:value-type="float">
            <text:p>1442892825.66173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23.6475019454956" calcext:value-type="float">
            <text:p>23.6475019455</text:p>
          </table:table-cell>
          <table:table-cell table:formula="of:=[.C131]/([.D131]-[.D130])" office:value-type="float" office:value="104635.946531249" calcext:value-type="float">
            <text:p>104635.946531249</text:p>
          </table:table-cell>
          <table:table-cell/>
          <table:table-cell office:value-type="float" office:value="1442892826.17581" calcext:value-type="float">
            <text:p>1442892826.17581</text:p>
          </table:table-cell>
          <table:table-cell table:formula="of:=[.G131]-[.$B131]" office:value-type="float" office:value="0.514079332351685" calcext:value-type="float">
            <text:p>0.5140793324</text:p>
          </table:table-cell>
          <table:table-cell/>
          <table:table-cell office:value-type="float" office:value="1442892826.17585" calcext:value-type="float">
            <text:p>1442892826.17585</text:p>
          </table:table-cell>
          <table:table-cell table:formula="of:=[.J131]-[.$B131]" office:value-type="float" office:value="0.514124870300293" calcext:value-type="float">
            <text:p>0.514124870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2825.73916" calcext:value-type="float">
            <text:p>1442892825.73916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23.7249283790588" calcext:value-type="float">
            <text:p>23.7249283791</text:p>
          </table:table-cell>
          <table:table-cell table:formula="of:=[.C132]/([.D132]-[.D131])" office:value-type="float" office:value="104563.772698999" calcext:value-type="float">
            <text:p>104563.772698999</text:p>
          </table:table-cell>
          <table:table-cell/>
          <table:table-cell office:value-type="float" office:value="1442892826.1759" calcext:value-type="float">
            <text:p>1442892826.1759</text:p>
          </table:table-cell>
          <table:table-cell table:formula="of:=[.G132]-[.$B132]" office:value-type="float" office:value="0.436747312545776" calcext:value-type="float">
            <text:p>0.4367473125</text:p>
          </table:table-cell>
          <table:table-cell/>
          <table:table-cell office:value-type="float" office:value="1442892826.1985" calcext:value-type="float">
            <text:p>1442892826.1985</text:p>
          </table:table-cell>
          <table:table-cell table:formula="of:=[.J132]-[.$B132]" office:value-type="float" office:value="0.45934796333313" calcext:value-type="float">
            <text:p>0.459347963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2825.81648" calcext:value-type="float">
            <text:p>1442892825.81648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23.8022539615631" calcext:value-type="float">
            <text:p>23.8022539616</text:p>
          </table:table-cell>
          <table:table-cell table:formula="of:=[.C133]/([.D133]-[.D132])" office:value-type="float" office:value="104700.148874438" calcext:value-type="float">
            <text:p>104700.148874438</text:p>
          </table:table-cell>
          <table:table-cell/>
          <table:table-cell office:value-type="float" office:value="1442892826.32553" calcext:value-type="float">
            <text:p>1442892826.32553</text:p>
          </table:table-cell>
          <table:table-cell table:formula="of:=[.G133]-[.$B133]" office:value-type="float" office:value="0.509049654006958" calcext:value-type="float">
            <text:p>0.509049654</text:p>
          </table:table-cell>
          <table:table-cell/>
          <table:table-cell office:value-type="float" office:value="1442892826.32557" calcext:value-type="float">
            <text:p>1442892826.32557</text:p>
          </table:table-cell>
          <table:table-cell table:formula="of:=[.J133]-[.$B133]" office:value-type="float" office:value="0.509089469909668" calcext:value-type="float">
            <text:p>0.509089469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2825.8938" calcext:value-type="float">
            <text:p>1442892825.8938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23.87957072258" calcext:value-type="float">
            <text:p>23.8795707226</text:p>
          </table:table-cell>
          <table:table-cell table:formula="of:=[.C134]/([.D134]-[.D133])" office:value-type="float" office:value="104712.094680687" calcext:value-type="float">
            <text:p>104712.094680687</text:p>
          </table:table-cell>
          <table:table-cell/>
          <table:table-cell office:value-type="float" office:value="1442892826.37663" calcext:value-type="float">
            <text:p>1442892826.37663</text:p>
          </table:table-cell>
          <table:table-cell table:formula="of:=[.G134]-[.$B134]" office:value-type="float" office:value="0.482829570770264" calcext:value-type="float">
            <text:p>0.4828295708</text:p>
          </table:table-cell>
          <table:table-cell/>
          <table:table-cell office:value-type="float" office:value="1442892826.37666" calcext:value-type="float">
            <text:p>1442892826.37666</text:p>
          </table:table-cell>
          <table:table-cell table:formula="of:=[.J134]-[.$B134]" office:value-type="float" office:value="0.482867240905762" calcext:value-type="float">
            <text:p>0.482867240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2825.97113" calcext:value-type="float">
            <text:p>1442892825.97113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23.9569010734558" calcext:value-type="float">
            <text:p>23.9569010735</text:p>
          </table:table-cell>
          <table:table-cell table:formula="of:=[.C135]/([.D135]-[.D134])" office:value-type="float" office:value="104693.692816644" calcext:value-type="float">
            <text:p>104693.692816644</text:p>
          </table:table-cell>
          <table:table-cell/>
          <table:table-cell office:value-type="float" office:value="1442892826.47445" calcext:value-type="float">
            <text:p>1442892826.47445</text:p>
          </table:table-cell>
          <table:table-cell table:formula="of:=[.G135]-[.$B135]" office:value-type="float" office:value="0.503318548202515" calcext:value-type="float">
            <text:p>0.5033185482</text:p>
          </table:table-cell>
          <table:table-cell/>
          <table:table-cell office:value-type="float" office:value="1442892826.47449" calcext:value-type="float">
            <text:p>1442892826.47449</text:p>
          </table:table-cell>
          <table:table-cell table:formula="of:=[.J135]-[.$B135]" office:value-type="float" office:value="0.503362894058228" calcext:value-type="float">
            <text:p>0.503362894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2826.04659" calcext:value-type="float">
            <text:p>1442892826.04659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24.0323638916016" calcext:value-type="float">
            <text:p>24.0323638916</text:p>
          </table:table-cell>
          <table:table-cell table:formula="of:=[.C136]/([.D136]-[.D135])" office:value-type="float" office:value="107284.623062487" calcext:value-type="float">
            <text:p>107284.623062487</text:p>
          </table:table-cell>
          <table:table-cell/>
          <table:table-cell office:value-type="float" office:value="1442892826.47454" calcext:value-type="float">
            <text:p>1442892826.47454</text:p>
          </table:table-cell>
          <table:table-cell table:formula="of:=[.G136]-[.$B136]" office:value-type="float" office:value="0.427947282791138" calcext:value-type="float">
            <text:p>0.4279472828</text:p>
          </table:table-cell>
          <table:table-cell/>
          <table:table-cell office:value-type="float" office:value="1442892826.49714" calcext:value-type="float">
            <text:p>1442892826.49714</text:p>
          </table:table-cell>
          <table:table-cell table:formula="of:=[.J136]-[.$B136]" office:value-type="float" office:value="0.450551748275757" calcext:value-type="float">
            <text:p>0.450551748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2826.12103" calcext:value-type="float">
            <text:p>1442892826.12103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24.1068041324615" calcext:value-type="float">
            <text:p>24.1068041325</text:p>
          </table:table-cell>
          <table:table-cell table:formula="of:=[.C137]/([.D137]-[.D136])" office:value-type="float" office:value="108758.379963168" calcext:value-type="float">
            <text:p>108758.379963168</text:p>
          </table:table-cell>
          <table:table-cell/>
          <table:table-cell office:value-type="float" office:value="1442892826.56511" calcext:value-type="float">
            <text:p>1442892826.56511</text:p>
          </table:table-cell>
          <table:table-cell table:formula="of:=[.G137]-[.$B137]" office:value-type="float" office:value="0.444074153900147" calcext:value-type="float">
            <text:p>0.4440741539</text:p>
          </table:table-cell>
          <table:table-cell/>
          <table:table-cell office:value-type="float" office:value="1442892826.56514" calcext:value-type="float">
            <text:p>1442892826.56514</text:p>
          </table:table-cell>
          <table:table-cell table:formula="of:=[.J137]-[.$B137]" office:value-type="float" office:value="0.444112300872803" calcext:value-type="float">
            <text:p>0.444112300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2826.1955" calcext:value-type="float">
            <text:p>1442892826.1955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24.1812767982483" calcext:value-type="float">
            <text:p>24.1812767982</text:p>
          </table:table-cell>
          <table:table-cell table:formula="of:=[.C138]/([.D138]-[.D137])" office:value-type="float" office:value="108711.027253722" calcext:value-type="float">
            <text:p>108711.027253722</text:p>
          </table:table-cell>
          <table:table-cell/>
          <table:table-cell office:value-type="float" office:value="1442892826.69808" calcext:value-type="float">
            <text:p>1442892826.69808</text:p>
          </table:table-cell>
          <table:table-cell table:formula="of:=[.G138]-[.$B138]" office:value-type="float" office:value="0.502579212188721" calcext:value-type="float">
            <text:p>0.5025792122</text:p>
          </table:table-cell>
          <table:table-cell/>
          <table:table-cell office:value-type="float" office:value="1442892826.69813" calcext:value-type="float">
            <text:p>1442892826.69813</text:p>
          </table:table-cell>
          <table:table-cell table:formula="of:=[.J138]-[.$B138]" office:value-type="float" office:value="0.502624034881592" calcext:value-type="float">
            <text:p>0.502624034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2826.26994" calcext:value-type="float">
            <text:p>1442892826.26994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24.2557084560394" calcext:value-type="float">
            <text:p>24.255708456</text:p>
          </table:table-cell>
          <table:table-cell table:formula="of:=[.C139]/([.D139]-[.D138])" office:value-type="float" office:value="108770.921409787" calcext:value-type="float">
            <text:p>108770.921409787</text:p>
          </table:table-cell>
          <table:table-cell/>
          <table:table-cell office:value-type="float" office:value="1442892826.76614" calcext:value-type="float">
            <text:p>1442892826.76614</text:p>
          </table:table-cell>
          <table:table-cell table:formula="of:=[.G139]-[.$B139]" office:value-type="float" office:value="0.496205806732178" calcext:value-type="float">
            <text:p>0.4962058067</text:p>
          </table:table-cell>
          <table:table-cell/>
          <table:table-cell office:value-type="float" office:value="1442892826.76618" calcext:value-type="float">
            <text:p>1442892826.76618</text:p>
          </table:table-cell>
          <table:table-cell table:formula="of:=[.J139]-[.$B139]" office:value-type="float" office:value="0.496242046356201" calcext:value-type="float">
            <text:p>0.496242046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2826.3444" calcext:value-type="float">
            <text:p>1442892826.3444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24.3301739692688" calcext:value-type="float">
            <text:p>24.3301739693</text:p>
          </table:table-cell>
          <table:table-cell table:formula="of:=[.C140]/([.D140]-[.D139])" office:value-type="float" office:value="108721.469159321" calcext:value-type="float">
            <text:p>108721.469159321</text:p>
          </table:table-cell>
          <table:table-cell/>
          <table:table-cell office:value-type="float" office:value="1442892826.84673" calcext:value-type="float">
            <text:p>1442892826.84673</text:p>
          </table:table-cell>
          <table:table-cell table:formula="of:=[.G140]-[.$B140]" office:value-type="float" office:value="0.502333879470825" calcext:value-type="float">
            <text:p>0.5023338795</text:p>
          </table:table-cell>
          <table:table-cell/>
          <table:table-cell office:value-type="float" office:value="1442892826.84677" calcext:value-type="float">
            <text:p>1442892826.84677</text:p>
          </table:table-cell>
          <table:table-cell table:formula="of:=[.J140]-[.$B140]" office:value-type="float" office:value="0.502370119094849" calcext:value-type="float">
            <text:p>0.502370119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2826.41888" calcext:value-type="float">
            <text:p>1442892826.41888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24.4046487808228" calcext:value-type="float">
            <text:p>24.4046487808</text:p>
          </table:table-cell>
          <table:table-cell table:formula="of:=[.C141]/([.D141]-[.D140])" office:value-type="float" office:value="108707.89507315" calcext:value-type="float">
            <text:p>108707.89507315</text:p>
          </table:table-cell>
          <table:table-cell/>
          <table:table-cell office:value-type="float" office:value="1442892826.84681" calcext:value-type="float">
            <text:p>1442892826.84681</text:p>
          </table:table-cell>
          <table:table-cell table:formula="of:=[.G141]-[.$B141]" office:value-type="float" office:value="0.427937746047974" calcext:value-type="float">
            <text:p>0.427937746</text:p>
          </table:table-cell>
          <table:table-cell/>
          <table:table-cell office:value-type="float" office:value="1442892826.8694" calcext:value-type="float">
            <text:p>1442892826.8694</text:p>
          </table:table-cell>
          <table:table-cell table:formula="of:=[.J141]-[.$B141]" office:value-type="float" office:value="0.450522661209106" calcext:value-type="float">
            <text:p>0.450522661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2826.49331" calcext:value-type="float">
            <text:p>1442892826.49331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24.4790859222412" calcext:value-type="float">
            <text:p>24.4790859222</text:p>
          </table:table-cell>
          <table:table-cell table:formula="of:=[.C142]/([.D142]-[.D141])" office:value-type="float" office:value="108762.90848526" calcext:value-type="float">
            <text:p>108762.90848526</text:p>
          </table:table-cell>
          <table:table-cell/>
          <table:table-cell office:value-type="float" office:value="1442892826.92131" calcext:value-type="float">
            <text:p>1442892826.92131</text:p>
          </table:table-cell>
          <table:table-cell table:formula="of:=[.G142]-[.$B142]" office:value-type="float" office:value="0.427998542785645" calcext:value-type="float">
            <text:p>0.4279985428</text:p>
          </table:table-cell>
          <table:table-cell/>
          <table:table-cell office:value-type="float" office:value="1442892826.92135" calcext:value-type="float">
            <text:p>1442892826.92135</text:p>
          </table:table-cell>
          <table:table-cell table:formula="of:=[.J142]-[.$B142]" office:value-type="float" office:value="0.428038358688355" calcext:value-type="float">
            <text:p>0.428038358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2826.56773" calcext:value-type="float">
            <text:p>1442892826.56773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24.5535063743591" calcext:value-type="float">
            <text:p>24.5535063744</text:p>
          </table:table-cell>
          <table:table-cell table:formula="of:=[.C143]/([.D143]-[.D142])" office:value-type="float" office:value="108787.2993189" calcext:value-type="float">
            <text:p>108787.2993189</text:p>
          </table:table-cell>
          <table:table-cell/>
          <table:table-cell office:value-type="float" office:value="1442892827.07015" calcext:value-type="float">
            <text:p>1442892827.07015</text:p>
          </table:table-cell>
          <table:table-cell table:formula="of:=[.G143]-[.$B143]" office:value-type="float" office:value="0.502421855926514" calcext:value-type="float">
            <text:p>0.5024218559</text:p>
          </table:table-cell>
          <table:table-cell/>
          <table:table-cell office:value-type="float" office:value="1442892827.0702" calcext:value-type="float">
            <text:p>1442892827.0702</text:p>
          </table:table-cell>
          <table:table-cell table:formula="of:=[.J143]-[.$B143]" office:value-type="float" office:value="0.502464532852173" calcext:value-type="float">
            <text:p>0.502464532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2826.64217" calcext:value-type="float">
            <text:p>1442892826.64217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24.627943277359" calcext:value-type="float">
            <text:p>24.6279432774</text:p>
          </table:table-cell>
          <table:table-cell table:formula="of:=[.C144]/([.D144]-[.D143])" office:value-type="float" office:value="108763.256848734" calcext:value-type="float">
            <text:p>108763.256848734</text:p>
          </table:table-cell>
          <table:table-cell/>
          <table:table-cell office:value-type="float" office:value="1442892827.12238" calcext:value-type="float">
            <text:p>1442892827.12238</text:p>
          </table:table-cell>
          <table:table-cell table:formula="of:=[.G144]-[.$B144]" office:value-type="float" office:value="0.480209589004517" calcext:value-type="float">
            <text:p>0.480209589</text:p>
          </table:table-cell>
          <table:table-cell/>
          <table:table-cell office:value-type="float" office:value="1442892830.03392" calcext:value-type="float">
            <text:p>1442892830.03392</text:p>
          </table:table-cell>
          <table:table-cell table:formula="of:=[.J144]-[.$B144]" office:value-type="float" office:value="3.39174675941467" calcext:value-type="float">
            <text:p>3.391746759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2826.71665" calcext:value-type="float">
            <text:p>1442892826.71665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24.7024252414703" calcext:value-type="float">
            <text:p>24.7024252415</text:p>
          </table:table-cell>
          <table:table-cell table:formula="of:=[.C145]/([.D145]-[.D144])" office:value-type="float" office:value="108697.455774648" calcext:value-type="float">
            <text:p>108697.455774648</text:p>
          </table:table-cell>
          <table:table-cell/>
          <table:table-cell office:value-type="float" office:value="1442892827.2441" calcext:value-type="float">
            <text:p>1442892827.2441</text:p>
          </table:table-cell>
          <table:table-cell table:formula="of:=[.G145]-[.$B145]" office:value-type="float" office:value="0.527443885803223" calcext:value-type="float">
            <text:p>0.5274438858</text:p>
          </table:table-cell>
          <table:table-cell/>
          <table:table-cell office:value-type="float" office:value="1442892830.06785" calcext:value-type="float">
            <text:p>1442892830.06785</text:p>
          </table:table-cell>
          <table:table-cell table:formula="of:=[.J145]-[.$B145]" office:value-type="float" office:value="3.3512020111084" calcext:value-type="float">
            <text:p>3.351202011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2826.79111" calcext:value-type="float">
            <text:p>1442892826.79111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24.7768845558166" calcext:value-type="float">
            <text:p>24.7768845558</text:p>
          </table:table-cell>
          <table:table-cell table:formula="of:=[.C146]/([.D146]-[.D145])" office:value-type="float" office:value="108730.520433551" calcext:value-type="float">
            <text:p>108730.520433551</text:p>
          </table:table-cell>
          <table:table-cell/>
          <table:table-cell office:value-type="float" office:value="1442892827.24414" calcext:value-type="float">
            <text:p>1442892827.24414</text:p>
          </table:table-cell>
          <table:table-cell table:formula="of:=[.G146]-[.$B146]" office:value-type="float" office:value="0.453023910522461" calcext:value-type="float">
            <text:p>0.4530239105</text:p>
          </table:table-cell>
          <table:table-cell/>
          <table:table-cell office:value-type="float" office:value="1442892830.10174" calcext:value-type="float">
            <text:p>1442892830.10174</text:p>
          </table:table-cell>
          <table:table-cell table:formula="of:=[.J146]-[.$B146]" office:value-type="float" office:value="3.31063032150269" calcext:value-type="float">
            <text:p>3.310630321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2826.86555" calcext:value-type="float">
            <text:p>1442892826.86555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24.851322889328" calcext:value-type="float">
            <text:p>24.8513228893</text:p>
          </table:table-cell>
          <table:table-cell table:formula="of:=[.C147]/([.D147]-[.D146])" office:value-type="float" office:value="108761.166701365" calcext:value-type="float">
            <text:p>108761.166701365</text:p>
          </table:table-cell>
          <table:table-cell/>
          <table:table-cell office:value-type="float" office:value="1442892827.37856" calcext:value-type="float">
            <text:p>1442892827.37856</text:p>
          </table:table-cell>
          <table:table-cell table:formula="of:=[.G147]-[.$B147]" office:value-type="float" office:value="0.51300835609436" calcext:value-type="float">
            <text:p>0.5130083561</text:p>
          </table:table-cell>
          <table:table-cell/>
          <table:table-cell office:value-type="float" office:value="1442892830.13565" calcext:value-type="float">
            <text:p>1442892830.13565</text:p>
          </table:table-cell>
          <table:table-cell table:formula="of:=[.J147]-[.$B147]" office:value-type="float" office:value="3.27009797096252" calcext:value-type="float">
            <text:p>3.27009797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2826.93997" calcext:value-type="float">
            <text:p>1442892826.93997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24.9257473945618" calcext:value-type="float">
            <text:p>24.9257473946</text:p>
          </table:table-cell>
          <table:table-cell table:formula="of:=[.C148]/([.D148]-[.D147])" office:value-type="float" office:value="108781.374825009" calcext:value-type="float">
            <text:p>108781.374825009</text:p>
          </table:table-cell>
          <table:table-cell/>
          <table:table-cell office:value-type="float" office:value="1442892827.57973" calcext:value-type="float">
            <text:p>1442892827.57973</text:p>
          </table:table-cell>
          <table:table-cell table:formula="of:=[.G148]-[.$B148]" office:value-type="float" office:value="0.639760494232178" calcext:value-type="float">
            <text:p>0.6397604942</text:p>
          </table:table-cell>
          <table:table-cell/>
          <table:table-cell office:value-type="float" office:value="1442892830.16955" calcext:value-type="float">
            <text:p>1442892830.16955</text:p>
          </table:table-cell>
          <table:table-cell table:formula="of:=[.J148]-[.$B148]" office:value-type="float" office:value="3.22957921028137" calcext:value-type="float">
            <text:p>3.229579210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2840.01952" calcext:value-type="float">
            <text:p>1442892840.01952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38.0052933692932" calcext:value-type="float">
            <text:p>38.0052933693</text:p>
          </table:table-cell>
          <table:table-cell table:formula="of:=[.C149]/([.D149]-[.D148])" office:value-type="float" office:value="618.981730378163" calcext:value-type="float">
            <text:p>618.9817303782</text:p>
          </table:table-cell>
          <table:table-cell/>
          <table:table-cell office:value-type="float" office:value="1442892840.22399" calcext:value-type="float">
            <text:p>1442892840.22399</text:p>
          </table:table-cell>
          <table:table-cell table:formula="of:=[.G149]-[.$B149]" office:value-type="float" office:value="0.2044677734375" calcext:value-type="float">
            <text:p>0.2044677734</text:p>
          </table:table-cell>
          <table:table-cell/>
          <table:table-cell office:value-type="float" office:value="1442892840.22403" calcext:value-type="float">
            <text:p>1442892840.22403</text:p>
          </table:table-cell>
          <table:table-cell table:formula="of:=[.J149]-[.$B149]" office:value-type="float" office:value="0.204506874084473" calcext:value-type="float">
            <text:p>0.204506874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2840.12206" calcext:value-type="float">
            <text:p>1442892840.12206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38.1078298091888" calcext:value-type="float">
            <text:p>38.1078298092</text:p>
          </table:table-cell>
          <table:table-cell table:formula="of:=[.C150]/([.D150]-[.D149])" office:value-type="float" office:value="78957.2956525581" calcext:value-type="float">
            <text:p>78957.2956525581</text:p>
          </table:table-cell>
          <table:table-cell/>
          <table:table-cell office:value-type="float" office:value="1442892840.42516" calcext:value-type="float">
            <text:p>1442892840.42516</text:p>
          </table:table-cell>
          <table:table-cell table:formula="of:=[.G150]-[.$B150]" office:value-type="float" office:value="0.303108215332031" calcext:value-type="float">
            <text:p>0.3031082153</text:p>
          </table:table-cell>
          <table:table-cell/>
          <table:table-cell office:value-type="float" office:value="1442892840.42521" calcext:value-type="float">
            <text:p>1442892840.42521</text:p>
          </table:table-cell>
          <table:table-cell table:formula="of:=[.J150]-[.$B150]" office:value-type="float" office:value="0.303154468536377" calcext:value-type="float">
            <text:p>0.303154468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2840.22456" calcext:value-type="float">
            <text:p>1442892840.22456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38.210330247879" calcext:value-type="float">
            <text:p>38.2103302479</text:p>
          </table:table-cell>
          <table:table-cell table:formula="of:=[.C151]/([.D151]-[.D150])" office:value-type="float" office:value="78985.0278053024" calcext:value-type="float">
            <text:p>78985.0278053024</text:p>
          </table:table-cell>
          <table:table-cell/>
          <table:table-cell office:value-type="float" office:value="1442892840.53146" calcext:value-type="float">
            <text:p>1442892840.53146</text:p>
          </table:table-cell>
          <table:table-cell table:formula="of:=[.G151]-[.$B151]" office:value-type="float" office:value="0.306904077529907" calcext:value-type="float">
            <text:p>0.3069040775</text:p>
          </table:table-cell>
          <table:table-cell/>
          <table:table-cell office:value-type="float" office:value="1442892840.53152" calcext:value-type="float">
            <text:p>1442892840.53152</text:p>
          </table:table-cell>
          <table:table-cell table:formula="of:=[.J151]-[.$B151]" office:value-type="float" office:value="0.306965827941895" calcext:value-type="float">
            <text:p>0.306965827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2840.32706" calcext:value-type="float">
            <text:p>1442892840.32706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38.3128316402435" calcext:value-type="float">
            <text:p>38.3128316402</text:p>
          </table:table-cell>
          <table:table-cell table:formula="of:=[.C152]/([.D152]-[.D151])" office:value-type="float" office:value="78984.2929275543" calcext:value-type="float">
            <text:p>78984.2929275543</text:p>
          </table:table-cell>
          <table:table-cell/>
          <table:table-cell office:value-type="float" office:value="1442892840.62615" calcext:value-type="float">
            <text:p>1442892840.62615</text:p>
          </table:table-cell>
          <table:table-cell table:formula="of:=[.G152]-[.$B152]" office:value-type="float" office:value="0.299086809158325" calcext:value-type="float">
            <text:p>0.2990868092</text:p>
          </table:table-cell>
          <table:table-cell/>
          <table:table-cell office:value-type="float" office:value="1442892840.62618" calcext:value-type="float">
            <text:p>1442892840.62618</text:p>
          </table:table-cell>
          <table:table-cell table:formula="of:=[.J152]-[.$B152]" office:value-type="float" office:value="0.29912281036377" calcext:value-type="float">
            <text:p>0.299122810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2840.42848" calcext:value-type="float">
            <text:p>1442892840.42848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38.4142484664917" calcext:value-type="float">
            <text:p>38.4142484665</text:p>
          </table:table-cell>
          <table:table-cell table:formula="of:=[.C153]/([.D153]-[.D152])" office:value-type="float" office:value="79828.9623083741" calcext:value-type="float">
            <text:p>79828.9623083741</text:p>
          </table:table-cell>
          <table:table-cell/>
          <table:table-cell office:value-type="float" office:value="1442892840.73528" calcext:value-type="float">
            <text:p>1442892840.73528</text:p>
          </table:table-cell>
          <table:table-cell table:formula="of:=[.G153]-[.$B153]" office:value-type="float" office:value="0.306802749633789" calcext:value-type="float">
            <text:p>0.3068027496</text:p>
          </table:table-cell>
          <table:table-cell/>
          <table:table-cell office:value-type="float" office:value="1442892840.73532" calcext:value-type="float">
            <text:p>1442892840.73532</text:p>
          </table:table-cell>
          <table:table-cell table:formula="of:=[.J153]-[.$B153]" office:value-type="float" office:value="0.306847810745239" calcext:value-type="float">
            <text:p>0.306847810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2840.53094" calcext:value-type="float">
            <text:p>1442892840.53094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38.5167119503021" calcext:value-type="float">
            <text:p>38.5167119503</text:p>
          </table:table-cell>
          <table:table-cell table:formula="of:=[.C154]/([.D154]-[.D153])" office:value-type="float" office:value="79013.5148535356" calcext:value-type="float">
            <text:p>79013.5148535356</text:p>
          </table:table-cell>
          <table:table-cell/>
          <table:table-cell office:value-type="float" office:value="1442892840.82728" calcext:value-type="float">
            <text:p>1442892840.82728</text:p>
          </table:table-cell>
          <table:table-cell table:formula="of:=[.G154]-[.$B154]" office:value-type="float" office:value="0.296341419219971" calcext:value-type="float">
            <text:p>0.2963414192</text:p>
          </table:table-cell>
          <table:table-cell/>
          <table:table-cell office:value-type="float" office:value="1442892840.82736" calcext:value-type="float">
            <text:p>1442892840.82736</text:p>
          </table:table-cell>
          <table:table-cell table:formula="of:=[.J154]-[.$B154]" office:value-type="float" office:value="0.296416997909546" calcext:value-type="float">
            <text:p>0.296416997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2840.63352" calcext:value-type="float">
            <text:p>1442892840.63352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38.6192903518677" calcext:value-type="float">
            <text:p>38.6192903519</text:p>
          </table:table-cell>
          <table:table-cell table:formula="of:=[.C155]/([.D155]-[.D154])" office:value-type="float" office:value="78924.9966507455" calcext:value-type="float">
            <text:p>78924.9966507455</text:p>
          </table:table-cell>
          <table:table-cell/>
          <table:table-cell office:value-type="float" office:value="1442892840.94047" calcext:value-type="float">
            <text:p>1442892840.94047</text:p>
          </table:table-cell>
          <table:table-cell table:formula="of:=[.G155]-[.$B155]" office:value-type="float" office:value="0.306957721710205" calcext:value-type="float">
            <text:p>0.3069577217</text:p>
          </table:table-cell>
          <table:table-cell/>
          <table:table-cell office:value-type="float" office:value="1442892840.94052" calcext:value-type="float">
            <text:p>1442892840.94052</text:p>
          </table:table-cell>
          <table:table-cell table:formula="of:=[.J155]-[.$B155]" office:value-type="float" office:value="0.30699896812439" calcext:value-type="float">
            <text:p>0.306998968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2840.73607" calcext:value-type="float">
            <text:p>1442892840.73607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38.7218408584595" calcext:value-type="float">
            <text:p>38.7218408585</text:p>
          </table:table-cell>
          <table:table-cell table:formula="of:=[.C156]/([.D156]-[.D155])" office:value-type="float" office:value="78946.4652010564" calcext:value-type="float">
            <text:p>78946.4652010564</text:p>
          </table:table-cell>
          <table:table-cell/>
          <table:table-cell office:value-type="float" office:value="1442892841.02856" calcext:value-type="float">
            <text:p>1442892841.02856</text:p>
          </table:table-cell>
          <table:table-cell table:formula="of:=[.G156]-[.$B156]" office:value-type="float" office:value="0.292496919631958" calcext:value-type="float">
            <text:p>0.2924969196</text:p>
          </table:table-cell>
          <table:table-cell/>
          <table:table-cell office:value-type="float" office:value="1442892841.02861" calcext:value-type="float">
            <text:p>1442892841.02861</text:p>
          </table:table-cell>
          <table:table-cell table:formula="of:=[.J156]-[.$B156]" office:value-type="float" office:value="0.292541742324829" calcext:value-type="float">
            <text:p>0.292541742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2840.83856" calcext:value-type="float">
            <text:p>1442892840.83856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38.8243365287781" calcext:value-type="float">
            <text:p>38.8243365288</text:p>
          </table:table-cell>
          <table:table-cell table:formula="of:=[.C157]/([.D157]-[.D156])" office:value-type="float" office:value="78988.7023991738" calcext:value-type="float">
            <text:p>78988.7023991738</text:p>
          </table:table-cell>
          <table:table-cell/>
          <table:table-cell office:value-type="float" office:value="1442892841.14443" calcext:value-type="float">
            <text:p>1442892841.14443</text:p>
          </table:table-cell>
          <table:table-cell table:formula="of:=[.G157]-[.$B157]" office:value-type="float" office:value="0.305862426757812" calcext:value-type="float">
            <text:p>0.3058624268</text:p>
          </table:table-cell>
          <table:table-cell/>
          <table:table-cell office:value-type="float" office:value="1442892841.14447" calcext:value-type="float">
            <text:p>1442892841.14447</text:p>
          </table:table-cell>
          <table:table-cell table:formula="of:=[.J157]-[.$B157]" office:value-type="float" office:value="0.305910110473633" calcext:value-type="float">
            <text:p>0.305910110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2840.94002" calcext:value-type="float">
            <text:p>1442892840.94002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38.9257888793945" calcext:value-type="float">
            <text:p>38.9257888794</text:p>
          </table:table-cell>
          <table:table-cell table:formula="of:=[.C158]/([.D158]-[.D157])" office:value-type="float" office:value="79801.0095459224" calcext:value-type="float">
            <text:p>79801.0095459224</text:p>
          </table:table-cell>
          <table:table-cell/>
          <table:table-cell office:value-type="float" office:value="1442892841.22953" calcext:value-type="float">
            <text:p>1442892841.22953</text:p>
          </table:table-cell>
          <table:table-cell table:formula="of:=[.G158]-[.$B158]" office:value-type="float" office:value="0.289513826370239" calcext:value-type="float">
            <text:p>0.2895138264</text:p>
          </table:table-cell>
          <table:table-cell/>
          <table:table-cell office:value-type="float" office:value="1442892841.22957" calcext:value-type="float">
            <text:p>1442892841.22957</text:p>
          </table:table-cell>
          <table:table-cell table:formula="of:=[.J158]-[.$B158]" office:value-type="float" office:value="0.289551973342896" calcext:value-type="float">
            <text:p>0.289551973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2841.03954" calcext:value-type="float">
            <text:p>1442892841.03954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39.0253100395203" calcext:value-type="float">
            <text:p>39.0253100395</text:p>
          </table:table-cell>
          <table:table-cell table:formula="of:=[.C159]/([.D159]-[.D158])" office:value-type="float" office:value="81349.5340063533" calcext:value-type="float">
            <text:p>81349.5340063533</text:p>
          </table:table-cell>
          <table:table-cell/>
          <table:table-cell office:value-type="float" office:value="1442892841.34056" calcext:value-type="float">
            <text:p>1442892841.34056</text:p>
          </table:table-cell>
          <table:table-cell table:formula="of:=[.G159]-[.$B159]" office:value-type="float" office:value="0.301023006439209" calcext:value-type="float">
            <text:p>0.3010230064</text:p>
          </table:table-cell>
          <table:table-cell/>
          <table:table-cell office:value-type="float" office:value="1442892841.34062" calcext:value-type="float">
            <text:p>1442892841.34062</text:p>
          </table:table-cell>
          <table:table-cell table:formula="of:=[.J159]-[.$B159]" office:value-type="float" office:value="0.301085472106934" calcext:value-type="float">
            <text:p>0.301085472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2841.13606" calcext:value-type="float">
            <text:p>1442892841.13606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39.1218378543854" calcext:value-type="float">
            <text:p>39.1218378544</text:p>
          </table:table-cell>
          <table:table-cell table:formula="of:=[.C160]/([.D160]-[.D159])" office:value-type="float" office:value="83872.1979909452" calcext:value-type="float">
            <text:p>83872.1979909452</text:p>
          </table:table-cell>
          <table:table-cell/>
          <table:table-cell office:value-type="float" office:value="1442892841.43031" calcext:value-type="float">
            <text:p>1442892841.43031</text:p>
          </table:table-cell>
          <table:table-cell table:formula="of:=[.G160]-[.$B160]" office:value-type="float" office:value="0.294245004653931" calcext:value-type="float">
            <text:p>0.2942450047</text:p>
          </table:table-cell>
          <table:table-cell/>
          <table:table-cell office:value-type="float" office:value="1442892841.43034" calcext:value-type="float">
            <text:p>1442892841.43034</text:p>
          </table:table-cell>
          <table:table-cell table:formula="of:=[.J160]-[.$B160]" office:value-type="float" office:value="0.294274568557739" calcext:value-type="float">
            <text:p>0.294274568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2841.23261" calcext:value-type="float">
            <text:p>1442892841.23261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39.2183828353882" calcext:value-type="float">
            <text:p>39.2183828354</text:p>
          </table:table-cell>
          <table:table-cell table:formula="of:=[.C161]/([.D161]-[.D160])" office:value-type="float" office:value="83857.2851318347" calcext:value-type="float">
            <text:p>83857.2851318347</text:p>
          </table:table-cell>
          <table:table-cell/>
          <table:table-cell office:value-type="float" office:value="1442892841.53346" calcext:value-type="float">
            <text:p>1442892841.53346</text:p>
          </table:table-cell>
          <table:table-cell table:formula="of:=[.G161]-[.$B161]" office:value-type="float" office:value="0.30084753036499" calcext:value-type="float">
            <text:p>0.3008475304</text:p>
          </table:table-cell>
          <table:table-cell/>
          <table:table-cell office:value-type="float" office:value="1442892841.53352" calcext:value-type="float">
            <text:p>1442892841.53352</text:p>
          </table:table-cell>
          <table:table-cell table:formula="of:=[.J161]-[.$B161]" office:value-type="float" office:value="0.300906896591187" calcext:value-type="float">
            <text:p>0.300906896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2841.3292" calcext:value-type="float">
            <text:p>1442892841.3292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39.3149745464325" calcext:value-type="float">
            <text:p>39.3149745464</text:p>
          </table:table-cell>
          <table:table-cell table:formula="of:=[.C162]/([.D162]-[.D161])" office:value-type="float" office:value="83816.7158700187" calcext:value-type="float">
            <text:p>83816.7158700187</text:p>
          </table:table-cell>
          <table:table-cell/>
          <table:table-cell office:value-type="float" office:value="1442892841.62998" calcext:value-type="float">
            <text:p>1442892841.62998</text:p>
          </table:table-cell>
          <table:table-cell table:formula="of:=[.G162]-[.$B162]" office:value-type="float" office:value="0.300774812698364" calcext:value-type="float">
            <text:p>0.3007748127</text:p>
          </table:table-cell>
          <table:table-cell/>
          <table:table-cell office:value-type="float" office:value="1442892841.63002" calcext:value-type="float">
            <text:p>1442892841.63002</text:p>
          </table:table-cell>
          <table:table-cell table:formula="of:=[.J162]-[.$B162]" office:value-type="float" office:value="0.300821304321289" calcext:value-type="float">
            <text:p>0.300821304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2841.42563" calcext:value-type="float">
            <text:p>1442892841.42563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39.4114019870758" calcext:value-type="float">
            <text:p>39.4114019871</text:p>
          </table:table-cell>
          <table:table-cell table:formula="of:=[.C163]/([.D163]-[.D162])" office:value-type="float" office:value="83959.5030832299" calcext:value-type="float">
            <text:p>83959.5030832299</text:p>
          </table:table-cell>
          <table:table-cell/>
          <table:table-cell office:value-type="float" office:value="1442892841.67363" calcext:value-type="float">
            <text:p>1442892841.67363</text:p>
          </table:table-cell>
          <table:table-cell table:formula="of:=[.G163]-[.$B163]" office:value-type="float" office:value="0.24800181388855" calcext:value-type="float">
            <text:p>0.2480018139</text:p>
          </table:table-cell>
          <table:table-cell/>
          <table:table-cell office:value-type="float" office:value="1442892841.67369" calcext:value-type="float">
            <text:p>1442892841.67369</text:p>
          </table:table-cell>
          <table:table-cell table:formula="of:=[.J163]-[.$B163]" office:value-type="float" office:value="0.248057842254639" calcext:value-type="float">
            <text:p>0.248057842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2841.5221" calcext:value-type="float">
            <text:p>1442892841.5221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39.5078766345978" calcext:value-type="float">
            <text:p>39.5078766346</text:p>
          </table:table-cell>
          <table:table-cell table:formula="of:=[.C164]/([.D164]-[.D163])" office:value-type="float" office:value="83918.4201026087" calcext:value-type="float">
            <text:p>83918.4201026087</text:p>
          </table:table-cell>
          <table:table-cell/>
          <table:table-cell office:value-type="float" office:value="1442892841.82338" calcext:value-type="float">
            <text:p>1442892841.82338</text:p>
          </table:table-cell>
          <table:table-cell table:formula="of:=[.G164]-[.$B164]" office:value-type="float" office:value="0.30127477645874" calcext:value-type="float">
            <text:p>0.3012747765</text:p>
          </table:table-cell>
          <table:table-cell/>
          <table:table-cell office:value-type="float" office:value="1442892841.82342" calcext:value-type="float">
            <text:p>1442892841.82342</text:p>
          </table:table-cell>
          <table:table-cell table:formula="of:=[.J164]-[.$B164]" office:value-type="float" office:value="0.301315784454346" calcext:value-type="float">
            <text:p>0.301315784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2841.61889" calcext:value-type="float">
            <text:p>1442892841.61889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39.6046659946442" calcext:value-type="float">
            <text:p>39.6046659946</text:p>
          </table:table-cell>
          <table:table-cell table:formula="of:=[.C165]/([.D165]-[.D164])" office:value-type="float" office:value="83645.557694771" calcext:value-type="float">
            <text:p>83645.557694771</text:p>
          </table:table-cell>
          <table:table-cell/>
          <table:table-cell office:value-type="float" office:value="1442892841.87471" calcext:value-type="float">
            <text:p>1442892841.87471</text:p>
          </table:table-cell>
          <table:table-cell table:formula="of:=[.G165]-[.$B165]" office:value-type="float" office:value="0.255815744400024" calcext:value-type="float">
            <text:p>0.2558157444</text:p>
          </table:table-cell>
          <table:table-cell/>
          <table:table-cell office:value-type="float" office:value="1442892841.87477" calcext:value-type="float">
            <text:p>1442892841.87477</text:p>
          </table:table-cell>
          <table:table-cell table:formula="of:=[.J165]-[.$B165]" office:value-type="float" office:value="0.25587272644043" calcext:value-type="float">
            <text:p>0.255872726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2841.71544" calcext:value-type="float">
            <text:p>1442892841.71544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39.7012147903442" calcext:value-type="float">
            <text:p>39.7012147903</text:p>
          </table:table-cell>
          <table:table-cell table:formula="of:=[.C166]/([.D166]-[.D165])" office:value-type="float" office:value="83853.9718832957" calcext:value-type="float">
            <text:p>83853.9718832957</text:p>
          </table:table-cell>
          <table:table-cell/>
          <table:table-cell office:value-type="float" office:value="1442892842.01648" calcext:value-type="float">
            <text:p>1442892842.01648</text:p>
          </table:table-cell>
          <table:table-cell table:formula="of:=[.G166]-[.$B166]" office:value-type="float" office:value="0.301038980484009" calcext:value-type="float">
            <text:p>0.3010389805</text:p>
          </table:table-cell>
          <table:table-cell/>
          <table:table-cell office:value-type="float" office:value="1442892842.01653" calcext:value-type="float">
            <text:p>1442892842.01653</text:p>
          </table:table-cell>
          <table:table-cell table:formula="of:=[.J166]-[.$B166]" office:value-type="float" office:value="0.301087379455566" calcext:value-type="float">
            <text:p>0.301087379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2841.81197" calcext:value-type="float">
            <text:p>1442892841.81197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39.797744512558" calcext:value-type="float">
            <text:p>39.7977445126</text:p>
          </table:table-cell>
          <table:table-cell table:formula="of:=[.C167]/([.D167]-[.D166])" office:value-type="float" office:value="83870.5407446743" calcext:value-type="float">
            <text:p>83870.5407446743</text:p>
          </table:table-cell>
          <table:table-cell/>
          <table:table-cell office:value-type="float" office:value="1442892842.07574" calcext:value-type="float">
            <text:p>1442892842.07574</text:p>
          </table:table-cell>
          <table:table-cell table:formula="of:=[.G167]-[.$B167]" office:value-type="float" office:value="0.263769388198853" calcext:value-type="float">
            <text:p>0.2637693882</text:p>
          </table:table-cell>
          <table:table-cell/>
          <table:table-cell office:value-type="float" office:value="1442892842.07578" calcext:value-type="float">
            <text:p>1442892842.07578</text:p>
          </table:table-cell>
          <table:table-cell table:formula="of:=[.J167]-[.$B167]" office:value-type="float" office:value="0.263803720474243" calcext:value-type="float">
            <text:p>0.263803720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2841.90851" calcext:value-type="float">
            <text:p>1442892841.90851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39.894284248352" calcext:value-type="float">
            <text:p>39.8942842484</text:p>
          </table:table-cell>
          <table:table-cell table:formula="of:=[.C168]/([.D168]-[.D167])" office:value-type="float" office:value="83861.8412761134" calcext:value-type="float">
            <text:p>83861.8412761134</text:p>
          </table:table-cell>
          <table:table-cell/>
          <table:table-cell office:value-type="float" office:value="1442892842.20844" calcext:value-type="float">
            <text:p>1442892842.20844</text:p>
          </table:table-cell>
          <table:table-cell table:formula="of:=[.G168]-[.$B168]" office:value-type="float" office:value="0.299925088882446" calcext:value-type="float">
            <text:p>0.2999250889</text:p>
          </table:table-cell>
          <table:table-cell/>
          <table:table-cell office:value-type="float" office:value="1442892842.20848" calcext:value-type="float">
            <text:p>1442892842.20848</text:p>
          </table:table-cell>
          <table:table-cell table:formula="of:=[.J168]-[.$B168]" office:value-type="float" office:value="0.299971580505371" calcext:value-type="float">
            <text:p>0.299971580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2842.00401" calcext:value-type="float">
            <text:p>1442892842.00401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39.9897832870483" calcext:value-type="float">
            <text:p>39.989783287</text:p>
          </table:table-cell>
          <table:table-cell table:formula="of:=[.C169]/([.D169]-[.D168])" office:value-type="float" office:value="84775.7224630011" calcext:value-type="float">
            <text:p>84775.7224630011</text:p>
          </table:table-cell>
          <table:table-cell/>
          <table:table-cell office:value-type="float" office:value="1442892842.27678" calcext:value-type="float">
            <text:p>1442892842.27678</text:p>
          </table:table-cell>
          <table:table-cell table:formula="of:=[.G169]-[.$B169]" office:value-type="float" office:value="0.272767305374145" calcext:value-type="float">
            <text:p>0.2727673054</text:p>
          </table:table-cell>
          <table:table-cell/>
          <table:table-cell office:value-type="float" office:value="1442892842.27683" calcext:value-type="float">
            <text:p>1442892842.27683</text:p>
          </table:table-cell>
          <table:table-cell table:formula="of:=[.J169]-[.$B169]" office:value-type="float" office:value="0.272815465927124" calcext:value-type="float">
            <text:p>0.272815465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2842.08343" calcext:value-type="float">
            <text:p>1442892842.08343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40.0691986083984" calcext:value-type="float">
            <text:p>40.0691986084</text:p>
          </table:table-cell>
          <table:table-cell table:formula="of:=[.C170]/([.D170]-[.D169])" office:value-type="float" office:value="101945.063778175" calcext:value-type="float">
            <text:p>101945.063778175</text:p>
          </table:table-cell>
          <table:table-cell/>
          <table:table-cell office:value-type="float" office:value="1442892842.47784" calcext:value-type="float">
            <text:p>1442892842.47784</text:p>
          </table:table-cell>
          <table:table-cell table:formula="of:=[.G170]-[.$B170]" office:value-type="float" office:value="0.394410848617554" calcext:value-type="float">
            <text:p>0.3944108486</text:p>
          </table:table-cell>
          <table:table-cell/>
          <table:table-cell office:value-type="float" office:value="1442892842.47789" calcext:value-type="float">
            <text:p>1442892842.47789</text:p>
          </table:table-cell>
          <table:table-cell table:formula="of:=[.J170]-[.$B170]" office:value-type="float" office:value="0.394461870193481" calcext:value-type="float">
            <text:p>0.39446187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38:58.744558535</dc:date>
    <meta:editing-duration>PT3M25S</meta:editing-duration>
    <meta:editing-cycles>3</meta:editing-cycles>
    <meta:generator>LibreOffice/4.4.2.2$Linux_X86_64 LibreOffice_project/40m0$Build-2</meta:generator>
    <meta:document-statistic meta:table-count="1" meta:cell-count="15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1.sender_i.routed_msg_pub.network'.D1:'source_1.sender_i.routed_msg_pub.network'.E170" chart:data-source-has-labels="row" svg:x="0.32cm" svg:y="0.18cm" svg:width="11.793cm" svg:height="8.64cm">
          <chartooo:coordinate-region svg:x="1.49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1.sender_i.routed_msg_pub.network'.E2:'source_1.sender_i.routed_msg_pub.network'.E170" chart:label-cell-address="'source_1.sender_i.routed_msg_pub.network'.E1:'source_1.sender_i.routed_msg_pub.network'.E1" chart:class="chart:scatter">
            <chart:domain table:cell-range-address="'source_1.sender_i.routed_msg_pub.network'.D2:'source_1.sender_i.routed_msg_pub.network'.D170"/>
            <chart:data-point chart:repeated="1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1.sender_i.routed_msg_pub.network'.E1:'source_1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170</svg:desc>
                </draw:g>
              </table:table-cell>
              <table:table-cell office:value-type="float" office:value="0">
                <text:p>0</text:p>
                <draw:g>
                  <svg:desc>'source_1.sender_i.routed_msg_pub.network'.E2:'source_1.sender_i.routed_msg_pub.network'.E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967209815979">
                <text:p>0.07967209815979</text:p>
              </table:table-cell>
              <table:table-cell office:value-type="float" office:value="101616.502979032">
                <text:p>101616.502979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9548282623291">
                <text:p>0.159548282623291</text:p>
              </table:table-cell>
              <table:table-cell office:value-type="float" office:value="101356.869439594">
                <text:p>101356.869439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9326238632202">
                <text:p>0.239326238632202</text:p>
              </table:table-cell>
              <table:table-cell office:value-type="float" office:value="101481.667430733">
                <text:p>101481.667430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8998575210571">
                <text:p>0.318998575210571</text:p>
              </table:table-cell>
              <table:table-cell office:value-type="float" office:value="101616.198892779">
                <text:p>101616.198892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8958683013916">
                <text:p>0.398958683013916</text:p>
              </table:table-cell>
              <table:table-cell office:value-type="float" office:value="101250.488805136">
                <text:p>101250.488805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8673696517944">
                <text:p>0.478673696517944</text:p>
              </table:table-cell>
              <table:table-cell office:value-type="float" office:value="101561.796757281">
                <text:p>101561.796757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8382272720337">
                <text:p>0.558382272720337</text:p>
              </table:table-cell>
              <table:table-cell office:value-type="float" office:value="101569.998935158">
                <text:p>101569.998935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8084650039673">
                <text:p>0.638084650039673</text:p>
              </table:table-cell>
              <table:table-cell office:value-type="float" office:value="101577.898580898">
                <text:p>101577.898580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7827558517456">
                <text:p>0.717827558517456</text:p>
              </table:table-cell>
              <table:table-cell office:value-type="float" office:value="101526.269288956">
                <text:p>101526.269288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7555208206177">
                <text:p>0.797555208206177</text:p>
              </table:table-cell>
              <table:table-cell office:value-type="float" office:value="101545.700037679">
                <text:p>101545.700037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7233028411865">
                <text:p>0.877233028411865</text:p>
              </table:table-cell>
              <table:table-cell office:value-type="float" office:value="101609.205411244">
                <text:p>101609.205411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6979513168335">
                <text:p>0.956979513168335</text:p>
              </table:table-cell>
              <table:table-cell office:value-type="float" office:value="101521.716282838">
                <text:p>101521.716282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868103027344">
                <text:p>1.03868103027344</text:p>
              </table:table-cell>
              <table:table-cell office:value-type="float" office:value="99092.4071775208">
                <text:p>99092.4071775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039184570313">
                <text:p>1.12039184570313</text:p>
              </table:table-cell>
              <table:table-cell office:value-type="float" office:value="99081.1309056956">
                <text:p>99081.1309056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0214247703552">
                <text:p>1.20214247703552</text:p>
              </table:table-cell>
              <table:table-cell office:value-type="float" office:value="99032.8743405262">
                <text:p>99032.8743405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8391766548157">
                <text:p>1.28391766548157</text:p>
              </table:table-cell>
              <table:table-cell office:value-type="float" office:value="99003.1347386221">
                <text:p>99003.1347386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559915542603">
                <text:p>1.36559915542603</text:p>
              </table:table-cell>
              <table:table-cell office:value-type="float" office:value="99116.7032519257">
                <text:p>99116.7032519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4730281829834">
                <text:p>1.44730281829834</text:p>
              </table:table-cell>
              <table:table-cell office:value-type="float" office:value="99089.8047331407">
                <text:p>99089.8047331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2900671958923">
                <text:p>1.52900671958923</text:p>
              </table:table-cell>
              <table:table-cell office:value-type="float" office:value="99089.515581092">
                <text:p>99089.515581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1066842079163">
                <text:p>1.61066842079163</text:p>
              </table:table-cell>
              <table:table-cell office:value-type="float" office:value="99140.7217923939">
                <text:p>99140.7217923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9226384162903">
                <text:p>1.69226384162903</text:p>
              </table:table-cell>
              <table:table-cell office:value-type="float" office:value="99221.2542923597">
                <text:p>99221.2542923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7388906478882">
                <text:p>1.77388906478882</text:p>
              </table:table-cell>
              <table:table-cell office:value-type="float" office:value="99185.0274534775">
                <text:p>99185.0274534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5547566413879">
                <text:p>1.85547566413879</text:p>
              </table:table-cell>
              <table:table-cell office:value-type="float" office:value="99231.9825130991">
                <text:p>99231.9825130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3703055381775">
                <text:p>1.93703055381775</text:p>
              </table:table-cell>
              <table:table-cell office:value-type="float" office:value="99270.5652827232">
                <text:p>99270.5652827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187087059021">
                <text:p>2.0187087059021</text:p>
              </table:table-cell>
              <table:table-cell office:value-type="float" office:value="99120.7537560241">
                <text:p>99120.7537560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0039043426514">
                <text:p>2.10039043426514</text:p>
              </table:table-cell>
              <table:table-cell office:value-type="float" office:value="99116.4139428718">
                <text:p>99116.4139428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8207716941833">
                <text:p>2.18207716941833</text:p>
              </table:table-cell>
              <table:table-cell office:value-type="float" office:value="99110.3388428546">
                <text:p>99110.3388428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6375532150269">
                <text:p>2.26375532150269</text:p>
              </table:table-cell>
              <table:table-cell office:value-type="float" office:value="99120.7537560241">
                <text:p>99120.7537560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4547185897827">
                <text:p>2.34547185897827</text:p>
              </table:table-cell>
              <table:table-cell office:value-type="float" office:value="99074.1929370025">
                <text:p>99074.1929370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2716932296753">
                <text:p>2.42716932296753</text:p>
              </table:table-cell>
              <table:table-cell office:value-type="float" office:value="99097.3232787804">
                <text:p>99097.32327878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0877928733826">
                <text:p>2.50877928733826</text:p>
              </table:table-cell>
              <table:table-cell office:value-type="float" office:value="99203.5722895614">
                <text:p>99203.57228956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9045028686523">
                <text:p>2.59045028686523</text:p>
              </table:table-cell>
              <table:table-cell office:value-type="float" office:value="99129.434522541">
                <text:p>99129.434522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721613407135">
                <text:p>2.6721613407135</text:p>
              </table:table-cell>
              <table:table-cell office:value-type="float" office:value="99080.8418042665">
                <text:p>99080.8418042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5382924079895">
                <text:p>2.75382924079895</text:p>
              </table:table-cell>
              <table:table-cell office:value-type="float" office:value="99133.1966602441">
                <text:p>99133.19666024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3556747436523">
                <text:p>2.83556747436523</text:p>
              </table:table-cell>
              <table:table-cell office:value-type="float" office:value="99047.8952965712">
                <text:p>99047.8952965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1730523109436">
                <text:p>2.91730523109436</text:p>
              </table:table-cell>
              <table:table-cell office:value-type="float" office:value="99048.4731166486">
                <text:p>99048.4731166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9806427955627">
                <text:p>2.99806427955627</text:p>
              </table:table-cell>
              <table:table-cell office:value-type="float" office:value="100248.828511372">
                <text:p>100248.828511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7576870918274">
                <text:p>3.07576870918274</text:p>
              </table:table-cell>
              <table:table-cell office:value-type="float" office:value="104189.68440948">
                <text:p>104189.684409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5347528457642">
                <text:p>3.15347528457642</text:p>
              </table:table-cell>
              <table:table-cell office:value-type="float" office:value="104186.807345248">
                <text:p>104186.807345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3123669624329">
                <text:p>3.23123669624329</text:p>
              </table:table-cell>
              <table:table-cell office:value-type="float" office:value="104113.336248103">
                <text:p>104113.336248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0879068374634">
                <text:p>3.30879068374634</text:p>
              </table:table-cell>
              <table:table-cell office:value-type="float" office:value="104391.795453218">
                <text:p>104391.795453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8632726669312">
                <text:p>3.38632726669312</text:p>
              </table:table-cell>
              <table:table-cell office:value-type="float" office:value="104415.228171162">
                <text:p>104415.228171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6410202980041">
                <text:p>3.46410202980041</text:p>
              </table:table-cell>
              <table:table-cell office:value-type="float" office:value="104095.463316688">
                <text:p>104095.463316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4178762435913">
                <text:p>3.54178762435913</text:p>
              </table:table-cell>
              <table:table-cell office:value-type="float" office:value="104214.94546046">
                <text:p>104214.94546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1923456192017">
                <text:p>3.61923456192017</text:p>
              </table:table-cell>
              <table:table-cell office:value-type="float" office:value="104536.089546725">
                <text:p>104536.089546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9656372070312">
                <text:p>3.69656372070312</text:p>
              </table:table-cell>
              <table:table-cell office:value-type="float" office:value="104695.306756448">
                <text:p>104695.306756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7388906478882">
                <text:p>3.77388906478882</text:p>
              </table:table-cell>
              <table:table-cell office:value-type="float" office:value="104700.47169823">
                <text:p>104700.471698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5120105743408">
                <text:p>3.85120105743408</text:p>
              </table:table-cell>
              <table:table-cell office:value-type="float" office:value="104718.553008296">
                <text:p>104718.5530082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2856788635254">
                <text:p>3.92856788635254</text:p>
              </table:table-cell>
              <table:table-cell office:value-type="float" office:value="104644.330305085">
                <text:p>104644.330305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00494265556335">
                <text:p>4.00494265556335</text:p>
              </table:table-cell>
              <table:table-cell office:value-type="float" office:value="106003.593642984">
                <text:p>106003.5936429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7931733131409">
                <text:p>4.07931733131409</text:p>
              </table:table-cell>
              <table:table-cell office:value-type="float" office:value="108854.2560795">
                <text:p>108854.25607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5374302864075">
                <text:p>4.15374302864075</text:p>
              </table:table-cell>
              <table:table-cell office:value-type="float" office:value="108779.63244961">
                <text:p>108779.632449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2816705703735">
                <text:p>4.22816705703735</text:p>
              </table:table-cell>
              <table:table-cell office:value-type="float" office:value="108782.071790798">
                <text:p>108782.0717907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0286741256714">
                <text:p>4.30286741256714</text:p>
              </table:table-cell>
              <table:table-cell office:value-type="float" office:value="108379.671590343">
                <text:p>108379.6715903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7731575965881">
                <text:p>4.37731575965881</text:p>
              </table:table-cell>
              <table:table-cell office:value-type="float" office:value="108746.537918843">
                <text:p>108746.537918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5161128044128">
                <text:p>4.45161128044128</text:p>
              </table:table-cell>
              <table:table-cell office:value-type="float" office:value="108970.230166422">
                <text:p>108970.230166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2594518661499">
                <text:p>4.52594518661499</text:p>
              </table:table-cell>
              <table:table-cell office:value-type="float" office:value="108913.958874716">
                <text:p>108913.9588747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0036516189575">
                <text:p>4.60036516189575</text:p>
              </table:table-cell>
              <table:table-cell office:value-type="float" office:value="108787.996360607">
                <text:p>108787.9963606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7477321624756">
                <text:p>4.67477321624756</text:p>
              </table:table-cell>
              <table:table-cell office:value-type="float" office:value="108805.425306803">
                <text:p>108805.425306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4910807609558">
                <text:p>4.74910807609558</text:p>
              </table:table-cell>
              <table:table-cell office:value-type="float" office:value="108912.561570066">
                <text:p>108912.5615700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2341599464417">
                <text:p>4.82341599464417</text:p>
              </table:table-cell>
              <table:table-cell office:value-type="float" office:value="108952.049231559">
                <text:p>108952.0492315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89771962165833">
                <text:p>4.89771962165833</text:p>
              </table:table-cell>
              <table:table-cell office:value-type="float" office:value="108958.341945503">
                <text:p>108958.3419455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7218251228333">
                <text:p>4.97218251228333</text:p>
              </table:table-cell>
              <table:table-cell office:value-type="float" office:value="108725.298360656">
                <text:p>108725.298360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0685496330261">
                <text:p>18.0685496330261</text:p>
              </table:table-cell>
              <table:table-cell office:value-type="float" office:value="618.186702110471">
                <text:p>618.186702110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1700060367584">
                <text:p>18.1700060367584</text:p>
              </table:table-cell>
              <table:table-cell office:value-type="float" office:value="79797.8215486712">
                <text:p>79797.82154867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2713496685028">
                <text:p>18.2713496685028</text:p>
              </table:table-cell>
              <table:table-cell office:value-type="float" office:value="79886.6180404925">
                <text:p>79886.6180404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3737995624542">
                <text:p>18.3737995624542</text:p>
              </table:table-cell>
              <table:table-cell office:value-type="float" office:value="79023.9959041764">
                <text:p>79023.99590417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4762225151062">
                <text:p>18.4762225151062</text:p>
              </table:table-cell>
              <table:table-cell office:value-type="float" office:value="79044.7823498055">
                <text:p>79044.7823498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5786838531494">
                <text:p>18.5786838531494</text:p>
              </table:table-cell>
              <table:table-cell office:value-type="float" office:value="79015.1695714292">
                <text:p>79015.16957142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6811420917511">
                <text:p>18.6811420917511</text:p>
              </table:table-cell>
              <table:table-cell office:value-type="float" office:value="79017.5598418582">
                <text:p>79017.5598418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7836244106293">
                <text:p>18.7836244106293</text:p>
              </table:table-cell>
              <table:table-cell office:value-type="float" office:value="78998.9930811787">
                <text:p>78998.99308117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8860924243927">
                <text:p>18.8860924243927</text:p>
              </table:table-cell>
              <table:table-cell office:value-type="float" office:value="79010.0217877901">
                <text:p>79010.02178779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9876086711884">
                <text:p>18.9876086711884</text:p>
              </table:table-cell>
              <table:table-cell office:value-type="float" office:value="79750.7813335212">
                <text:p>79750.78133352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0841693878174">
                <text:p>19.0841693878174</text:p>
              </table:table-cell>
              <table:table-cell office:value-type="float" office:value="83843.619668893">
                <text:p>83843.6196688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1808087825775">
                <text:p>19.1808087825775</text:p>
              </table:table-cell>
              <table:table-cell office:value-type="float" office:value="83775.3591078984">
                <text:p>83775.35910789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2764163017273">
                <text:p>19.2764163017273</text:p>
              </table:table-cell>
              <table:table-cell office:value-type="float" office:value="84679.5322375919">
                <text:p>84679.53223759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3731207847595">
                <text:p>19.3731207847595</text:p>
              </table:table-cell>
              <table:table-cell office:value-type="float" office:value="83718.9729591132">
                <text:p>83718.9729591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468729019165">
                <text:p>19.468729019165</text:p>
              </table:table-cell>
              <table:table-cell office:value-type="float" office:value="84678.8987406798">
                <text:p>84678.8987406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5654036998749">
                <text:p>19.5654036998749</text:p>
              </table:table-cell>
              <table:table-cell office:value-type="float" office:value="83744.7813693792">
                <text:p>83744.78136937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662050485611">
                <text:p>19.662050485611</text:p>
              </table:table-cell>
              <table:table-cell office:value-type="float" office:value="83768.9524627127">
                <text:p>83768.9524627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7576913833618">
                <text:p>19.7576913833618</text:p>
              </table:table-cell>
              <table:table-cell office:value-type="float" office:value="84649.9791448023">
                <text:p>84649.97914480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8532114028931">
                <text:p>19.8532114028931</text:p>
              </table:table-cell>
              <table:table-cell office:value-type="float" office:value="84757.1015974441">
                <text:p>84757.10159744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9498870372772">
                <text:p>19.9498870372772</text:p>
              </table:table-cell>
              <table:table-cell office:value-type="float" office:value="83743.9552538059">
                <text:p>83743.95525380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0355241298676">
                <text:p>20.0355241298676</text:p>
              </table:table-cell>
              <table:table-cell office:value-type="float" office:value="94538.4734011159">
                <text:p>94538.47340111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1152980327606">
                <text:p>20.1152980327606</text:p>
              </table:table-cell>
              <table:table-cell office:value-type="float" office:value="101486.823464716">
                <text:p>101486.823464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1949903964996">
                <text:p>20.1949903964996</text:p>
              </table:table-cell>
              <table:table-cell office:value-type="float" office:value="101590.662143161">
                <text:p>101590.6621431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2746996879578">
                <text:p>20.2746996879578</text:p>
              </table:table-cell>
              <table:table-cell office:value-type="float" office:value="101569.087516638">
                <text:p>101569.0875166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3544013500214">
                <text:p>20.3544013500214</text:p>
              </table:table-cell>
              <table:table-cell office:value-type="float" office:value="101578.810157556">
                <text:p>101578.810157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4341955184937">
                <text:p>20.4341955184937</text:p>
              </table:table-cell>
              <table:table-cell office:value-type="float" office:value="101461.048532782">
                <text:p>101461.0485327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5138258934021">
                <text:p>20.5138258934021</text:p>
              </table:table-cell>
              <table:table-cell office:value-type="float" office:value="101669.7461152">
                <text:p>101669.74611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5934746265411">
                <text:p>20.5934746265411</text:p>
              </table:table-cell>
              <table:table-cell office:value-type="float" office:value="101646.312262962">
                <text:p>101646.3122629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6731059551239">
                <text:p>20.6731059551239</text:p>
              </table:table-cell>
              <table:table-cell office:value-type="float" office:value="101668.528506159">
                <text:p>101668.528506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7527978420258">
                <text:p>20.7527978420258</text:p>
              </table:table-cell>
              <table:table-cell office:value-type="float" office:value="101591.270011847">
                <text:p>101591.2700118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8324735164642">
                <text:p>20.8324735164642</text:p>
              </table:table-cell>
              <table:table-cell office:value-type="float" office:value="101611.941876332">
                <text:p>101611.941876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9121763706207">
                <text:p>20.9121763706207</text:p>
              </table:table-cell>
              <table:table-cell office:value-type="float" office:value="101577.290872216">
                <text:p>101577.2908722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9917044639587">
                <text:p>20.9917044639587</text:p>
              </table:table-cell>
              <table:table-cell office:value-type="float" office:value="101800.50420158">
                <text:p>101800.504201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0733690261841">
                <text:p>21.0733690261841</text:p>
              </table:table-cell>
              <table:table-cell office:value-type="float" office:value="99137.2485125217">
                <text:p>99137.24851252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1550385951996">
                <text:p>21.1550385951996</text:p>
              </table:table-cell>
              <table:table-cell office:value-type="float" office:value="99131.1708583056">
                <text:p>99131.17085830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2367217540741">
                <text:p>21.2367217540741</text:p>
              </table:table-cell>
              <table:table-cell office:value-type="float" office:value="99114.6781240149">
                <text:p>99114.67812401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3184514045715">
                <text:p>21.3184514045715</text:p>
              </table:table-cell>
              <table:table-cell office:value-type="float" office:value="99058.2970895481">
                <text:p>99058.29708954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400074005127">
                <text:p>21.400074005127</text:p>
              </table:table-cell>
              <table:table-cell office:value-type="float" office:value="99188.2143537316">
                <text:p>99188.21435373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4816620349884">
                <text:p>21.4816620349884</text:p>
              </table:table-cell>
              <table:table-cell office:value-type="float" office:value="99230.2426440292">
                <text:p>99230.24264402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5634624958038">
                <text:p>21.5634624958038</text:p>
              </table:table-cell>
              <table:table-cell office:value-type="float" office:value="98972.5475785203">
                <text:p>98972.54757852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6451139450073">
                <text:p>21.6451139450073</text:p>
              </table:table-cell>
              <table:table-cell office:value-type="float" office:value="99153.16971072">
                <text:p>99153.169710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7265346050262">
                <text:p>21.7265346050262</text:p>
              </table:table-cell>
              <table:table-cell office:value-type="float" office:value="99434.2222000978">
                <text:p>99434.22220009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8079946041107">
                <text:p>21.8079946041107</text:p>
              </table:table-cell>
              <table:table-cell office:value-type="float" office:value="99386.2029338422">
                <text:p>99386.2029338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8894536495209">
                <text:p>21.8894536495209</text:p>
              </table:table-cell>
              <table:table-cell office:value-type="float" office:value="99387.3664887141">
                <text:p>99387.36648871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9708397388458">
                <text:p>21.9708397388458</text:p>
              </table:table-cell>
              <table:table-cell office:value-type="float" office:value="99476.459271498">
                <text:p>99476.459271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0525498390198">
                <text:p>22.0525498390198</text:p>
              </table:table-cell>
              <table:table-cell office:value-type="float" office:value="99081.9982201058">
                <text:p>99081.99822010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1342742443085">
                <text:p>22.1342742443085</text:p>
              </table:table-cell>
              <table:table-cell office:value-type="float" office:value="99064.6548163967">
                <text:p>99064.65481639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159667015076">
                <text:p>22.2159667015076</text:p>
              </table:table-cell>
              <table:table-cell office:value-type="float" office:value="99103.3967832409">
                <text:p>99103.39678324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2976024150848">
                <text:p>22.2976024150848</text:p>
              </table:table-cell>
              <table:table-cell office:value-type="float" office:value="99172.2819000891">
                <text:p>99172.28190008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3792359828949">
                <text:p>22.3792359828949</text:p>
              </table:table-cell>
              <table:table-cell office:value-type="float" office:value="99174.8886786061">
                <text:p>99174.88867860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4606499671936">
                <text:p>22.4606499671936</text:p>
              </table:table-cell>
              <table:table-cell office:value-type="float" office:value="99442.3755296874">
                <text:p>99442.37552968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420906543732">
                <text:p>22.5420906543732</text:p>
              </table:table-cell>
              <table:table-cell office:value-type="float" office:value="99409.7702313027">
                <text:p>99409.77023130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235332489014">
                <text:p>22.6235332489014</text:p>
              </table:table-cell>
              <table:table-cell office:value-type="float" office:value="99407.4420995624">
                <text:p>99407.44209956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7049314975739">
                <text:p>22.7049314975739</text:p>
              </table:table-cell>
              <table:table-cell office:value-type="float" office:value="99461.5993837304">
                <text:p>99461.59938373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7865076065063">
                <text:p>22.7865076065063</text:p>
              </table:table-cell>
              <table:table-cell office:value-type="float" office:value="99244.743417457">
                <text:p>99244.7434174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8679432868957">
                <text:p>22.8679432868957</text:p>
              </table:table-cell>
              <table:table-cell office:value-type="float" office:value="99415.8820959932">
                <text:p>99415.88209599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9493474960327">
                <text:p>22.9493474960327</text:p>
              </table:table-cell>
              <table:table-cell office:value-type="float" office:value="99454.3167464283">
                <text:p>99454.31674642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0288441181183">
                <text:p>23.0288441181183</text:p>
              </table:table-cell>
              <table:table-cell office:value-type="float" office:value="101840.80515126">
                <text:p>101840.805151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1062157154083">
                <text:p>23.1062157154083</text:p>
              </table:table-cell>
              <table:table-cell office:value-type="float" office:value="104637.881129052">
                <text:p>104637.8811290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1835336685181">
                <text:p>23.1835336685181</text:p>
              </table:table-cell>
              <table:table-cell office:value-type="float" office:value="104710.480223254">
                <text:p>104710.4802232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2608428001404">
                <text:p>23.2608428001404</text:p>
              </table:table-cell>
              <table:table-cell office:value-type="float" office:value="104722.428387272">
                <text:p>104722.4283872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3381907939911">
                <text:p>23.3381907939911</text:p>
              </table:table-cell>
              <table:table-cell office:value-type="float" office:value="104669.81232411">
                <text:p>104669.812324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4155521392822">
                <text:p>23.4155521392822</text:p>
              </table:table-cell>
              <table:table-cell office:value-type="float" office:value="104651.747840371">
                <text:p>104651.7478403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4928612709045">
                <text:p>23.4928612709045</text:p>
              </table:table-cell>
              <table:table-cell office:value-type="float" office:value="104722.428387272">
                <text:p>104722.428387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5701289176941">
                <text:p>23.5701289176941</text:p>
              </table:table-cell>
              <table:table-cell office:value-type="float" office:value="104778.653633009">
                <text:p>104778.6536330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6475019454956">
                <text:p>23.6475019454956</text:p>
              </table:table-cell>
              <table:table-cell office:value-type="float" office:value="104635.946531249">
                <text:p>104635.9465312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7249283790588">
                <text:p>23.7249283790588</text:p>
              </table:table-cell>
              <table:table-cell office:value-type="float" office:value="104563.772698999">
                <text:p>104563.7726989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8022539615631">
                <text:p>23.8022539615631</text:p>
              </table:table-cell>
              <table:table-cell office:value-type="float" office:value="104700.148874438">
                <text:p>104700.148874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87957072258">
                <text:p>23.87957072258</text:p>
              </table:table-cell>
              <table:table-cell office:value-type="float" office:value="104712.094680687">
                <text:p>104712.0946806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9569010734558">
                <text:p>23.9569010734558</text:p>
              </table:table-cell>
              <table:table-cell office:value-type="float" office:value="104693.692816644">
                <text:p>104693.6928166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0323638916016">
                <text:p>24.0323638916016</text:p>
              </table:table-cell>
              <table:table-cell office:value-type="float" office:value="107284.623062487">
                <text:p>107284.6230624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1068041324615">
                <text:p>24.1068041324615</text:p>
              </table:table-cell>
              <table:table-cell office:value-type="float" office:value="108758.379963168">
                <text:p>108758.3799631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1812767982483">
                <text:p>24.1812767982483</text:p>
              </table:table-cell>
              <table:table-cell office:value-type="float" office:value="108711.027253722">
                <text:p>108711.0272537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2557084560394">
                <text:p>24.2557084560394</text:p>
              </table:table-cell>
              <table:table-cell office:value-type="float" office:value="108770.921409787">
                <text:p>108770.9214097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3301739692688">
                <text:p>24.3301739692688</text:p>
              </table:table-cell>
              <table:table-cell office:value-type="float" office:value="108721.469159321">
                <text:p>108721.4691593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4046487808228">
                <text:p>24.4046487808228</text:p>
              </table:table-cell>
              <table:table-cell office:value-type="float" office:value="108707.89507315">
                <text:p>108707.895073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4790859222412">
                <text:p>24.4790859222412</text:p>
              </table:table-cell>
              <table:table-cell office:value-type="float" office:value="108762.90848526">
                <text:p>108762.908485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5535063743591">
                <text:p>24.5535063743591</text:p>
              </table:table-cell>
              <table:table-cell office:value-type="float" office:value="108787.2993189">
                <text:p>108787.29931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627943277359">
                <text:p>24.627943277359</text:p>
              </table:table-cell>
              <table:table-cell office:value-type="float" office:value="108763.256848734">
                <text:p>108763.2568487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7024252414703">
                <text:p>24.7024252414703</text:p>
              </table:table-cell>
              <table:table-cell office:value-type="float" office:value="108697.455774648">
                <text:p>108697.4557746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7768845558166">
                <text:p>24.7768845558166</text:p>
              </table:table-cell>
              <table:table-cell office:value-type="float" office:value="108730.520433551">
                <text:p>108730.5204335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851322889328">
                <text:p>24.851322889328</text:p>
              </table:table-cell>
              <table:table-cell office:value-type="float" office:value="108761.166701365">
                <text:p>108761.1667013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9257473945618">
                <text:p>24.9257473945618</text:p>
              </table:table-cell>
              <table:table-cell office:value-type="float" office:value="108781.374825009">
                <text:p>108781.3748250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0052933692932">
                <text:p>38.0052933692932</text:p>
              </table:table-cell>
              <table:table-cell office:value-type="float" office:value="618.981730378163">
                <text:p>618.9817303781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1078298091888">
                <text:p>38.1078298091888</text:p>
              </table:table-cell>
              <table:table-cell office:value-type="float" office:value="78957.2956525581">
                <text:p>78957.29565255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210330247879">
                <text:p>38.210330247879</text:p>
              </table:table-cell>
              <table:table-cell office:value-type="float" office:value="78985.0278053024">
                <text:p>78985.0278053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3128316402435">
                <text:p>38.3128316402435</text:p>
              </table:table-cell>
              <table:table-cell office:value-type="float" office:value="78984.2929275543">
                <text:p>78984.29292755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4142484664917">
                <text:p>38.4142484664917</text:p>
              </table:table-cell>
              <table:table-cell office:value-type="float" office:value="79828.9623083741">
                <text:p>79828.96230837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5167119503021">
                <text:p>38.5167119503021</text:p>
              </table:table-cell>
              <table:table-cell office:value-type="float" office:value="79013.5148535356">
                <text:p>79013.5148535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6192903518677">
                <text:p>38.6192903518677</text:p>
              </table:table-cell>
              <table:table-cell office:value-type="float" office:value="78924.9966507455">
                <text:p>78924.99665074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7218408584595">
                <text:p>38.7218408584595</text:p>
              </table:table-cell>
              <table:table-cell office:value-type="float" office:value="78946.4652010564">
                <text:p>78946.4652010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.8243365287781">
                <text:p>38.8243365287781</text:p>
              </table:table-cell>
              <table:table-cell office:value-type="float" office:value="78988.7023991738">
                <text:p>78988.70239917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.9257888793945">
                <text:p>38.9257888793945</text:p>
              </table:table-cell>
              <table:table-cell office:value-type="float" office:value="79801.0095459224">
                <text:p>79801.00954592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0253100395203">
                <text:p>39.0253100395203</text:p>
              </table:table-cell>
              <table:table-cell office:value-type="float" office:value="81349.5340063533">
                <text:p>81349.53400635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1218378543854">
                <text:p>39.1218378543854</text:p>
              </table:table-cell>
              <table:table-cell office:value-type="float" office:value="83872.1979909452">
                <text:p>83872.19799094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2183828353882">
                <text:p>39.2183828353882</text:p>
              </table:table-cell>
              <table:table-cell office:value-type="float" office:value="83857.2851318347">
                <text:p>83857.28513183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3149745464325">
                <text:p>39.3149745464325</text:p>
              </table:table-cell>
              <table:table-cell office:value-type="float" office:value="83816.7158700187">
                <text:p>83816.71587001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4114019870758">
                <text:p>39.4114019870758</text:p>
              </table:table-cell>
              <table:table-cell office:value-type="float" office:value="83959.5030832299">
                <text:p>83959.50308322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5078766345978">
                <text:p>39.5078766345978</text:p>
              </table:table-cell>
              <table:table-cell office:value-type="float" office:value="83918.4201026087">
                <text:p>83918.42010260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6046659946442">
                <text:p>39.6046659946442</text:p>
              </table:table-cell>
              <table:table-cell office:value-type="float" office:value="83645.557694771">
                <text:p>83645.5576947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7012147903442">
                <text:p>39.7012147903442</text:p>
              </table:table-cell>
              <table:table-cell office:value-type="float" office:value="83853.9718832957">
                <text:p>83853.97188329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797744512558">
                <text:p>39.797744512558</text:p>
              </table:table-cell>
              <table:table-cell office:value-type="float" office:value="83870.5407446743">
                <text:p>83870.54074467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894284248352">
                <text:p>39.894284248352</text:p>
              </table:table-cell>
              <table:table-cell office:value-type="float" office:value="83861.8412761134">
                <text:p>83861.8412761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9897832870483">
                <text:p>39.9897832870483</text:p>
              </table:table-cell>
              <table:table-cell office:value-type="float" office:value="84775.7224630011">
                <text:p>84775.72246300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0691986083984">
                <text:p>40.0691986083984</text:p>
              </table:table-cell>
              <table:table-cell office:value-type="float" office:value="101945.063778175">
                <text:p>101945.063778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